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orizontal_20_Line">
      <style:text-properties fo:color="#ffffff" loext:opacity="100%" fo:font-size="14pt" officeooo:paragraph-rsid="003a1e6f" style:font-name-asian="NSimSun" style:font-size-asian="14pt" style:font-name-complex="Liberation Mono" style:font-size-complex="14pt"/>
    </style:style>
    <style:style style:name="P71"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4"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5"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6" style:family="paragraph" style:parent-style-name="Horizontal_20_Line">
      <style:text-properties fo:color="#2a6099" loext:opacity="100%" fo:font-size="12pt" officeooo:paragraph-rsid="003a1e6f" style:font-name-asian="NSimSun" style:font-size-asian="12pt" style:font-name-complex="Liberation Mono" style:font-size-complex="12pt"/>
    </style:style>
    <style:style style:name="P77" style:family="paragraph" style:parent-style-name="Heading_20_3">
      <style:paragraph-properties fo:margin-top="0cm" fo:margin-bottom="0.499cm" style:contextual-spacing="false"/>
      <style:text-properties fo:color="#ffffff" loext:opacity="100%" fo:font-size="14pt" officeooo:paragraph-rsid="003a1e6f" style:font-name-asian="NSimSun" style:font-size-asian="14pt" style:font-name-complex="Liberation Mono" style:font-size-complex="14pt"/>
    </style:style>
    <style:style style:name="P78"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9"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80" style:family="paragraph" style:parent-style-name="Text_20_body">
      <style:text-properties fo:font-size="14pt" officeooo:rsid="001b2900" style:font-name-asian="NSimSun" style:font-size-asian="14pt" style:font-name-complex="Liberation Mono" style:font-size-complex="14pt"/>
    </style:style>
    <style:style style:name="P81" style:family="paragraph" style:parent-style-name="Standard">
      <style:text-properties style:font-name="Liberation Serif" fo:font-size="14pt" officeooo:rsid="001b2900" style:font-size-asian="14pt" style:font-size-complex="14pt"/>
    </style:style>
    <style:style style:name="P82" style:family="paragraph" style:parent-style-name="Preformatted_20_Text">
      <style:text-properties style:font-name="Liberation Serif" fo:font-size="14pt" officeooo:rsid="001b2900" style:font-size-asian="14pt" style:font-size-complex="14pt"/>
    </style:style>
    <style:style style:name="P83"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4" style:family="paragraph" style:parent-style-name="Text_20_body">
      <style:text-properties officeooo:rsid="001b2900" style:font-name-asian="NSimSun" style:font-size-asian="12pt" style:font-name-complex="Liberation Mono"/>
    </style:style>
    <style:style style:name="P85"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6" style:family="paragraph" style:parent-style-name="Text_20_body">
      <style:text-properties officeooo:rsid="0020b345" officeooo:paragraph-rsid="0020b345" style:font-name-asian="NSimSun" style:font-size-asian="12pt" style:font-name-complex="Liberation Mono"/>
    </style:style>
    <style:style style:name="P87" style:family="paragraph" style:parent-style-name="Preformatted_20_Text">
      <style:text-properties style:font-name="Liberation Serif" fo:font-size="12pt" officeooo:rsid="001b2900" officeooo:paragraph-rsid="001b2900" style:font-size-asian="12pt" style:font-size-complex="12pt"/>
    </style:style>
    <style:style style:name="P88" style:family="paragraph" style:parent-style-name="Text_20_body">
      <style:text-properties fo:color="#2a6099" loext:opacity="100%" officeooo:rsid="0025a1bf" style:font-name-asian="NSimSun" style:font-size-asian="12pt" style:font-name-complex="Liberation Mono"/>
    </style:style>
    <style:style style:name="P89" style:family="paragraph" style:parent-style-name="Text_20_body">
      <style:text-properties style:font-name-asian="NSimSun" style:font-size-asian="12pt" style:font-name-complex="Liberation Mono"/>
    </style:style>
    <style:style style:name="P90"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91" style:family="paragraph" style:parent-style-name="Text_20_body">
      <style:text-properties fo:font-weight="bold" style:font-name-asian="NSimSun" style:font-size-asian="12pt" style:font-weight-asian="bold" style:font-name-complex="Liberation Mono" style:font-weight-complex="bold"/>
    </style:style>
    <style:style style:name="P92"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3" style:family="paragraph" style:parent-style-name="Text_20_body">
      <style:text-properties fo:font-weight="normal" style:font-name-asian="NSimSun" style:font-size-asian="12pt" style:font-weight-asian="normal" style:font-name-complex="Liberation Mono" style:font-weight-complex="normal"/>
    </style:style>
    <style:style style:name="P94"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5"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6"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8" style:family="paragraph" style:parent-style-name="Text_20_body">
      <style:paragraph-properties fo:margin-top="0cm" fo:margin-bottom="0.499cm" style:contextual-spacing="false"/>
      <style:text-properties officeooo:paragraph-rsid="0023337f"/>
    </style:style>
    <style:style style:name="P99"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100"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101"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102" style:family="paragraph" style:parent-style-name="Standard">
      <style:paragraph-properties style:line-height-at-least="0.503cm"/>
      <style:text-properties fo:color="#cccccc" loext:opacity="100%" fo:background-color="#1f1f1f"/>
    </style:style>
    <style:style style:name="P103"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4"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5"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6"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7"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8"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9"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10"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11" style:family="paragraph" style:parent-style-name="Text_20_body">
      <style:text-properties fo:font-size="18pt" officeooo:paragraph-rsid="0026f5ca" style:font-size-asian="18pt" style:font-size-complex="18pt"/>
    </style:style>
    <style:style style:name="P112" style:family="paragraph" style:parent-style-name="Text_20_body">
      <style:text-properties fo:font-size="18pt" fo:font-weight="bold" officeooo:paragraph-rsid="0026f5ca" style:font-size-asian="18pt" style:font-weight-asian="bold" style:font-size-complex="18pt" style:font-weight-complex="bold"/>
    </style:style>
    <style:style style:name="P113" style:family="paragraph" style:parent-style-name="Text_20_body">
      <style:text-properties fo:font-size="12pt" fo:font-weight="normal" officeooo:paragraph-rsid="0026f5ca" style:font-size-asian="10.5pt" style:font-weight-asian="normal" style:font-size-complex="12pt" style:font-weight-complex="normal"/>
    </style:style>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paragraph-properties fo:margin-top="0cm" fo:margin-bottom="0.499cm" style:contextual-spacing="false"/>
      <style:text-properties officeooo:paragraph-rsid="0026f5ca"/>
    </style:style>
    <style:style style:name="P117" style:family="paragraph" style:parent-style-name="Text_20_body">
      <style:text-properties fo:font-size="12pt" fo:font-weight="normal" officeooo:paragraph-rsid="0026f5ca" style:font-size-asian="12pt" style:font-weight-asian="normal" style:font-size-complex="12pt" style:font-weight-complex="normal"/>
    </style:style>
    <style:style style:name="P118" style:family="paragraph" style:parent-style-name="Text_20_body" style:list-style-name="L15">
      <style:text-properties fo:font-size="14pt" fo:font-weight="bold" style:font-size-asian="14pt" style:font-weight-asian="bold" style:font-size-complex="14pt" style:font-weight-complex="bold"/>
    </style:style>
    <style:style style:name="P119" style:family="paragraph" style:parent-style-name="Text_20_body">
      <style:paragraph-properties fo:margin-top="0cm" fo:margin-bottom="0.499cm" style:contextual-spacing="false"/>
      <style:text-properties officeooo:paragraph-rsid="00278b46"/>
    </style:style>
    <style:style style:name="P120"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21"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22" style:family="paragraph" style:parent-style-name="Text_20_body">
      <style:paragraph-properties fo:margin-top="0cm" fo:margin-bottom="0.499cm" style:contextual-spacing="false"/>
      <style:text-properties officeooo:paragraph-rsid="002979ff"/>
    </style:style>
    <style:style style:name="P123"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4" style:family="paragraph" style:parent-style-name="Standard">
      <style:paragraph-properties fo:margin-top="0cm" fo:margin-bottom="0.499cm" style:contextual-spacing="false"/>
      <style:text-properties officeooo:paragraph-rsid="00278b46"/>
    </style:style>
    <style:style style:name="P125" style:family="paragraph" style:parent-style-name="Text_20_body">
      <style:text-properties fo:font-size="18pt" fo:font-weight="bold" officeooo:paragraph-rsid="002a151f" style:font-size-asian="18pt" style:font-weight-asian="bold" style:font-size-complex="18pt" style:font-weight-complex="bold"/>
    </style:style>
    <style:style style:name="P126" style:family="paragraph" style:parent-style-name="Text_20_body">
      <style:paragraph-properties fo:margin-top="0cm" fo:margin-bottom="0.499cm" style:contextual-spacing="false"/>
      <style:text-properties officeooo:paragraph-rsid="002a151f"/>
    </style:style>
    <style:style style:name="P127"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8"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Heading_20_3">
      <style:paragraph-properties fo:margin-top="0cm" fo:margin-bottom="0.499cm" style:contextual-spacing="false"/>
      <style:text-properties officeooo:paragraph-rsid="002a151f"/>
    </style:style>
    <style:style style:name="P131"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4"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5"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6"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7"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8" style:family="paragraph" style:parent-style-name="Text_20_body">
      <style:text-properties fo:font-size="18pt" fo:font-weight="bold" officeooo:paragraph-rsid="002cdef3" style:font-size-asian="18pt" style:font-weight-asian="bold" style:font-size-complex="18pt" style:font-weight-complex="bold"/>
    </style:style>
    <style:style style:name="P139" style:family="paragraph" style:parent-style-name="Text_20_body">
      <style:text-properties officeooo:paragraph-rsid="002cdef3"/>
    </style:style>
    <style:style style:name="P140" style:family="paragraph" style:parent-style-name="Heading_20_2">
      <style:text-properties officeooo:paragraph-rsid="002cdef3"/>
    </style:style>
    <style:style style:name="P141" style:family="paragraph" style:parent-style-name="Text_20_body">
      <style:text-properties fo:color="#ffffff" loext:opacity="100%" officeooo:rsid="002cdef3" style:font-name-asian="NSimSun" style:font-name-complex="Liberation Mono"/>
    </style:style>
    <style:style style:name="P142" style:family="paragraph" style:parent-style-name="Text_20_body" style:list-style-name="L20">
      <style:text-properties fo:color="#ffffff" loext:opacity="100%" officeooo:rsid="002cdef3" style:font-name-asian="NSimSun" style:font-name-complex="Liberation Mono"/>
    </style:style>
    <style:style style:name="P143" style:family="paragraph" style:parent-style-name="Text_20_body" style:list-style-name="L21">
      <style:text-properties fo:color="#ffffff" loext:opacity="100%" officeooo:rsid="002cdef3" style:font-name-asian="NSimSun" style:font-name-complex="Liberation Mono"/>
    </style:style>
    <style:style style:name="P144" style:family="paragraph" style:parent-style-name="Text_20_body" style:list-style-name="L22">
      <style:text-properties fo:color="#ffffff" loext:opacity="100%" officeooo:rsid="002cdef3" officeooo:paragraph-rsid="002df30f" style:font-name-asian="NSimSun" style:font-name-complex="Liberation Mono"/>
    </style:style>
    <style:style style:name="P145" style:family="paragraph" style:parent-style-name="Text_20_body" style:list-style-name="L22">
      <style:text-properties fo:color="#ffffff" loext:opacity="100%" officeooo:rsid="002cdef3" style:font-name-asian="NSimSun" style:font-name-complex="Liberation Mono"/>
    </style:style>
    <style:style style:name="P146" style:family="paragraph" style:parent-style-name="Heading_20_3">
      <style:paragraph-properties fo:margin-top="0cm" fo:margin-bottom="0.499cm" style:contextual-spacing="false"/>
      <style:text-properties officeooo:paragraph-rsid="003a1e6f"/>
    </style:style>
    <style:style style:name="P147" style:family="paragraph" style:parent-style-name="Heading_20_2">
      <style:text-properties officeooo:paragraph-rsid="002fe5e0"/>
    </style:style>
    <style:style style:name="P148" style:family="paragraph" style:parent-style-name="Text_20_body">
      <style:text-properties officeooo:paragraph-rsid="002fe5e0"/>
    </style:style>
    <style:style style:name="P149" style:family="paragraph" style:parent-style-name="Standard">
      <style:text-properties fo:color="#cccccc" loext:opacity="100%" style:font-name="Consolas" fo:font-size="10.5pt" fo:font-weight="normal" officeooo:paragraph-rsid="002cdef3" fo:background-color="#1f1f1f"/>
    </style:style>
    <style:style style:name="P15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51" style:family="paragraph" style:parent-style-name="Heading_20_3">
      <style:paragraph-properties fo:margin-top="0cm" fo:margin-bottom="0.499cm" style:contextual-spacing="false"/>
      <style:text-properties fo:color="#cccccc" loext:opacity="100%" style:font-name="Consolas" fo:font-size="10.5pt" fo:font-weight="normal" officeooo:paragraph-rsid="003a1e6f" fo:background-color="#1f1f1f"/>
    </style:style>
    <style:style style:name="P152" style:family="paragraph" style:parent-style-name="Text_20_body">
      <style:text-properties fo:font-size="18pt" fo:font-weight="bold" officeooo:paragraph-rsid="00311bae" style:font-size-asian="18pt" style:font-weight-asian="bold" style:font-size-complex="18pt" style:font-weight-complex="bold"/>
    </style:style>
    <style:style style:name="P153" style:family="paragraph" style:parent-style-name="Text_20_body">
      <style:text-properties fo:font-size="14pt" fo:font-weight="bold" officeooo:paragraph-rsid="002cdef3" style:font-size-asian="14pt" style:font-weight-asian="bold" style:font-size-complex="14pt" style:font-weight-complex="bold"/>
    </style:style>
    <style:style style:name="P154" style:family="paragraph" style:parent-style-name="Text_20_body">
      <style:text-properties fo:font-size="12pt" fo:font-weight="normal" officeooo:paragraph-rsid="002cdef3" style:font-size-asian="12pt" style:font-weight-asian="normal" style:font-size-complex="12pt" style:font-weight-complex="normal"/>
    </style:style>
    <style:style style:name="P155" style:family="paragraph" style:parent-style-name="Text_20_body" style:list-style-name="L23">
      <style:text-properties officeooo:paragraph-rsid="0032092b"/>
    </style:style>
    <style:style style:name="P156" style:family="paragraph" style:parent-style-name="Text_20_body" style:list-style-name="L23"/>
    <style:style style:name="P157" style:family="paragraph" style:parent-style-name="Text_20_body" style:list-style-name="L23">
      <style:text-properties style:font-name="Liberation Mono" officeooo:rsid="0032092b"/>
    </style:style>
    <style:style style:name="P158" style:family="paragraph" style:parent-style-name="Text_20_body">
      <style:text-properties fo:font-size="14pt" fo:font-weight="bold" officeooo:paragraph-rsid="0032092b" style:font-size-asian="14pt" style:font-weight-asian="bold" style:font-size-complex="14pt" style:font-weight-complex="bold"/>
    </style:style>
    <style:style style:name="P159" style:family="paragraph" style:parent-style-name="Text_20_body">
      <style:text-properties fo:font-size="14pt" fo:font-weight="bold" officeooo:paragraph-rsid="0032f8d9" style:font-size-asian="14pt" style:font-weight-asian="bold" style:font-size-complex="14pt" style:font-weight-complex="bold"/>
    </style:style>
    <style:style style:name="P160" style:family="paragraph" style:parent-style-name="Heading_20_3">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style:font-size-asian="12pt" style:font-weight-asian="normal" style:font-size-complex="12pt" style:font-weight-complex="normal"/>
    </style:style>
    <style:style style:name="P162" style:family="paragraph" style:parent-style-name="Text_20_body" style:list-style-name="L24">
      <style:text-properties fo:font-size="14pt" fo:font-weight="bold" style:font-size-asian="14pt" style:font-weight-asian="bold" style:font-size-complex="14pt" style:font-weight-complex="bold"/>
    </style:style>
    <style:style style:name="P163"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4" style:family="paragraph" style:parent-style-name="Text_20_body">
      <style:text-properties fo:font-size="12pt" fo:font-weight="bold" officeooo:paragraph-rsid="0032f8d9" style:font-size-asian="12pt" style:font-weight-asian="bold" style:font-size-complex="12pt" style:font-weight-complex="bold"/>
    </style:style>
    <style:style style:name="P165"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6" style:family="paragraph" style:parent-style-name="Text_20_body" style:list-style-name="L25">
      <style:text-properties fo:font-weight="normal" officeooo:rsid="0032f8d9" style:font-size-asian="12pt" style:font-weight-asian="normal" style:font-weight-complex="normal"/>
    </style:style>
    <style:style style:name="P167" style:family="paragraph" style:parent-style-name="Text_20_body" style:list-style-name="L25">
      <style:text-properties fo:font-weight="bold" officeooo:rsid="0032f8d9" style:font-size-asian="12pt" style:font-weight-asian="bold" style:font-weight-complex="bold"/>
    </style:style>
    <style:style style:name="P168"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9" style:family="paragraph" style:parent-style-name="Text_20_body">
      <style:text-properties fo:font-weight="normal" officeooo:rsid="0032f8d9" style:font-size-asian="12pt" style:font-weight-asian="normal" style:font-weight-complex="normal"/>
    </style:style>
    <style:style style:name="P170" style:family="paragraph" style:parent-style-name="Text_20_body">
      <style:text-properties fo:font-size="18pt" fo:font-weight="bold" officeooo:rsid="0032f8d9" officeooo:paragraph-rsid="00336599" style:font-size-asian="18pt" style:font-weight-asian="bold" style:font-size-complex="18pt" style:font-weight-complex="bold"/>
    </style:style>
    <style:style style:name="P171" style:family="paragraph" style:parent-style-name="Heading_20_2">
      <style:text-properties fo:font-weight="normal" officeooo:rsid="0032f8d9" style:font-size-asian="12pt" style:font-weight-asian="normal" style:font-weight-complex="normal"/>
    </style:style>
    <style:style style:name="P172" style:family="paragraph" style:parent-style-name="Text_20_body">
      <style:text-properties officeooo:rsid="0032f8d9" style:font-size-asian="12pt"/>
    </style:style>
    <style:style style:name="P173" style:family="paragraph" style:parent-style-name="Text_20_body" style:list-style-name="L26">
      <style:text-properties officeooo:rsid="0032f8d9" style:font-size-asian="12pt"/>
    </style:style>
    <style:style style:name="P174" style:family="paragraph" style:parent-style-name="Heading_20_2">
      <style:text-properties fo:font-size="14pt" fo:font-weight="bold" officeooo:rsid="0032f8d9" style:font-size-asian="14pt" style:font-weight-asian="bold" style:font-size-complex="14pt" style:font-weight-complex="bold"/>
    </style:style>
    <style:style style:name="P175" style:family="paragraph" style:parent-style-name="Text_20_body" style:list-style-name="L27">
      <style:text-properties officeooo:rsid="0032f8d9" style:font-size-asian="12pt"/>
    </style:style>
    <style:style style:name="P176" style:family="paragraph" style:parent-style-name="Text_20_body">
      <style:text-properties officeooo:paragraph-rsid="00353114"/>
    </style:style>
    <style:style style:name="P177" style:family="paragraph" style:parent-style-name="Text_20_body">
      <style:text-properties officeooo:rsid="00353114" officeooo:paragraph-rsid="00353114" style:font-size-asian="12pt"/>
    </style:style>
    <style:style style:name="P178" style:family="paragraph" style:parent-style-name="Text_20_body">
      <style:text-properties fo:font-weight="normal" officeooo:rsid="00353114" officeooo:paragraph-rsid="00353489" style:font-size-asian="12pt" style:font-weight-asian="normal" style:font-weight-complex="normal"/>
    </style:style>
    <style:style style:name="P179" style:family="paragraph" style:parent-style-name="Standard">
      <style:text-properties fo:color="#cccccc" loext:opacity="100%" style:font-name="Consolas" fo:font-size="10.5pt" fo:font-weight="normal" officeooo:paragraph-rsid="00353489" fo:background-color="#1f1f1f"/>
    </style:style>
    <style:style style:name="P180" style:family="paragraph" style:parent-style-name="Standard">
      <style:text-properties fo:color="#ffffff" loext:opacity="100%" style:font-name="Liberation Serif" fo:font-size="12pt" fo:font-weight="normal" officeooo:rsid="00353489" officeooo:paragraph-rsid="00353489" fo:background-color="#1f1f1f" style:font-size-asian="12pt" style:font-size-complex="12pt"/>
    </style:style>
    <style:style style:name="P181" style:family="paragraph" style:parent-style-name="Text_20_body">
      <style:text-properties fo:color="#ffffff" loext:opacity="100%" style:font-name="Liberation Serif" fo:font-size="12pt" fo:font-weight="normal" officeooo:rsid="00353114" officeooo:paragraph-rsid="00353489" style:font-size-asian="12pt" style:font-weight-asian="normal" style:font-size-complex="12pt" style:font-weight-complex="normal"/>
    </style:style>
    <style:style style:name="P182" style:family="paragraph" style:parent-style-name="Text_20_body">
      <style:text-properties fo:font-size="18pt" fo:font-weight="bold" officeooo:rsid="0032f8d9" officeooo:paragraph-rsid="0033134e" style:font-size-asian="18pt" style:font-weight-asian="bold" style:font-size-complex="18pt" style:font-weight-complex="bold"/>
    </style:style>
    <style:style style:name="P183" style:family="paragraph" style:parent-style-name="Text_20_body">
      <style:text-properties fo:font-size="14pt" fo:font-weight="bold" officeooo:rsid="0032f8d9" officeooo:paragraph-rsid="0033134e" style:font-size-asian="14pt" style:font-weight-asian="bold" style:font-size-complex="14pt" style:font-weight-complex="bold"/>
    </style:style>
    <style:style style:name="P184" style:family="paragraph" style:parent-style-name="Text_20_body">
      <style:text-properties fo:font-size="12pt" fo:font-weight="normal" officeooo:rsid="0032f8d9" style:font-size-asian="12pt" style:font-weight-asian="normal" style:font-size-complex="12pt" style:font-weight-complex="normal"/>
    </style:style>
    <style:style style:name="P185" style:family="paragraph" style:parent-style-name="Text_20_body" style:list-style-name="L28">
      <style:text-properties fo:font-size="12pt" fo:font-weight="normal" officeooo:rsid="0032f8d9" style:font-size-asian="12pt" style:font-weight-asian="normal" style:font-size-complex="12pt" style:font-weight-complex="normal"/>
    </style:style>
    <style:style style:name="P186" style:family="paragraph" style:parent-style-name="Text_20_body" style:list-style-name="L28">
      <style:text-properties fo:font-size="18pt" fo:font-weight="bold" officeooo:rsid="0032f8d9" style:font-size-asian="18pt" style:font-weight-asian="bold" style:font-size-complex="18pt" style:font-weight-complex="bold"/>
    </style:style>
    <style:style style:name="P187" style:family="paragraph" style:parent-style-name="Heading_20_3">
      <style:text-properties fo:font-size="14pt" fo:font-weight="bold" officeooo:rsid="0032f8d9" officeooo:paragraph-rsid="0032f8d9" style:font-size-asian="14pt" style:font-weight-asian="bold" style:font-size-complex="14pt" style:font-weight-complex="bold"/>
    </style:style>
    <style:style style:name="P188" style:family="paragraph" style:parent-style-name="Standard">
      <style:text-properties fo:color="#cccccc" loext:opacity="100%" style:font-name="Consolas" fo:font-size="10.5pt" fo:font-weight="normal" officeooo:rsid="0032f8d9" officeooo:paragraph-rsid="0032f8d9" fo:background-color="#1f1f1f" style:font-size-asian="12pt" style:font-weight-asian="normal" style:font-size-complex="12pt" style:font-weight-complex="normal"/>
    </style:style>
    <style:style style:name="P189" style:family="paragraph" style:parent-style-name="Text_20_body">
      <style:text-properties fo:font-size="12pt" fo:font-weight="normal" officeooo:rsid="0033134e" officeooo:paragraph-rsid="0033134e" style:font-size-asian="12pt" style:font-weight-asian="normal" style:font-size-complex="12pt" style:font-weight-complex="normal"/>
    </style:style>
    <style:style style:name="P190" style:family="paragraph" style:parent-style-name="Text_20_body">
      <style:text-properties fo:font-size="18pt" fo:font-weight="bold" officeooo:rsid="0032f8d9" officeooo:paragraph-rsid="00372de1" style:font-size-asian="18pt" style:font-weight-asian="bold" style:font-size-complex="18pt" style:font-weight-complex="bold"/>
    </style:style>
    <style:style style:name="P191" style:family="paragraph" style:parent-style-name="Text_20_body">
      <style:text-properties fo:font-size="14pt" fo:font-weight="bold" officeooo:rsid="0032f8d9" officeooo:paragraph-rsid="00372de1" style:font-size-asian="14pt" style:font-weight-asian="bold" style:font-size-complex="14pt" style:font-weight-complex="bold"/>
    </style:style>
    <style:style style:name="P192" style:family="paragraph" style:parent-style-name="Text_20_body">
      <style:text-properties fo:font-size="12pt" fo:font-weight="normal" officeooo:rsid="0032f8d9" officeooo:paragraph-rsid="00372de1" style:font-size-asian="12pt" style:font-weight-asian="normal" style:font-size-complex="12pt" style:font-weight-complex="normal"/>
    </style:style>
    <style:style style:name="P193" style:family="paragraph" style:parent-style-name="Text_20_body">
      <style:text-properties fo:font-size="12pt" fo:font-weight="normal" officeooo:rsid="00372de1" officeooo:paragraph-rsid="00372de1" style:font-size-asian="12pt" style:font-weight-asian="normal" style:font-size-complex="12pt" style:font-weight-complex="normal"/>
    </style:style>
    <style:style style:name="P19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95" style:family="paragraph" style:parent-style-name="Text_20_body" style:list-style-name="L29">
      <style:text-properties officeooo:rsid="00372de1" style:font-size-asian="12pt"/>
    </style:style>
    <style:style style:name="P196" style:family="paragraph" style:parent-style-name="Text_20_body">
      <style:text-properties fo:font-weight="bold" officeooo:paragraph-rsid="0038735d" style:font-weight-asian="bold" style:font-weight-complex="bold"/>
    </style:style>
    <style:style style:name="P197" style:family="paragraph" style:parent-style-name="Text_20_body">
      <style:text-properties fo:font-size="12pt" fo:font-weight="normal" officeooo:rsid="0038735d" officeooo:paragraph-rsid="0038735d" style:font-size-asian="12pt" style:font-weight-asian="normal" style:font-size-complex="12pt" style:font-weight-complex="normal"/>
    </style:style>
    <style:style style:name="P198" style:family="paragraph" style:parent-style-name="Standard">
      <style:text-properties fo:color="#cccccc" loext:opacity="100%" style:font-name="Consolas" fo:font-size="10.5pt" fo:font-weight="normal" officeooo:rsid="00372de1" officeooo:paragraph-rsid="00372de1" fo:background-color="#1f1f1f" style:font-size-asian="12pt" style:font-weight-asian="normal" style:font-size-complex="12pt" style:font-weight-complex="normal"/>
    </style:style>
    <style:style style:name="P199" style:family="paragraph" style:parent-style-name="Standard">
      <style:paragraph-properties fo:margin-top="0cm" fo:margin-bottom="0.499cm" style:contextual-spacing="false" style:line-height-at-least="0.503cm"/>
    </style:style>
    <style:style style:name="P200" style:family="paragraph" style:parent-style-name="Standard">
      <style:paragraph-properties style:line-height-at-least="0.503cm"/>
      <style:text-properties fo:color="#cccccc" loext:opacity="100%" style:font-name="Consolas" fo:font-size="10.5pt" fo:font-weight="normal" fo:background-color="#1f1f1f"/>
    </style:style>
    <style:style style:name="P201" style:family="paragraph" style:parent-style-name="Text_20_body">
      <style:text-properties fo:font-size="18pt" fo:font-weight="bold" officeooo:paragraph-rsid="003a062b" style:font-size-asian="18pt" style:font-weight-asian="bold" style:font-size-complex="18pt" style:font-weight-complex="bold"/>
    </style:style>
    <style:style style:name="P202" style:family="paragraph" style:parent-style-name="Text_20_body" style:list-style-name="L30">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3" style:family="paragraph" style:parent-style-name="Heading_20_3">
      <style:paragraph-properties fo:margin-top="0cm" fo:margin-bottom="0.499cm" style:contextual-spacing="false"/>
      <style:text-properties fo:color="#ffffff" loext:opacity="100%" fo:font-size="12pt" fo:font-weight="normal" officeooo:rsid="003a062b" officeooo:paragraph-rsid="003a1e6f" style:font-name-asian="NSimSun" style:font-size-asian="12pt" style:font-weight-asian="normal" style:font-name-complex="Liberation Mono" style:font-size-complex="12pt" style:font-weight-complex="normal"/>
    </style:style>
    <style:style style:name="P204" style:family="paragraph" style:parent-style-name="Heading_20_2">
      <style:text-properties fo:font-size="18pt" fo:font-weight="bold" officeooo:paragraph-rsid="003a062b" style:font-size-asian="18pt" style:font-weight-asian="bold" style:font-size-complex="18pt" style:font-weight-complex="bold"/>
    </style:style>
    <style:style style:name="P205" style:family="paragraph" style:parent-style-name="Text_20_body">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6" style:family="paragraph" style:parent-style-name="Text_20_body" style:list-style-name="L31">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7" style:family="paragraph" style:parent-style-name="Text_20_body" style:list-style-name="L32">
      <style:text-properties fo:font-size="18pt" fo:font-weight="bold" style:font-size-asian="18pt" style:font-weight-asian="bold" style:font-size-complex="18pt" style:font-weight-complex="bold"/>
    </style:style>
    <style:style style:name="P208" style:family="paragraph" style:parent-style-name="Heading_20_3">
      <style:paragraph-properties fo:margin-top="0cm" fo:margin-bottom="0.247cm" style:contextual-spacing="false" fo:line-height="115%"/>
      <style:text-properties fo:font-size="12pt" fo:font-weight="bold" style:font-size-asian="12pt" style:font-weight-asian="bold" style:font-size-complex="12pt" style:font-weight-complex="bold"/>
    </style:style>
    <style:style style:name="P209" style:family="paragraph" style:parent-style-name="Text_20_body">
      <style:text-properties fo:font-size="18pt" fo:font-weight="bold" style:font-size-asian="18pt" style:font-weight-asian="bold" style:font-size-complex="18pt" style:font-weight-complex="bold"/>
    </style:style>
    <style:style style:name="P210"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11" style:family="paragraph" style:parent-style-name="Preformatted_20_Text">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212" style:family="paragraph" style:parent-style-name="Text_20_body">
      <style:paragraph-properties fo:margin-top="0cm" fo:margin-bottom="0.247cm" style:contextual-spacing="false" fo:line-height="115%"/>
      <style:text-properties fo:font-size="12pt" fo:font-weight="normal" officeooo:rsid="003a062b" officeooo:paragraph-rsid="003a062b" style:font-size-asian="12pt" style:font-weight-asian="normal" style:font-size-complex="12pt" style:font-weight-complex="normal"/>
    </style:style>
    <style:style style:name="P213" style:family="paragraph" style:parent-style-name="Text_20_body" style:list-style-name="L33">
      <style:text-properties fo:font-size="18pt" fo:font-weight="bold" style:font-size-asian="18pt" style:font-weight-asian="bold" style:font-size-complex="18pt" style:font-weight-complex="bold"/>
    </style:style>
    <style:style style:name="P214" style:family="paragraph" style:parent-style-name="Heading_20_1">
      <style:text-properties officeooo:paragraph-rsid="003da200"/>
    </style:style>
    <style:style style:name="P215" style:family="paragraph" style:parent-style-name="Text_20_body">
      <style:text-properties officeooo:paragraph-rsid="003da200"/>
    </style:style>
    <style:style style:name="P216" style:family="paragraph" style:parent-style-name="Text_20_body">
      <style:text-properties fo:color="#ffffff" loext:opacity="100%" style:font-name="Liberation Serif" fo:font-size="18pt" fo:font-weight="bold" officeooo:paragraph-rsid="003da200" style:font-size-asian="18pt" style:font-weight-asian="bold" style:font-size-complex="18pt" style:font-weight-complex="bold"/>
    </style:style>
    <style:style style:name="P217" style:family="paragraph" style:parent-style-name="Text_20_body">
      <style:text-properties fo:color="#ffffff" loext:opacity="100%" style:font-name="Liberation Serif" fo:font-size="12pt" fo:font-weight="normal" officeooo:rsid="003da200" officeooo:paragraph-rsid="003da200" style:font-size-asian="12pt" style:font-weight-asian="normal" style:font-size-complex="12pt" style:font-weight-complex="normal"/>
    </style:style>
    <style:style style:name="P218" style:family="paragraph" style:parent-style-name="Text_20_body">
      <style:text-properties fo:color="#ffffff" loext:opacity="100%" style:font-name="Liberation Serif" fo:font-size="14pt" fo:font-weight="bold" officeooo:rsid="003f153a" officeooo:paragraph-rsid="003f153a" style:font-size-asian="14pt" style:font-weight-asian="bold" style:font-size-complex="14pt" style:font-weight-complex="bold"/>
    </style:style>
    <style:style style:name="P219" style:family="paragraph" style:parent-style-name="Text_20_body">
      <style:text-properties fo:color="#ffffff" loext:opacity="100%" style:font-name="Liberation Serif" fo:font-size="12pt" fo:font-weight="normal" officeooo:rsid="003f153a" officeooo:paragraph-rsid="003f153a" style:font-size-asian="12pt" style:font-weight-asian="normal" style:font-size-complex="12pt" style:font-weight-complex="normal"/>
    </style:style>
    <style:style style:name="P220" style:family="paragraph" style:parent-style-name="Standard">
      <style:text-properties fo:color="#cccccc" loext:opacity="100%" style:font-name="Consolas" fo:font-size="10.5pt" fo:font-weight="normal" officeooo:rsid="003f153a" officeooo:paragraph-rsid="003f153a" fo:background-color="#1f1f1f" style:font-size-asian="12pt" style:font-weight-asian="normal" style:font-size-complex="12pt" style:font-weight-complex="normal"/>
    </style:style>
    <style:style style:name="P221" style:family="paragraph" style:parent-style-name="Text_20_body">
      <style:text-properties fo:color="#ffffff" loext:opacity="100%" style:font-name="Liberation Serif" fo:font-size="12pt" fo:font-weight="normal" officeooo:paragraph-rsid="003f153a"/>
    </style:style>
    <style:style style:name="P22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3fb010" officeooo:paragraph-rsid="003fb010" fo:background-color="#1f1f1f"/>
    </style:style>
    <style:style style:name="P223" style:family="paragraph" style:parent-style-name="Text_20_body">
      <style:text-properties fo:color="#ffffff" loext:opacity="100%" style:font-name="Liberation Serif" fo:font-size="18pt" fo:font-weight="bold" officeooo:rsid="003f153a" officeooo:paragraph-rsid="003f153a" style:font-size-asian="18pt" style:font-weight-asian="bold" style:font-size-complex="18pt" style:font-weight-complex="bold"/>
    </style:style>
    <style:style style:name="P224" style:family="paragraph" style:parent-style-name="Text_20_body">
      <style:text-properties fo:color="#ffffff" loext:opacity="100%" style:font-name="Liberation Serif" fo:font-size="12pt" fo:font-weight="normal" officeooo:rsid="00418567" officeooo:paragraph-rsid="00418567" style:font-size-asian="12pt" style:font-weight-asian="normal" style:font-size-complex="12pt" style:font-weight-complex="normal"/>
    </style:style>
    <style:style style:name="P225" style:family="paragraph" style:parent-style-name="Text_20_body">
      <style:text-properties fo:font-variant="normal" fo:text-transform="none" fo:color="#ffffff" loext:opacity="100%" style:font-name="Liberation Serif" fo:font-size="12pt" fo:letter-spacing="normal" fo:font-style="normal" fo:font-weight="normal" officeooo:rsid="0043102c" officeooo:paragraph-rsid="0043102c" style:font-size-asian="12pt" style:font-weight-asian="normal" style:font-size-complex="12pt" style:font-weight-complex="normal"/>
    </style:style>
    <style:style style:name="P226" style:family="paragraph" style:parent-style-name="Standard">
      <style:text-properties fo:font-variant="normal" fo:text-transform="none" fo:color="#cccccc" loext:opacity="100%" style:font-name="Consolas" fo:font-size="10.5pt" fo:letter-spacing="normal" fo:font-style="normal" fo:font-weight="normal" officeooo:rsid="0043102c" officeooo:paragraph-rsid="0043102c" fo:background-color="#1f1f1f" style:font-size-asian="14pt" style:font-weight-asian="bold" style:font-size-complex="14pt" style:font-weight-complex="bold"/>
    </style:style>
    <style:style style:name="P227" style:family="paragraph" style:parent-style-name="Standard">
      <style:text-properties fo:color="#cccccc" loext:opacity="100%" officeooo:paragraph-rsid="0043102c" fo:background-color="#1f1f1f"/>
    </style:style>
    <style:style style:name="P228" style:family="paragraph" style:parent-style-name="Text_20_body">
      <style:text-properties fo:color="#ffffff" loext:opacity="100%" style:font-name="Liberation Serif" fo:font-size="14pt" fo:font-weight="bold" officeooo:rsid="003f153a" officeooo:paragraph-rsid="00446ce6" style:font-size-asian="14pt" style:font-weight-asian="bold" style:font-size-complex="14pt" style:font-weight-complex="bold"/>
    </style:style>
    <style:style style:name="P229" style:family="paragraph" style:parent-style-name="Text_20_body">
      <style:text-properties fo:color="#ffffff" loext:opacity="100%" style:font-name="Liberation Serif" fo:font-size="12pt" fo:font-weight="normal" officeooo:rsid="004733a8" officeooo:paragraph-rsid="004733a8" style:font-size-asian="12pt" style:font-weight-asian="normal" style:font-size-complex="12pt" style:font-weight-complex="normal"/>
    </style:style>
    <style:style style:name="P230" style:family="paragraph" style:parent-style-name="Standard">
      <style:text-properties fo:color="#cccccc" loext:opacity="100%" style:font-name="Consolas" fo:font-size="10.5pt" fo:font-weight="normal" officeooo:rsid="004733a8" officeooo:paragraph-rsid="004733a8" fo:background-color="#1f1f1f" style:font-size-asian="12pt" style:font-weight-asian="normal" style:font-size-complex="12pt" style:font-weight-complex="normal"/>
    </style:style>
    <style:style style:name="P231" style:family="paragraph" style:parent-style-name="Text_20_body">
      <style:text-properties fo:color="#ffffff" loext:opacity="100%" style:font-name="Liberation Serif" fo:font-size="14pt" fo:font-weight="bold" officeooo:rsid="004733a8" officeooo:paragraph-rsid="004733a8" style:font-size-asian="14pt" style:font-weight-asian="bold" style:font-size-complex="14pt" style:font-weight-complex="bold"/>
    </style:style>
    <style:style style:name="P232" style:family="paragraph" style:parent-style-name="Text_20_body">
      <style:text-properties fo:color="#ffffff" loext:opacity="100%" style:font-name="Liberation Serif" fo:font-size="12pt" fo:font-weight="normal" officeooo:rsid="00490a03" officeooo:paragraph-rsid="00490a03" style:font-size-asian="12pt" style:font-weight-asian="normal" style:font-size-complex="12pt" style:font-weight-complex="normal"/>
    </style:style>
    <style:style style:name="P233" style:family="paragraph" style:parent-style-name="Text_20_body">
      <style:text-properties fo:color="#ffffff" loext:opacity="100%" style:font-name="Liberation Serif" fo:font-size="18pt" fo:font-weight="bold" officeooo:rsid="00490a03" officeooo:paragraph-rsid="00490a03" style:font-size-asian="18pt" style:font-weight-asian="bold" style:font-size-complex="18pt" style:font-weight-complex="bold"/>
    </style:style>
    <style:style style:name="P234" style:family="paragraph" style:parent-style-name="Text_20_body">
      <style:text-properties fo:color="#ffffff" loext:opacity="100%" style:font-name="Liberation Serif" fo:font-size="14pt" fo:font-weight="bold" officeooo:rsid="00490a03" officeooo:paragraph-rsid="0049b8fc" style:font-size-asian="14pt" style:font-weight-asian="bold" style:font-size-complex="14pt" style:font-weight-complex="bold"/>
    </style:style>
    <style:style style:name="P235" style:family="paragraph" style:parent-style-name="Text_20_body">
      <style:text-properties fo:color="#ffffff" loext:opacity="100%" style:font-name="Liberation Serif" fo:font-size="12pt" fo:font-weight="normal" officeooo:rsid="0049b8fc" officeooo:paragraph-rsid="0049b8fc" style:font-size-asian="12pt" style:font-weight-asian="normal" style:font-size-complex="12pt" style:font-weight-complex="normal"/>
    </style:style>
    <style:style style:name="P236" style:family="paragraph" style:parent-style-name="Standard">
      <style:text-properties fo:font-variant="normal" fo:text-transform="none" fo:color="#cccccc" loext:opacity="100%" style:font-name="Consolas" fo:font-size="10.5pt" fo:letter-spacing="normal" fo:font-style="normal" fo:font-weight="normal" officeooo:rsid="0049b8fc" officeooo:paragraph-rsid="0049b8fc" fo:background-color="#1f1f1f" style:font-size-asian="14pt" style:font-weight-asian="bold" style:font-size-complex="14pt" style:font-weight-complex="bold"/>
    </style:style>
    <style:style style:name="P237" style:family="paragraph" style:parent-style-name="Text_20_body">
      <style:text-properties fo:font-variant="normal" fo:text-transform="none" fo:color="#ffffff" loext:opacity="100%" style:font-name="Liberation Serif" fo:font-size="14pt" fo:letter-spacing="normal" fo:font-style="normal" fo:font-weight="bold" officeooo:rsid="0049b8fc" officeooo:paragraph-rsid="0049b8fc" style:font-size-asian="14pt" style:font-weight-asian="bold" style:font-size-complex="14pt" style:font-weight-complex="bold"/>
    </style:style>
    <style:style style:name="P238" style:family="paragraph" style:parent-style-name="Text_20_body">
      <style:text-properties fo:color="#ffffff" loext:opacity="100%" style:font-name="Liberation Serif" fo:font-size="14pt" fo:font-weight="bold" officeooo:rsid="00490a03" officeooo:paragraph-rsid="0049c7c8" style:font-size-asian="14pt" style:font-weight-asian="bold" style:font-size-complex="14pt" style:font-weight-complex="bold"/>
    </style:style>
    <style:style style:name="P239" style:family="paragraph" style:parent-style-name="Text_20_body">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0" style:family="paragraph" style:parent-style-name="Standard">
      <style:text-properties fo:color="#cccccc" loext:opacity="100%" style:font-name="Consolas" fo:font-size="10.5pt" fo:font-weight="normal" officeooo:paragraph-rsid="0049c7c8" fo:background-color="#1f1f1f"/>
    </style:style>
    <style:style style:name="P241" style:family="paragraph" style:parent-style-name="Standard">
      <style:text-properties fo:color="#cccccc" loext:opacity="100%" style:font-name="Consolas" fo:font-size="10.5pt" fo:font-weight="normal" officeooo:rsid="0049c7c8" officeooo:paragraph-rsid="0049c7c8" fo:background-color="#1f1f1f" style:font-size-asian="14pt" style:font-weight-asian="bold" style:font-size-complex="14pt" style:font-weight-complex="bold"/>
    </style:style>
    <style:style style:name="P24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4b885b" officeooo:paragraph-rsid="004b885b" fo:background-color="#1f1f1f" style:font-size-asian="12pt" style:font-size-complex="12pt"/>
    </style:style>
    <style:style style:name="P24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4b885b" officeooo:paragraph-rsid="004b885b" fo:background-color="#1f1f1f" style:font-size-asian="12pt" style:font-size-complex="12pt"/>
    </style:style>
    <style:style style:name="P244" style:family="paragraph" style:parent-style-name="Text_20_body">
      <style:text-properties fo:color="#ffffff" loext:opacity="100%" style:font-name="Liberation Serif" fo:font-size="18pt" fo:font-weight="bold" officeooo:rsid="00490a03" officeooo:paragraph-rsid="004b8ee1" style:font-size-asian="18pt" style:font-weight-asian="bold" style:font-size-complex="18pt" style:font-weight-complex="bold"/>
    </style:style>
    <style:style style:name="P245" style:family="paragraph" style:parent-style-name="Text_20_body">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46" style:family="paragraph" style:parent-style-name="Heading_20_2">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7" style:family="paragraph" style:parent-style-name="Text_20_body">
      <style:text-properties fo:color="#ffffff" loext:opacity="100%" officeooo:rsid="0049c7c8" style:font-size-asian="12pt"/>
    </style:style>
    <style:style style:name="P248" style:family="paragraph" style:parent-style-name="Text_20_body" style:list-style-name="L34">
      <style:text-properties fo:color="#ffffff" loext:opacity="100%" officeooo:rsid="0049c7c8" style:font-size-asian="12pt"/>
    </style:style>
    <style:style style:name="P249" style:family="paragraph" style:parent-style-name="Text_20_body" style:list-style-name="L35">
      <style:text-properties fo:color="#ffffff" loext:opacity="100%" officeooo:rsid="0049c7c8" style:font-size-asian="12pt"/>
    </style:style>
    <style:style style:name="P250" style:family="paragraph" style:parent-style-name="Heading_20_2">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51" style:family="paragraph" style:parent-style-name="Text_20_body" style:list-style-name="L36">
      <style:text-properties fo:color="#ffffff" loext:opacity="100%" officeooo:rsid="0049c7c8" style:font-size-asian="12pt"/>
    </style:style>
    <style:style style:name="P252" style:family="paragraph" style:parent-style-name="Text_20_body">
      <style:text-properties fo:color="#ffffff" loext:opacity="100%" style:font-name="Liberation Serif" fo:font-size="12pt" fo:font-weight="normal" officeooo:rsid="004b8ee1" officeooo:paragraph-rsid="004b8ee1" style:font-size-asian="12pt" style:font-weight-asian="normal" style:font-size-complex="12pt" style:font-weight-complex="normal"/>
    </style:style>
    <style:style style:name="P253" style:family="paragraph" style:parent-style-name="Standard">
      <style:text-properties fo:color="#cccccc" loext:opacity="100%" style:font-name="Consolas" fo:font-size="10.5pt" fo:font-weight="normal" officeooo:rsid="004b8ee1" officeooo:paragraph-rsid="004b8ee1" fo:background-color="#1f1f1f" style:font-size-asian="12pt" style:font-weight-asian="normal" style:font-size-complex="12pt" style:font-weight-complex="normal"/>
    </style:style>
    <style:style style:name="P254" style:family="paragraph" style:parent-style-name="Text_20_body">
      <style:text-properties officeooo:paragraph-rsid="004e5181"/>
    </style:style>
    <style:style style:name="P255" style:family="paragraph" style:parent-style-name="Text_20_body">
      <style:text-properties fo:font-size="14pt" fo:font-weight="bold" officeooo:paragraph-rsid="004e5181" style:font-size-asian="14pt" style:font-weight-asian="bold" style:font-size-complex="14pt" style:font-weight-complex="bold"/>
    </style:style>
    <style:style style:name="P256" style:family="paragraph" style:parent-style-name="Text_20_body" style:list-style-name="L37">
      <style:text-properties fo:font-size="14pt" fo:font-weight="bold" style:font-size-asian="14pt" style:font-weight-asian="bold" style:font-size-complex="14pt" style:font-weight-complex="bold"/>
    </style:style>
    <style:style style:name="P257" style:family="paragraph" style:parent-style-name="Text_20_body">
      <style:text-properties fo:font-size="12pt" fo:font-weight="normal" officeooo:rsid="004ef734" officeooo:paragraph-rsid="004ef734" style:font-size-asian="12pt" style:font-weight-asian="normal" style:font-size-complex="12pt" style:font-weight-complex="normal"/>
    </style:style>
    <style:style style:name="P258" style:family="paragraph" style:parent-style-name="Standard">
      <style:text-properties fo:color="#cccccc" loext:opacity="100%" style:font-name="Consolas" fo:font-size="10.5pt" fo:font-weight="normal" officeooo:rsid="004ef734" officeooo:paragraph-rsid="004ef734" fo:background-color="#1f1f1f" style:font-size-asian="12pt" style:font-weight-asian="normal" style:font-size-complex="12pt" style:font-weight-complex="normal"/>
    </style:style>
    <style:style style:name="P259" style:family="paragraph" style:parent-style-name="Text_20_body">
      <style:text-properties officeooo:paragraph-rsid="0051f6c8"/>
    </style:style>
    <style:style style:name="P260" style:family="paragraph" style:parent-style-name="Text_20_body">
      <style:text-properties fo:font-variant="normal" fo:text-transform="none" fo:color="#ffffff" loext:opacity="100%" style:font-name="Liberation Serif" fo:font-size="18pt" fo:letter-spacing="normal" fo:font-style="normal" fo:font-weight="bold" officeooo:rsid="0051f6c8" officeooo:paragraph-rsid="0051f6c8" style:font-size-asian="18pt" style:font-weight-asian="bold" style:font-size-complex="18pt" style:font-weight-complex="bold"/>
    </style:style>
    <style:style style:name="P261" style:family="paragraph" style:parent-style-name="Heading_20_2">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2" style:family="paragraph" style:parent-style-name="Text_20_body">
      <style:text-properties fo:color="#ffffff" loext:opacity="100%" officeooo:rsid="0051f6c8" style:font-size-asian="12pt"/>
    </style:style>
    <style:style style:name="P263" style:family="paragraph" style:parent-style-name="Text_20_body" style:list-style-name="L38">
      <style:text-properties fo:color="#ffffff" loext:opacity="100%" officeooo:rsid="0051f6c8" style:font-size-asian="12pt"/>
    </style:style>
    <style:style style:name="P264" style:family="paragraph" style:parent-style-name="Heading_20_2">
      <style:text-properties style:font-name="Liberation Serif" fo:font-size="14pt" fo:font-weight="bold" officeooo:paragraph-rsid="00522dda" style:font-size-asian="14pt" style:font-weight-asian="bold" style:font-size-complex="14pt" style:font-weight-complex="bold"/>
    </style:style>
    <style:style style:name="P265" style:family="paragraph" style:parent-style-name="Text_20_body">
      <style:text-properties style:font-name="Liberation Serif" fo:font-size="12pt" fo:font-weight="normal" officeooo:rsid="00522dda" officeooo:paragraph-rsid="00522dda" style:font-size-asian="12pt" style:font-weight-asian="normal" style:font-size-complex="12pt" style:font-weight-complex="normal"/>
    </style:style>
    <style:style style:name="P266" style:family="paragraph" style:parent-style-name="Standard">
      <style:text-properties fo:font-variant="normal" fo:text-transform="none" fo:color="#cccccc" loext:opacity="100%" style:font-name="Consolas" fo:font-size="10.5pt" fo:letter-spacing="normal" fo:font-style="normal" fo:font-weight="normal" officeooo:rsid="0051f6c8" officeooo:paragraph-rsid="0051f6c8" fo:background-color="#1f1f1f" style:font-size-asian="12pt" style:font-weight-asian="normal" style:font-size-complex="12pt" style:font-weight-complex="normal"/>
    </style:style>
    <style:style style:name="P267" style:family="paragraph" style:parent-style-name="Text_20_body">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8" style:family="paragraph" style:parent-style-name="Text_20_body">
      <style:text-properties fo:font-variant="normal" fo:text-transform="none" fo:color="#ffffff" loext:opacity="100%" style:font-name="Liberation Serif" fo:font-size="12pt" fo:letter-spacing="normal" fo:font-style="normal" fo:font-weight="normal" officeooo:rsid="0053e65b" officeooo:paragraph-rsid="0053e65b" style:font-size-asian="12pt" style:font-weight-asian="normal" style:font-size-complex="12pt" style:font-weight-complex="normal"/>
    </style:style>
    <style:style style:name="P269" style:family="paragraph" style:parent-style-name="Standard">
      <style:text-properties fo:font-variant="normal" fo:text-transform="none" fo:color="#cccccc" loext:opacity="100%" style:font-name="Consolas" fo:font-size="10.5pt" fo:letter-spacing="normal" fo:font-style="normal" fo:font-weight="normal" officeooo:rsid="0053e65b" officeooo:paragraph-rsid="0053e65b" fo:background-color="#1f1f1f" style:font-size-asian="12pt" style:font-weight-asian="normal" style:font-size-complex="12pt" style:font-weight-complex="normal"/>
    </style:style>
    <style:style style:name="P270"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550159" officeooo:paragraph-rsid="00550159" fo:background-color="#1f1f1f"/>
    </style:style>
    <style:style style:name="P271"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50159" officeooo:paragraph-rsid="00550159" fo:background-color="#1f1f1f" style:font-size-asian="12pt" style:font-weight-asian="normal" style:font-size-complex="12pt" style:font-weight-complex="normal"/>
    </style:style>
    <style:style style:name="P272" style:family="paragraph" style:parent-style-name="Standard">
      <style:paragraph-properties fo:margin-left="0cm" fo:margin-right="0cm" style:line-height-at-least="0.503cm" fo:text-indent="0cm" style:auto-text-indent="false"/>
      <style:text-properties fo:color="#dcdcaa" loext:opacity="100%" style:font-name="Consolas" fo:font-size="10.5pt" fo:font-weight="normal" officeooo:rsid="00550159" officeooo:paragraph-rsid="00550159" fo:background-color="#1f1f1f"/>
    </style:style>
    <style:style style:name="P273" style:family="paragraph" style:parent-style-name="Heading_20_2">
      <style:text-properties style:font-name="Liberation Serif" fo:font-size="14pt" fo:font-weight="bold" officeooo:paragraph-rsid="005575d5" style:font-size-asian="14pt" style:font-weight-asian="bold" style:font-size-complex="14pt" style:font-weight-complex="bold"/>
    </style:style>
    <style:style style:name="P274" style:family="paragraph" style:parent-style-name="Text_20_body">
      <style:text-properties fo:color="#ffffff" loext:opacity="100%" officeooo:rsid="0053e65b" officeooo:paragraph-rsid="005575d5" style:font-size-asian="12pt"/>
    </style:style>
    <style:style style:name="P275" style:family="paragraph" style:parent-style-name="Text_20_body">
      <style:text-properties officeooo:paragraph-rsid="00573b08"/>
    </style:style>
    <style:style style:name="P276" style:family="paragraph" style:parent-style-name="Text_20_body">
      <style:text-properties fo:font-size="18pt" fo:font-weight="bold" officeooo:rsid="00573b08" officeooo:paragraph-rsid="00573b08" style:font-size-asian="18pt" style:font-weight-asian="bold" style:font-size-complex="18pt" style:font-weight-complex="bold"/>
    </style:style>
    <style:style style:name="P277" style:family="paragraph" style:parent-style-name="Heading_20_2">
      <style:text-properties fo:font-size="18pt" fo:font-weight="bold" officeooo:rsid="00573b08" officeooo:paragraph-rsid="00573b08" style:font-size-asian="18pt" style:font-weight-asian="bold" style:font-size-complex="18pt" style:font-weight-complex="bold"/>
    </style:style>
    <style:style style:name="P278" style:family="paragraph" style:parent-style-name="Text_20_body">
      <style:text-properties fo:font-size="18pt" fo:font-weight="bold" officeooo:rsid="00573b08" style:font-size-asian="18pt" style:font-weight-asian="bold" style:font-size-complex="18pt" style:font-weight-complex="bold"/>
    </style:style>
    <style:style style:name="P279" style:family="paragraph" style:parent-style-name="Text_20_body" style:list-style-name="L39">
      <style:text-properties fo:font-size="18pt" fo:font-weight="bold" officeooo:rsid="00573b08" style:font-size-asian="18pt" style:font-weight-asian="bold" style:font-size-complex="18pt" style:font-weight-complex="bold"/>
    </style:style>
    <style:style style:name="P280" style:family="paragraph" style:parent-style-name="Text_20_body">
      <style:text-properties fo:font-size="12pt" fo:font-weight="normal" officeooo:rsid="00573b08" officeooo:paragraph-rsid="00573b08" style:font-size-asian="12pt" style:font-weight-asian="normal" style:font-size-complex="12pt" style:font-weight-complex="normal"/>
    </style:style>
    <style:style style:name="P281" style:family="paragraph" style:parent-style-name="Standard">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2" style:family="paragraph" style:parent-style-name="Text_20_body">
      <style:text-properties fo:font-size="12pt" fo:font-weight="normal" officeooo:paragraph-rsid="00573b08"/>
    </style:style>
    <style:style style:name="P283" style:family="paragraph" style:parent-style-name="Text_20_body">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4" style:family="paragraph" style:parent-style-name="Text_20_body">
      <style:text-properties fo:font-size="12pt" fo:font-weight="normal" officeooo:paragraph-rsid="005978d6"/>
    </style:style>
    <style:style style:name="P285" style:family="paragraph" style:parent-style-name="Text_20_body">
      <style:text-properties fo:font-size="12pt" fo:font-weight="normal" officeooo:rsid="005756e6" officeooo:paragraph-rsid="005756e6" style:font-size-asian="12pt" style:font-weight-asian="normal" style:font-size-complex="12pt" style:font-weight-complex="normal"/>
    </style:style>
    <style:style style:name="P286" style:family="paragraph" style:parent-style-name="Text_20_body">
      <style:text-properties fo:font-size="12pt" fo:font-weight="normal" officeooo:paragraph-rsid="005b782d"/>
    </style:style>
    <style:style style:name="P287" style:family="paragraph" style:parent-style-name="Text_20_body">
      <style:text-properties fo:font-size="12pt" fo:font-weight="normal" officeooo:rsid="005b782d" officeooo:paragraph-rsid="005b782d" style:font-size-asian="12pt" style:font-weight-asian="normal" style:font-size-complex="12pt" style:font-weight-complex="normal"/>
    </style:style>
    <style:style style:name="P288" style:family="paragraph" style:parent-style-name="Text_20_body">
      <style:text-properties officeooo:paragraph-rsid="005baffd"/>
    </style:style>
    <style:style style:name="P289" style:family="paragraph" style:parent-style-name="Text_20_body">
      <style:text-properties officeooo:rsid="00573b08" style:font-size-asian="12pt"/>
    </style:style>
    <style:style style:name="P290" style:family="paragraph" style:parent-style-name="Text_20_body">
      <style:text-properties fo:font-size="14pt" officeooo:paragraph-rsid="005baffd" style:font-size-asian="14pt" style:font-size-complex="14pt"/>
    </style:style>
    <style:style style:name="P291" style:family="paragraph" style:parent-style-name="Text_20_body">
      <style:text-properties fo:font-size="14pt" fo:font-weight="bold" officeooo:rsid="005baffd" officeooo:paragraph-rsid="005baffd" style:font-size-asian="14pt" style:font-weight-asian="bold" style:font-size-complex="14pt" style:font-weight-complex="bold"/>
    </style:style>
    <style:style style:name="P292" style:family="paragraph" style:parent-style-name="Text_20_body" style:list-style-name="L40">
      <style:text-properties officeooo:rsid="00573b08" style:font-size-asian="12pt"/>
    </style:style>
    <style:style style:name="P293" style:family="paragraph" style:parent-style-name="Text_20_body">
      <style:text-properties officeooo:rsid="00573b08" officeooo:paragraph-rsid="005baffd" style:font-size-asian="12pt"/>
    </style:style>
    <style:style style:name="P294" style:family="paragraph" style:parent-style-name="Text_20_body">
      <style:text-properties fo:font-size="12pt" fo:font-weight="normal" officeooo:rsid="005baffd" officeooo:paragraph-rsid="005baffd" style:font-size-asian="12pt" style:font-weight-asian="normal" style:font-size-complex="12pt" style:font-weight-complex="normal"/>
    </style:style>
    <style:style style:name="P295" style:family="paragraph" style:parent-style-name="Text_20_body">
      <style:text-properties fo:font-size="12pt" fo:font-weight="normal" officeooo:paragraph-rsid="005baffd"/>
    </style:style>
    <style:style style:name="P296" style:family="paragraph" style:parent-style-name="Text_20_body">
      <style:text-properties fo:color="#cccccc" loext:opacity="100%" style:font-name="Consolas" fo:font-size="10.5pt" fo:font-weight="normal" officeooo:rsid="005baffd" officeooo:paragraph-rsid="005baffd" fo:background-color="#1f1f1f" style:font-size-asian="12pt" style:font-weight-asian="normal" style:font-size-complex="12pt" style:font-weight-complex="normal"/>
    </style:style>
    <style:style style:name="P297" style:family="paragraph" style:parent-style-name="Text_20_body">
      <style:text-properties fo:color="#ffffff" loext:opacity="100%" style:font-name="Liberation Serif" fo:font-size="12pt" fo:font-weight="normal" officeooo:rsid="005bd7f9" officeooo:paragraph-rsid="005bd7f9" fo:background-color="#1f1f1f" style:font-size-asian="12pt" style:font-weight-asian="normal" style:font-size-complex="12pt" style:font-weight-complex="normal"/>
    </style:style>
    <style:style style:name="P298" style:family="paragraph" style:parent-style-name="Text_20_body">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299" style:family="paragraph" style:parent-style-name="Standard">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300" style:family="paragraph" style:parent-style-name="Standard">
      <style:paragraph-properties fo:margin-left="0cm" fo:margin-right="0cm" style:line-height-at-least="0.503cm" fo:text-indent="0cm" style:auto-text-indent="false"/>
      <style:text-properties fo:color="#cccccc" loext:opacity="100%" style:font-name="Liberation Serif" fo:font-size="12pt" fo:font-weight="normal" fo:background-color="#1f1f1f" style:font-size-asian="12pt" style:font-size-complex="12pt"/>
    </style:style>
    <style:style style:name="P301"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d1c71" officeooo:paragraph-rsid="005d1c71" fo:background-color="#1f1f1f" style:font-size-asian="12pt" style:font-size-complex="12pt"/>
    </style:style>
    <style:style style:name="P302" style:family="paragraph" style:parent-style-name="Text_20_body">
      <style:text-properties fo:font-size="12pt" fo:font-weight="normal" officeooo:paragraph-rsid="005d0a3a"/>
    </style:style>
    <style:style style:name="P303" style:family="paragraph" style:parent-style-name="Text_20_body">
      <style:text-properties fo:font-size="12pt" fo:font-weight="normal" officeooo:rsid="005d0a3a" officeooo:paragraph-rsid="005d0a3a" style:font-size-asian="12pt" style:font-weight-asian="normal" style:font-size-complex="12pt" style:font-weight-complex="normal"/>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fo:color="#ffffff" loext:opacity="100%" style:font-name="Liberation Serif" fo:font-size="14pt" officeooo:rsid="0023337f" style:font-name-asian="NSimSun" style:font-size-asian="14pt" style:font-name-complex="Liberation Mono" style:font-size-complex="14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ffffff" loext:opacity="100%" style:font-name="Liberation Serif" fo:font-size="14pt" officeooo:rsid="0024793e" style:font-name-asian="NSimSun" style:font-size-asian="14pt" style:font-weight-asian="bold" style:font-name-complex="Liberation Mono" style:font-size-complex="14pt" style:font-weight-complex="bold"/>
    </style:style>
    <style:style style:name="T110"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3"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4" style:family="text">
      <style:text-properties fo:color="#ffffff" loext:opacity="100%" style:font-name="Liberation Serif" fo:font-size="14pt" fo:font-weight="normal" officeooo:rsid="0023337f" style:font-name-asian="NSimSun" style:font-size-asian="14pt" style:font-weight-asian="normal" style:font-name-complex="Liberation Mono" style:font-size-complex="14pt" style:font-weight-complex="normal"/>
    </style:style>
    <style:style style:name="T115" style:family="text">
      <style:text-properties style:font-name="Liberation Serif" fo:font-weight="bold" officeooo:rsid="0024991a" style:font-name-asian="NSimSun" style:font-weight-asian="bold" style:font-name-complex="Liberation Mono" style:font-weight-complex="bold"/>
    </style:style>
    <style:style style:name="T116" style:family="text">
      <style:text-properties fo:font-size="12pt" officeooo:rsid="0024991a" style:font-size-asian="12pt" style:font-size-complex="12pt"/>
    </style:style>
    <style:style style:name="T117"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8"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9" style:family="text">
      <style:text-properties fo:color="#dcdcaa" loext:opacity="100%" style:font-name="Consolas" fo:font-size="10.5pt" style:text-underline-style="solid" style:text-underline-width="auto" style:text-underline-color="font-color" fo:font-weight="normal"/>
    </style:style>
    <style:style style:name="T120" style:family="text">
      <style:text-properties fo:color="#d4d4d4" loext:opacity="100%" style:font-name="Consolas" fo:font-size="10.5pt" style:text-underline-style="solid" style:text-underline-width="auto" style:text-underline-color="font-color" fo:font-weight="normal"/>
    </style:style>
    <style:style style:name="T121"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2" style:family="text">
      <style:text-properties fo:color="#ffffff" loext:opacity="100%" style:font-name="Liberation Serif" fo:font-size="14pt" fo:font-weight="normal" officeooo:rsid="0024991a" style:font-name-asian="NSimSun" style:font-size-asian="14pt" style:font-weight-asian="normal" style:font-name-complex="Liberation Mono" style:font-size-complex="14pt" style:font-weight-complex="normal"/>
    </style:style>
    <style:style style:name="T123" style:family="text">
      <style:text-properties fo:color="#ffffff" loext:opacity="100%" style:font-name="Liberation Serif" style:font-name-asian="NSimSun" style:font-name-complex="Liberation Mono"/>
    </style:style>
    <style:style style:name="T124" style:family="text">
      <style:text-properties fo:font-weight="normal" officeooo:rsid="00278b46" style:font-weight-asian="normal" style:font-weight-complex="normal"/>
    </style:style>
    <style:style style:name="T125"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6"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278b46" style:font-size-asian="12pt" style:font-weight-asian="normal" style:font-size-complex="12pt" style:font-weight-complex="normal"/>
    </style:style>
    <style:style style:name="T129"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30"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31"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32"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3"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4"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6"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7"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8"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9"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40" style:family="text">
      <style:text-properties fo:color="#ffffff" loext:opacity="100%" style:font-name="Liberation Serif" fo:font-size="14pt" fo:font-weight="normal" officeooo:rsid="002979ff" style:font-name-asian="NSimSun" style:font-size-asian="14pt" style:font-weight-asian="normal" style:font-name-complex="Liberation Mono" style:font-size-complex="14pt" style:font-weight-complex="normal"/>
    </style:style>
    <style:style style:name="T141" style:family="text">
      <style:text-properties fo:color="#ffffff" loext:opacity="100%" style:font-name="Liberation Serif" officeooo:rsid="002a151f" style:font-name-asian="NSimSun" style:font-name-complex="Liberation Mono"/>
    </style:style>
    <style:style style:name="T142" style:family="text">
      <style:text-properties fo:color="#ffffff" loext:opacity="100%" style:font-name="Liberation Serif" officeooo:rsid="002979ff" style:font-name-asian="NSimSun" style:font-name-complex="Liberation Mono"/>
    </style:style>
    <style:style style:name="T143"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4"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5" style:family="text">
      <style:text-properties officeooo:rsid="002a151f"/>
    </style:style>
    <style:style style:name="T146" style:family="text">
      <style:text-properties fo:color="#ffffff" loext:opacity="100%" style:font-name="Liberation Serif" fo:font-size="14pt" fo:font-weight="bold" officeooo:rsid="003a1e6f" style:font-name-asian="NSimSun" style:font-size-asian="14pt" style:font-weight-asian="bold" style:font-name-complex="Liberation Mono" style:font-size-complex="14pt" style:font-weight-complex="bold"/>
    </style:style>
    <style:style style:name="T147" style:family="text">
      <style:text-properties fo:color="#ffffff" loext:opacity="100%" style:font-name="Liberation Serif" officeooo:rsid="002cdef3" style:font-name-asian="NSimSun" style:font-name-complex="Liberation Mono"/>
    </style:style>
    <style:style style:name="T148"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49" style:family="text">
      <style:text-properties fo:color="#ffffff" loext:opacity="100%" style:font-name="Liberation Serif" fo:font-size="14pt" fo:font-weight="normal" officeooo:rsid="002cdef3" style:font-name-asian="NSimSun" style:font-size-asian="14pt" style:font-weight-asian="normal" style:font-name-complex="Liberation Mono" style:font-size-complex="14pt" style:font-weight-complex="normal"/>
    </style:style>
    <style:style style:name="T150"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51" style:family="text">
      <style:text-properties fo:color="#ffffff" loext:opacity="100%" fo:font-size="14pt" fo:font-weight="bold" officeooo:rsid="002cdef3" style:font-size-asian="14pt" style:font-weight-asian="bold" style:font-size-complex="14pt" style:font-weight-complex="bold"/>
    </style:style>
    <style:style style:name="T152" style:family="text">
      <style:text-properties style:font-name="Liberation Serif" officeooo:rsid="002df30f"/>
    </style:style>
    <style:style style:name="T153"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54"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55" style:family="text">
      <style:text-properties fo:color="#ce9178" loext:opacity="100%" style:font-name="Consolas" fo:font-size="10.5pt" fo:font-weight="normal" officeooo:rsid="002fe5e0"/>
    </style:style>
    <style:style style:name="T156" style:family="text">
      <style:text-properties fo:color="#4fc1ff" loext:opacity="100%" style:font-name="Consolas" fo:font-size="10.5pt" fo:font-weight="normal"/>
    </style:style>
    <style:style style:name="T157" style:family="text">
      <style:text-properties fo:color="#ffffff" loext:opacity="100%" style:font-name="Liberation Serif" officeooo:rsid="00311bae" style:font-name-asian="NSimSun" style:font-name-complex="Liberation Mono"/>
    </style:style>
    <style:style style:name="T158" style:family="text">
      <style:text-properties officeooo:rsid="0032092b"/>
    </style:style>
    <style:style style:name="T159" style:family="text">
      <style:text-properties fo:font-size="12pt" fo:font-weight="normal" officeooo:rsid="0032092b" style:font-size-asian="12pt" style:font-weight-asian="normal" style:font-size-complex="12pt" style:font-weight-complex="normal"/>
    </style:style>
    <style:style style:name="T160" style:family="text">
      <style:text-properties style:font-name="Liberation Mono" fo:font-size="12pt" fo:font-weight="normal" style:font-size-asian="12pt" style:font-weight-asian="normal" style:font-size-complex="12pt" style:font-weight-complex="normal"/>
    </style:style>
    <style:style style:name="T161" style:family="text">
      <style:text-properties style:font-name="Liberation Mono"/>
    </style:style>
    <style:style style:name="T162" style:family="text">
      <style:text-properties style:font-name="Liberation Serif" officeooo:rsid="0032092b"/>
    </style:style>
    <style:style style:name="T163" style:family="text">
      <style:text-properties style:font-name="Liberation Serif"/>
    </style:style>
    <style:style style:name="T164" style:family="text">
      <style:text-properties style:font-name="Liberation Mono" officeooo:rsid="0032092b"/>
    </style:style>
    <style:style style:name="T165" style:family="text">
      <style:text-properties officeooo:rsid="0032f8d9"/>
    </style:style>
    <style:style style:name="T166" style:family="text">
      <style:text-properties fo:font-size="12pt" fo:font-weight="normal" officeooo:rsid="0032f8d9" style:font-size-asian="12pt" style:font-weight-asian="normal" style:font-size-complex="12pt" style:font-weight-complex="normal"/>
    </style:style>
    <style:style style:name="T167" style:family="text">
      <style:text-properties officeooo:rsid="00336599"/>
    </style:style>
    <style:style style:name="T168" style:family="text">
      <style:text-properties fo:font-size="14pt" fo:font-weight="bold" style:font-size-asian="14pt" style:font-weight-asian="bold" style:font-size-complex="14pt" style:font-weight-complex="bold"/>
    </style:style>
    <style:style style:name="T169" style:family="text">
      <style:text-properties officeooo:rsid="0033435b"/>
    </style:style>
    <style:style style:name="T170" style:family="text">
      <style:text-properties officeooo:rsid="00353114"/>
    </style:style>
    <style:style style:name="T171" style:family="text">
      <style:text-properties officeooo:rsid="00353114" style:font-size-asian="12pt"/>
    </style:style>
    <style:style style:name="T172" style:family="text">
      <style:text-properties fo:color="#c586c0" loext:opacity="100%" style:font-name="Consolas" fo:font-size="10.5pt" fo:font-weight="normal" fo:background-color="#1f1f1f" loext:char-shading-value="0"/>
    </style:style>
    <style:style style:name="T173" style:family="text">
      <style:text-properties fo:color="#4fc1ff" loext:opacity="100%" style:font-name="Consolas" fo:font-size="10.5pt" fo:font-weight="normal" fo:background-color="#1f1f1f" loext:char-shading-value="0"/>
    </style:style>
    <style:style style:name="T174" style:family="text">
      <style:text-properties officeooo:rsid="00353489"/>
    </style:style>
    <style:style style:name="T175" style:family="text">
      <style:text-properties fo:color="#6a9955" loext:opacity="100%" style:font-name="Consolas" fo:font-size="10.5pt" fo:font-weight="normal"/>
    </style:style>
    <style:style style:name="T176" style:family="text">
      <style:text-properties officeooo:rsid="00372de1"/>
    </style:style>
    <style:style style:name="T177" style:family="text">
      <style:text-properties fo:font-size="14pt" officeooo:rsid="0032f8d9" style:font-size-asian="14pt" style:font-size-complex="14pt"/>
    </style:style>
    <style:style style:name="T178" style:family="text">
      <style:text-properties fo:font-size="14pt" officeooo:rsid="0038735d" style:font-size-asian="14pt" style:font-size-complex="14pt"/>
    </style:style>
    <style:style style:name="T179" style:family="text">
      <style:text-properties fo:font-variant="normal" fo:text-transform="none" fo:color="#e3e3e3" loext:opacity="100%" style:font-name="Liberation Serif" fo:font-size="14pt" fo:letter-spacing="normal" fo:font-style="normal" style:font-size-asian="14pt" style:font-size-complex="14pt"/>
    </style:style>
    <style:style style:name="T180" style:family="text">
      <style:text-properties style:font-name="Liberation Serif" fo:font-size="14pt" style:font-size-asian="14pt" style:font-size-complex="14pt"/>
    </style:style>
    <style:style style:name="T181" style:family="text">
      <style:text-properties officeooo:rsid="0038735d"/>
    </style:style>
    <style:style style:name="T182" style:family="text">
      <style:text-properties officeooo:rsid="0039b05e"/>
    </style:style>
    <style:style style:name="T183" style:family="text">
      <style:text-properties fo:color="#ffffff" loext:opacity="100%" style:font-name="Liberation Serif" officeooo:rsid="003a062b" style:font-name-asian="NSimSun" style:font-name-complex="Liberation Mono"/>
    </style:style>
    <style:style style:name="T184" style:family="text">
      <style:text-properties fo:color="#ffffff" loext:opacity="100%" style:font-name="Liberation Serif" fo:font-size="14pt" officeooo:rsid="003a062b" style:font-name-asian="NSimSun" style:font-size-asian="14pt" style:font-name-complex="Liberation Mono" style:font-size-complex="14pt"/>
    </style:style>
    <style:style style:name="T185" style:family="text">
      <style:text-properties fo:color="#ffffff" loext:opacity="100%" fo:font-size="14pt" officeooo:rsid="003a062b" style:font-size-asian="14pt" style:font-size-complex="14pt"/>
    </style:style>
    <style:style style:name="T186" style:family="text">
      <style:text-properties fo:color="#ffffff" loext:opacity="100%" style:font-name="Liberation Serif" fo:font-size="12pt" fo:font-weight="normal" officeooo:rsid="003a062b" style:font-name-asian="NSimSun" style:font-size-asian="12pt" style:font-weight-asian="normal" style:font-name-complex="Liberation Mono" style:font-size-complex="12pt" style:font-weight-complex="normal"/>
    </style:style>
    <style:style style:name="T187" style:family="text">
      <style:text-properties fo:font-size="12pt" fo:font-weight="bold" officeooo:rsid="003a062b" style:font-size-asian="12pt" style:font-weight-asian="bold" style:font-size-complex="12pt" style:font-weight-complex="bold"/>
    </style:style>
    <style:style style:name="T188" style:family="text">
      <style:text-properties fo:font-size="12pt" fo:font-weight="bold" style:font-size-asian="12pt" style:font-weight-asian="bold" style:font-size-complex="12pt" style:font-weight-complex="bold"/>
    </style:style>
    <style:style style:name="T189" style:family="text">
      <style:text-properties officeooo:rsid="003a062b"/>
    </style:style>
    <style:style style:name="T190" style:family="text">
      <style:text-properties fo:font-size="12pt" fo:font-weight="normal" officeooo:rsid="003a062b" style:font-size-asian="12pt" style:font-weight-asian="normal" style:font-size-complex="12pt" style:font-weight-complex="normal"/>
    </style:style>
    <style:style style:name="T191" style:family="text">
      <style:text-properties officeooo:rsid="003da200"/>
    </style:style>
    <style:style style:name="T192" style:family="text">
      <style:text-properties fo:font-variant="normal" fo:text-transform="none" fo:letter-spacing="normal" fo:font-style="normal"/>
    </style:style>
    <style:style style:name="T193" style:family="text">
      <style:text-properties fo:color="#569cd6" loext:opacity="100%" style:font-name="Consolas" fo:font-size="10.5pt" fo:background-color="#1f1f1f" loext:char-shading-value="0"/>
    </style:style>
    <style:style style:name="T194" style:family="text">
      <style:text-properties fo:color="#cccccc" loext:opacity="100%" style:font-name="Consolas" fo:font-size="10.5pt" fo:background-color="#1f1f1f" loext:char-shading-value="0"/>
    </style:style>
    <style:style style:name="T195" style:family="text">
      <style:text-properties fo:color="#4ec9b0" loext:opacity="100%" style:font-name="Consolas" fo:font-size="10.5pt" fo:background-color="#1f1f1f" loext:char-shading-value="0"/>
    </style:style>
    <style:style style:name="T196" style:family="text">
      <style:text-properties fo:color="#ffffff" loext:opacity="100%" style:font-name="Liberation Serif" fo:font-size="12pt" style:font-size-asian="12pt" style:font-size-complex="12pt"/>
    </style:style>
    <style:style style:name="T197" style:family="text">
      <style:text-properties fo:color="#4fc1ff" loext:opacity="100%"/>
    </style:style>
    <style:style style:name="T198" style:family="text">
      <style:text-properties fo:font-variant="normal" fo:text-transform="none" fo:letter-spacing="normal" fo:font-style="normal" officeooo:rsid="00446ce6"/>
    </style:style>
    <style:style style:name="T199" style:family="text">
      <style:text-properties fo:font-variant="normal" fo:text-transform="none" fo:letter-spacing="normal" fo:font-style="normal" officeooo:rsid="00418567"/>
    </style:style>
    <style:style style:name="T200" style:family="text">
      <style:text-properties officeooo:rsid="00446ce6"/>
    </style:style>
    <style:style style:name="T201" style:family="text">
      <style:text-properties officeooo:rsid="0045bc50"/>
    </style:style>
    <style:style style:name="T202" style:family="text">
      <style:text-properties officeooo:rsid="00490a03"/>
    </style:style>
    <style:style style:name="T203" style:family="text">
      <style:text-properties officeooo:rsid="004b885b"/>
    </style:style>
    <style:style style:name="T204" style:family="text">
      <style:text-properties fo:font-variant="normal" fo:text-transform="none" fo:letter-spacing="normal" fo:font-style="normal" officeooo:rsid="0049b8fc"/>
    </style:style>
    <style:style style:name="T205" style:family="text">
      <style:text-properties fo:color="#b5cea8" loext:opacity="100%"/>
    </style:style>
    <style:style style:name="T206" style:family="text">
      <style:text-properties fo:font-size="12pt" fo:font-weight="normal" officeooo:rsid="0049c7c8" style:font-size-asian="12pt" style:font-weight-asian="normal" style:font-size-complex="12pt" style:font-weight-complex="normal"/>
    </style:style>
    <style:style style:name="T207" style:family="text">
      <style:text-properties officeooo:rsid="0049c7c8"/>
    </style:style>
    <style:style style:name="T208" style:family="text">
      <style:text-properties officeooo:rsid="0049b8fc"/>
    </style:style>
    <style:style style:name="T209" style:family="text">
      <style:text-properties fo:font-variant="normal" fo:text-transform="none" fo:letter-spacing="normal" fo:font-style="normal" officeooo:rsid="004b8ee1"/>
    </style:style>
    <style:style style:name="T210" style:family="text">
      <style:text-properties officeooo:rsid="004b8ee1"/>
    </style:style>
    <style:style style:name="T211" style:family="text">
      <style:text-properties officeooo:rsid="004c5546"/>
    </style:style>
    <style:style style:name="T212" style:family="text">
      <style:text-properties fo:font-weight="bold" officeooo:rsid="004b8ee1"/>
    </style:style>
    <style:style style:name="T213" style:family="text">
      <style:text-properties fo:font-variant="normal" fo:text-transform="none" fo:color="#ffffff" loext:opacity="100%" style:font-name="Liberation Serif" fo:font-size="18pt" fo:letter-spacing="normal" fo:font-style="normal" fo:font-weight="bold" officeooo:rsid="004c5546" style:font-size-asian="18pt" style:font-weight-asian="bold" style:font-size-complex="18pt" style:font-weight-complex="bold"/>
    </style:style>
    <style:style style:name="T214" style:family="text">
      <style:text-properties fo:font-variant="normal" fo:text-transform="none" fo:color="#ffffff" loext:opacity="100%" style:font-name="Liberation Serif" fo:font-size="18pt" fo:letter-spacing="normal" fo:font-style="normal" fo:font-weight="bold" officeooo:rsid="004b8ee1" style:font-size-asian="18pt" style:font-weight-asian="bold" style:font-size-complex="18pt" style:font-weight-complex="bold"/>
    </style:style>
    <style:style style:name="T215" style:family="text">
      <style:text-properties fo:font-variant="normal" fo:text-transform="none" fo:color="#ffffff" loext:opacity="100%" style:font-name="Liberation Serif" fo:font-size="18pt" fo:letter-spacing="normal" fo:font-style="normal" fo:font-weight="bold" officeooo:rsid="00490a03" style:font-size-asian="18pt" style:font-weight-asian="bold" style:font-size-complex="18pt" style:font-weight-complex="bold"/>
    </style:style>
    <style:style style:name="T216" style:family="text">
      <style:text-properties fo:font-variant="normal" fo:text-transform="none" fo:color="#ffffff" loext:opacity="100%" style:font-name="Liberation Serif" fo:font-size="18pt" fo:letter-spacing="normal" fo:font-style="normal" fo:font-weight="bold" officeooo:rsid="0051f6c8" style:font-size-asian="18pt" style:font-weight-asian="bold" style:font-size-complex="18pt" style:font-weight-complex="bold"/>
    </style:style>
    <style:style style:name="T217" style:family="text">
      <style:text-properties fo:font-variant="normal" fo:text-transform="none" fo:color="#ffffff" loext:opacity="100%" fo:letter-spacing="normal" fo:font-style="normal" officeooo:rsid="0051f6c8"/>
    </style:style>
    <style:style style:name="T218" style:family="text">
      <style:text-properties fo:font-variant="normal" fo:text-transform="none" fo:color="#ffffff" loext:opacity="100%" fo:letter-spacing="normal" fo:font-style="normal" officeooo:rsid="00522dda"/>
    </style:style>
    <style:style style:name="T219" style:family="text">
      <style:text-properties fo:font-variant="normal" fo:text-transform="none" fo:color="#e3e3e3" loext:opacity="100%" fo:letter-spacing="normal" fo:font-style="normal"/>
    </style:style>
    <style:style style:name="T220" style:family="text">
      <style:text-properties fo:font-variant="normal" fo:text-transform="none" fo:color="#ffffff" loext:opacity="100%" fo:letter-spacing="normal" fo:font-style="normal" officeooo:rsid="005575d5"/>
    </style:style>
    <style:style style:name="T221" style:family="text">
      <style:text-properties fo:font-variant="normal" fo:text-transform="none" fo:color="#e3e3e3" loext:opacity="100%" fo:letter-spacing="normal" fo:font-style="normal" officeooo:rsid="005575d5"/>
    </style:style>
    <style:style style:name="T222" style:family="text">
      <style:text-properties fo:font-variant="normal" fo:text-transform="none" style:font-name="Liberation Serif" fo:font-size="12pt" fo:letter-spacing="normal" fo:font-style="normal" fo:font-weight="bold" style:font-weight-asian="normal" style:font-size-complex="12pt" style:font-weight-complex="normal"/>
    </style:style>
    <style:style style:name="T223" style:family="text">
      <style:text-properties fo:font-variant="normal" fo:text-transform="none" style:font-name="Liberation Serif" fo:font-size="12pt" fo:letter-spacing="normal" fo:font-style="normal" fo:font-weight="normal" style:font-weight-asian="normal" style:font-size-complex="12pt" style:font-weight-complex="normal"/>
    </style:style>
    <style:style style:name="T224" style:family="text">
      <style:text-properties fo:font-variant="normal" fo:text-transform="none" fo:font-size="12pt" fo:letter-spacing="normal" fo:font-style="normal" fo:font-weight="normal" style:font-weight-asian="normal" style:font-size-complex="12pt" style:font-weight-complex="normal"/>
    </style:style>
    <style:style style:name="T225" style:family="text">
      <style:text-properties fo:font-size="18pt" fo:font-weight="bold" officeooo:rsid="004c5546" style:font-size-asian="18pt" style:font-weight-asian="bold" style:font-size-complex="18pt" style:font-weight-complex="bold"/>
    </style:style>
    <style:style style:name="T226" style:family="text">
      <style:text-properties fo:font-size="18pt" fo:font-weight="bold" officeooo:rsid="00573b08" style:font-size-asian="18pt" style:font-weight-asian="bold" style:font-size-complex="18pt" style:font-weight-complex="bold"/>
    </style:style>
    <style:style style:name="T227" style:family="text">
      <style:text-properties fo:font-size="18pt" fo:font-weight="bold" officeooo:rsid="004b8ee1" style:font-size-asian="18pt" style:font-weight-asian="bold" style:font-size-complex="18pt" style:font-weight-complex="bold"/>
    </style:style>
    <style:style style:name="T228" style:family="text">
      <style:text-properties fo:font-size="18pt" fo:font-weight="bold" officeooo:rsid="00490a03" style:font-size-asian="18pt" style:font-weight-asian="bold" style:font-size-complex="18pt" style:font-weight-complex="bold"/>
    </style:style>
    <style:style style:name="T229" style:family="text">
      <style:text-properties officeooo:rsid="00573b08" style:font-size-asian="12pt" style:font-weight-asian="normal" style:font-size-complex="12pt" style:font-weight-complex="normal"/>
    </style:style>
    <style:style style:name="T230" style:family="text">
      <style:text-properties fo:color="#9cdcfe" loext:opacity="100%" style:font-name="Consolas" fo:font-size="10.5pt" style:text-underline-style="solid" style:text-underline-width="auto" style:text-underline-color="font-color" fo:background-color="#1f1f1f" loext:char-shading-value="0"/>
    </style:style>
    <style:style style:name="T231" style:family="text">
      <style:text-properties fo:color="#d4d4d4" loext:opacity="100%" style:font-name="Consolas" fo:font-size="10.5pt" fo:background-color="#1f1f1f" loext:char-shading-value="0"/>
    </style:style>
    <style:style style:name="T232" style:family="text">
      <style:text-properties fo:color="#dcdcaa" loext:opacity="100%" style:font-name="Consolas" fo:font-size="10.5pt" fo:background-color="#1f1f1f" loext:char-shading-value="0"/>
    </style:style>
    <style:style style:name="T233" style:family="text">
      <style:text-properties fo:color="#9cdcfe" loext:opacity="100%" style:font-name="Consolas" fo:font-size="10.5pt" fo:background-color="#1f1f1f" loext:char-shading-value="0"/>
    </style:style>
    <style:style style:name="T234" style:family="text">
      <style:text-properties officeooo:rsid="005756e6" style:font-size-asian="12pt" style:font-weight-asian="normal" style:font-size-complex="12pt" style:font-weight-complex="normal"/>
    </style:style>
    <style:style style:name="T235" style:family="text">
      <style:text-properties fo:color="#b5cea8" loext:opacity="100%" style:font-name="Consolas" fo:font-size="10.5pt" fo:background-color="#1f1f1f" loext:char-shading-value="0"/>
    </style:style>
    <style:style style:name="T236" style:family="text">
      <style:text-properties officeooo:rsid="00593f14" style:font-size-asian="12pt" style:font-weight-asian="normal" style:font-size-complex="12pt" style:font-weight-complex="normal"/>
    </style:style>
    <style:style style:name="T237" style:family="text">
      <style:text-properties officeooo:rsid="005b782d" style:font-size-asian="12pt" style:font-weight-asian="normal" style:font-size-complex="12pt" style:font-weight-complex="normal"/>
    </style:style>
    <style:style style:name="T238" style:family="text">
      <style:text-properties fo:font-size="18pt" fo:font-weight="bold" officeooo:rsid="005baffd" style:font-size-asian="18pt" style:font-weight-asian="bold" style:font-size-complex="18pt" style:font-weight-complex="bold"/>
    </style:style>
    <style:style style:name="T239" style:family="text">
      <style:text-properties officeooo:rsid="005baffd"/>
    </style:style>
    <style:style style:name="T240" style:family="text">
      <style:text-properties fo:font-weight="bold" officeooo:rsid="004c5546" style:font-weight-asian="bold" style:font-weight-complex="bold"/>
    </style:style>
    <style:style style:name="T241" style:family="text">
      <style:text-properties fo:font-weight="bold" officeooo:rsid="005baffd" style:font-weight-asian="bold" style:font-weight-complex="bold"/>
    </style:style>
    <style:style style:name="T242" style:family="text">
      <style:text-properties fo:font-weight="bold" officeooo:rsid="004b8ee1" style:font-weight-asian="bold" style:font-weight-complex="bold"/>
    </style:style>
    <style:style style:name="T243" style:family="text">
      <style:text-properties fo:font-weight="bold" officeooo:rsid="00490a03" style:font-weight-asian="bold" style:font-weight-complex="bold"/>
    </style:style>
    <style:style style:name="T244" style:family="text">
      <style:text-properties style:font-name="Liberation Serif" officeooo:rsid="005baffd"/>
    </style:style>
    <style:style style:name="T245" style:family="text">
      <style:text-properties officeooo:rsid="005baffd" style:font-size-asian="12pt" style:font-weight-asian="normal" style:font-size-complex="12pt" style:font-weight-complex="normal"/>
    </style:style>
    <style:style style:name="T246" style:family="text">
      <style:text-properties officeooo:rsid="005d0a3a"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p text:style-name="P70"/>
      <text:h text:style-name="P71"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2"><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3"><text:span text:style-name="T2">Objectif :</text:span> Créer une fonction qui prend un titre et nous renvoie une chaîne de caractères formatée.</text:p>
      <text:p text:style-name="P74"><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text:soft-page-break/>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2"><text:span text:style-name="Source_20_Text"><text:span text:style-name="T73"/></text:span></text:p>
      <text:p text:style-name="P75"><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5"><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6"/>
      <text:h text:style-name="P77" text:outline-level="3"><text:span text:style-name="Source_20_Text"><text:span text:style-name="T71"/></text:span></text:h>
      <text:h text:style-name="P78"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9" text:outline-level="2">6.1. La condition <text:span text:style-name="Source_20_Text">if</text:span> (La prise de décision)<text:span text:style-name="T83"> </text:span></text:h>
      <text:p text:style-name="P80"><text:span text:style-name="T83">Le </text:span><text:span text:style-name="Source_20_Text"><text:span text:style-name="T83">if</text:span></text:span><text:span text:style-name="T83"> en Rust fonctionne comme dans les autres langages, mais sans parenthèses autour de la condition. </text:span></text:p>
      <text:p text:style-name="P81"><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27"/>
      <text:p text:style-name="P70"/>
      <text:p text:style-name="P82"><text:span text:style-name="Source_20_Text"><text:span text:style-name="T83"/></text:span></text:p>
      <text:h text:style-name="P83" text:outline-level="2"><text:span text:style-name="T85">6.2. Le </text:span><text:span text:style-name="Source_20_Text"><text:span text:style-name="T85">match</text:span></text:span><text:span text:style-name="T85"> (Le "Switch" surpuissant)</text:span></text:h>
      <text:p text:style-name="P84">Le <text:span text:style-name="Source_20_Text">match</text:span> est l'un des outils les plus aimés en Rust. Il oblige à traiter <text:span text:style-name="T2">tous les cas possibles</text:span>, ce qui évite les bugs.</text:p>
      <text:p text:style-name="P85"><text:span text:style-name="T52">fn</text:span> <text:span text:style-name="T66">main</text:span>() {</text:p>
      <text:p text:style-name="P26"><text:soft-page-break/>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4"/>
      <text:p text:style-name="P86">Ici le _ gère tous les cas autres que 1 er 2 eme et 3 eme.</text:p>
      <text:p text:style-name="P86"/>
      <text:p text:style-name="P76"/>
      <text:h text:style-name="P77" text:outline-level="3"/>
      <text:p text:style-name="P87"/>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8"/>
      <text:p text:style-name="P76"/>
      <text:h text:style-name="P77" text:outline-level="3"/>
      <text:p text:style-name="P89"/>
      <text:p text:style-name="P90">6.4. Première interaction utilisateur</text:p>
      <text:p text:style-name="P91"><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92"><text:span text:style-name="T52">use</text:span> <text:span text:style-name="T68">std</text:span><text:span text:style-name="T54">::</text:span><text:span text:style-name="T68">io</text:span>;</text:p>
      <text:p text:style-name="P93"/>
      <text:p text:style-name="P92"><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text:soft-page-break/>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93"/>
      <text:p text:style-name="P94">Premièrement on importe la bibliothèque </text:p>
      <text:p text:style-name="P94">Dans la variable « saisie », on crée une nouvelle chaîne de caractères vide. En Rust, on ne peut pas simplement recevoir le texte, il faut d’abord le mettre dans une sorte de bac dans lequel Rust viendra mettre les carctères rentrés par l’utilisateur.</text:p>
      <text:p text:style-name="P94">La ligne io::stdin, c’est l’accès à ce que l’utilisateur écrit à l’aide de votre clavier, c’est une sorte de passerelle entre le programme et le terminal. Ensuite, on lit ce qu’écrit l’utilisateur, et on le stocke dans la variable « saisie »</text:p>
      <text:p text:style-name="P95">Ensuite, on stocke tout ça dans la variable titre, en nettoyant les espaces et les sauts de ligne indésirables grâce à .trim .</text:p>
      <text:p text:style-name="P95"/>
      <text:p text:style-name="P70"/>
      <text:p text:style-name="P94"/>
      <text:h text:style-name="P96"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7"><text:span text:style-name="Source_20_Text"><text:span text:style-name="T95">7.1. Définir la structure </text:span></text:span></text:p>
      <text:p text:style-name="P98"><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8"><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27"/>
      <text:p text:style-name="P70"><text:span text:style-name="Source_20_Text"><text:span text:style-name="T101"/></text:span></text:p>
      <text:p text:style-name="P97"><text:span text:style-name="Source_20_Text"><text:span text:style-name="T95">7.2. <text:s/>Méthodes avec </text:span></text:span><text:span text:style-name="Source_20_Text"><text:span text:style-name="T102">impl</text:span></text:span></text:p>
      <text:p text:style-name="P97"><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9"><text:soft-page-break/><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9"><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100"/>
      <text:p text:style-name="P101"><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102"/>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    <text:span text:style-name="T24">}</text:span></text:p>
      <text:p text:style-name="P27">}</text:p>
      <text:p text:style-name="P101"><text:span text:style-name="Source_20_Text"><text:span text:style-name="T107"/></text:span></text:p>
      <text:p text:style-name="P103"><text:span text:style-name="Source_20_Text"><text:span text:style-name="T108">Ici on utilise new pour créer une nouvelle instance de Task.</text:span></text:span></text:p>
      <text:p text:style-name="P103"><text:span text:style-name="Source_20_Text"><text:span text:style-name="T108">Et on utilise display pour que Task s’affiche lui-même.</text:span></text:span></text:p>
      <text:p text:style-name="P76"/>
      <text:h text:style-name="P77" text:outline-level="3"><text:span text:style-name="Source_20_Text"><text:span text:style-name="T109"/></text:span></text:h>
      <text:h text:style-name="P96" text:outline-level="2"><text:span text:style-name="Source_20_Text"><text:span text:style-name="T95">7.3. Struct Update Syntax</text:span></text:span></text:h>
      <text:p text:style-name="P104">C'est une syntaxe pour créer une nouvelle structure à partir d'une ancienne en ne changeant que quelques champs. On utilise l'opérateur .. <text:s text:c="2"/>.</text:p>
      <text:p text:style-name="P105"><text:span text:style-name="Source_20_Text"><text:span text:style-name="T110">fn</text:span></text:span><text:span text:style-name="Source_20_Text"><text:span text:style-name="T111"> </text:span></text:span><text:span text:style-name="Source_20_Text"><text:span text:style-name="T112">main</text:span></text:span><text:span text:style-name="Source_20_Text"><text:span text:style-name="T111">()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6"/>
      <text:p text:style-name="P107">Ici task1 n’est plus utilisable car son titre a été déplacé dans task2, à cause de l’ownership.</text:p>
      <text:p text:style-name="P108"><text:span text:style-name="Source_20_Text"><text:span text:style-name="T113"/></text:span></text:p>
      <text:p text:style-name="P76"/>
      <text:h text:style-name="P77" text:outline-level="3"><text:soft-page-break/><text:span text:style-name="Source_20_Text"><text:span text:style-name="T114"/></text:span></text:h>
      <text:h text:style-name="P109" text:outline-level="2"><text:span text:style-name="Source_20_Text"><text:span text:style-name="T95">7.</text:span></text:span><text:span text:style-name="Source_20_Text"><text:span text:style-name="T115">4</text:span></text:span><text:span text:style-name="Source_20_Text"><text:span text:style-name="T95">. </text:span></text:span><text:span text:style-name="Source_20_Text"><text:span text:style-name="T115">Liste simple en mémoire (v1)</text:span></text:span></text:h>
      <text:p text:style-name="P108"><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6">ask</text:span></text:span><text:span text:style-name="Source_20_Text"><text:span text:style-name="T83">&gt;</text:span></text:span><text:span text:style-name="T83">). C'est un tableau dynamique qui peut grandir. </text:span></text:p>
      <text:p text:style-name="P105"><text:span text:style-name="Source_20_Text"><text:span text:style-name="T110">use</text:span></text:span><text:span text:style-name="Source_20_Text"><text:span text:style-name="T111"> </text:span></text:span><text:span text:style-name="Source_20_Text"><text:span text:style-name="T117">std</text:span></text:span><text:span text:style-name="Source_20_Text"><text:span text:style-name="T118">::</text:span></text:span><text:span text:style-name="Source_20_Text"><text:span text:style-name="T117">io</text:span></text:span><text:span text:style-name="Source_20_Text"><text:span text:style-name="T111">;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text:soft-page-break/>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8"><text:span text:style-name="Source_20_Text"><text:span text:style-name="T113"/></text:span></text:p>
      <text:p text:style-name="P110"><text:span text:style-name="Source_20_Text"><text:span text:style-name="T121">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76"/>
      <text:h text:style-name="P77" text:outline-level="3"><text:span text:style-name="Source_20_Text"><text:span text:style-name="T122"/></text:span></text:h>
      <text:h text:style-name="P3" text:outline-level="1">Module <text:span text:style-name="T1">2</text:span> : Ownership, Borrowing &amp; Lifetimes</text:h>
      <text:p text:style-name="P111"/>
      <text:p text:style-name="P112">8 <text:span text:style-name="Source_20_Text"><text:span text:style-name="T123">—</text:span></text:span> Stack vs Heap </text:p>
      <text:p text:style-name="P113">La Stack <text:span text:style-name="T1">(ou pile)</text:span> est une zone de mémoire organisée de manière stricte (LIFO : Dernier entré, premier sorti).</text:p>
      <text:list text:style-name="L13">
        <text:list-item>
          <text:p text:style-name="P114"><text:span text:style-name="T2">Données :</text:span> Uniquement des types dont la taille est <text:span text:style-name="T2">connue à l'avance</text:span> (<text:span text:style-name="T1">int</text:span>, bool <text:span text:style-name="T1">par exemple</text:span>).</text:p>
        </text:list-item>
        <text:list-item>
          <text:p text:style-name="P114"><text:span text:style-name="T2">Fonctionnement :</text:span> Le processeur ajoute ou retire des données au sommet de la pile. C'est ultra-rapide car il n'y a pas de recherche d'espace libre.</text:p>
        </text:list-item>
        <text:list-item>
          <text:p text:style-name="P114"><text:span text:style-name="T2">Durée de vie :</text:span> Automatique. Quand une fonction se termine, sa "pile" est nettoyée instantanément.</text:p>
        </text:list-item>
      </text:list>
      <text:p text:style-name="Text_20_body"><text:soft-page-break/>La Heap est un grand espace mémoire "en vrac" pour les données qui peuvent grandir.</text:p>
      <text:list text:style-name="L14">
        <text:list-item>
          <text:p text:style-name="P115"><text:span text:style-name="T2">Données :</text:span> Types à <text:span text:style-name="T2">taille variable</text:span> (le texte d'une <text:span text:style-name="T1">String</text:span>, les éléments d'un <text:span text:style-name="T1">Vec</text:span>).</text:p>
        </text:list-item>
        <text:list-item>
          <text:p text:style-name="P115"><text:span text:style-name="T2">Fonctionnement :</text:span> Le programme demande au système <text:span text:style-name="T1">de lui trouver des octets libres</text:span>. Le système cherche, réserve la place et renvoie une <text:span text:style-name="T2">adresse </text:span><text:span text:style-name="T124">(un pointeur)</text:span><text:span text:style-name="T36">.</text:span></text:p>
        </text:list-item>
        <text:list-item>
          <text:p text:style-name="P115"><text:span text:style-name="T2">Durée de vie :</text:span> Gérée par l'<text:span text:style-name="T2">Ownership</text:span> en Rust. La mémoire est libérée dès que le propriétaire de l'adresse est détruit.</text:p>
        </text:list-item>
      </text:list>
      <text:p text:style-name="P70"/>
      <text:p text:style-name="P113"/>
      <text:p text:style-name="P116"><text:span text:style-name="Source_20_Text"><text:span text:style-name="T125">8.1. </text:span></text:span><text:span text:style-name="Source_20_Text"><text:span text:style-name="T126">String vs &amp;str </text:span></text:span></text:p>
      <text:p text:style-name="P117">C'est la conséquence directe du point précédent :</text:p>
      <text:list text:style-name="L15">
        <text:list-item>
          <text:p text:style-name="P118"><text:span text:style-name="Source_20_Text"><text:span text:style-name="T127">String</text:span></text:span><text:span text:style-name="T127"> (sur la Heap) : C'est le texte dont on est propriétaire. On peut le modifier, l'agrandir, le supprimer. C'est ce qu'on utilise dans notre </text:span><text:span text:style-name="Source_20_Text"><text:span text:style-name="T127">struct Task</text:span></text:span><text:span text:style-name="T127">.</text:span></text:p>
        </text:list-item>
        <text:list-item>
          <text:p text:style-name="P118"><text:span text:style-name="Source_20_Text"><text:span text:style-name="T127">&amp;str</text:span></text:span><text:span text:style-name="T127"> (sur la Stack) : C'est juste une vue ou un "pointeur" vers du texte. </text:span><text:span text:style-name="T128">On peut la lire mais pas la changer.</text:span></text:p>
        </text:list-item>
      </text:list>
      <text:p text:style-name="P76"/>
      <text:h text:style-name="P77" text:outline-level="3"/>
      <text:p text:style-name="P119"><text:span text:style-name="Source_20_Text"><text:span text:style-name="T125">8.</text:span></text:span><text:span text:style-name="Source_20_Text"><text:span text:style-name="T129">2</text:span></text:span><text:span text:style-name="Source_20_Text"><text:span text:style-name="T125">. </text:span></text:span><text:span text:style-name="Source_20_Text"><text:span text:style-name="T129">Move Semantics</text:span></text:span></text:p>
      <text:p text:style-name="P119"><text:span text:style-name="Source_20_Text"><text:span text:style-name="T130">Le </text:span></text:span><text:span text:style-name="Source_20_Text"><text:span text:style-name="T131">Move Semantics</text:span></text:span><text:span text:style-name="Source_20_Text"><text:span text:style-name="T130">, c'est ce qui se passe concrètement dans la mémoire (la RAM) :</text:span></text:span></text:p>
      <text:list text:style-name="L16">
        <text:list-item>
          <text:p text:style-name="P120"><text:span text:style-name="T2">C'est une copie superficielle (Shallow Copy) :</text:span> Rust copie uniquement les données qui sont sur la <text:span text:style-name="T2">Stack</text:span> (le pointeur, la longueur, la capacité).</text:p>
        </text:list-item>
        <text:list-item>
          <text:p text:style-name="P120"><text:span text:style-name="T2">Pas de copie sur la Heap :</text:span> Le contenu (le texte "Maîtriser le Rust") ne bouge pas d'un millimètre dans la mémoire.</text:p>
        </text:list-item>
        <text:list-item>
          <text:p text:style-name="P120"><text:span text:style-name="T2">Invalidation :</text:span> Rust considère que l'ancienne variable sur la Stack est désormais "non initialisée".</text:p>
        </text:list-item>
      </text:list>
      <text:p text:style-name="P121">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76"/>
      <text:h text:style-name="P77" text:outline-level="3"/>
      <text:p text:style-name="P122"><text:span text:style-name="Source_20_Text"><text:span text:style-name="T126">8.</text:span></text:span><text:span text:style-name="Source_20_Text"><text:span text:style-name="T132">3</text:span></text:span><text:span text:style-name="Source_20_Text"><text:span text:style-name="T126">. </text:span></text:span><text:span text:style-name="Source_20_Text"><text:span text:style-name="T133">Problème d’Ownership</text:span></text:span></text:p>
      <text:p text:style-name="P123"><text:soft-page-break/>Changez le code à l’intérieur de ce if. Que se passe-t-il ?</text:p>
      <text:p text:style-name="P124"><text:span text:style-name="Source_20_Text"><text:span text:style-name="T134">if</text:span></text:span><text:span text:style-name="Source_20_Text"><text:span text:style-name="T135"> </text:span></text:span><text:span text:style-name="Source_20_Text"><text:span text:style-name="T136">!</text:span></text:span><text:span text:style-name="Source_20_Text"><text:span text:style-name="T137">titre</text:span></text:span><text:span text:style-name="Source_20_Text"><text:span text:style-name="T136">.</text:span></text:span><text:span text:style-name="Source_20_Text"><text:span text:style-name="T138">is_empty</text:span></text:span><text:span text:style-name="Source_20_Text"><text:span text:style-name="T135">()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9"><text:span text:style-name="Source_20_Text"><text:span text:style-name="T130"/></text:span></text:p>
      <text:p text:style-name="P122"><text:span text:style-name="Source_20_Text"><text:span text:style-name="T139">(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76"/>
      <text:h text:style-name="P77" text:outline-level="3"><text:span text:style-name="Source_20_Text"><text:span text:style-name="T140"/></text:span></text:h>
      <text:p text:style-name="P125"><text:span text:style-name="Source_20_Text"><text:span text:style-name="T141">9</text:span></text:span><text:span text:style-name="Source_20_Text"><text:span text:style-name="T142"> — </text:span></text:span><text:span text:style-name="Source_20_Text"><text:span text:style-name="T141">Règles Fondamentales d’Ownership</text:span></text:span></text:p>
      <text:p text:style-name="P126"><text:span text:style-name="Source_20_Text"><text:span text:style-name="T143">9.1. </text:span></text:span><text:span text:style-name="Source_20_Text"><text:span text:style-name="T144">Chaque valeur a un propriétaire </text:span></text:span></text:p>
      <text:p text:style-name="P127">Chaque donnée en mémoire (sur la Heap) doit être reliée à une variable sur la Stack.</text:p>
      <text:list text:style-name="L17">
        <text:list-item>
          <text:p text:style-name="P128"><text:span text:style-name="T127">Dans ton code : Quand tu fais </text:span><text:span text:style-name="Source_20_Text"><text:span text:style-name="T127">let titre = … </text:span></text:span><text:span text:style-name="T127">, la variable </text:span><text:span text:style-name="Source_20_Text"><text:span text:style-name="T127">titre</text:span></text:span><text:span text:style-name="T127"> est la propriétaire officielle de ce texte.</text:span></text:p>
        </text:list-item>
        <text:list-item>
          <text:p text:style-name="P129">La règle : Pas de propriétaire = la donnée n'existe pas ou est immédiatement supprimée.</text:p>
        </text:list-item>
      </text:list>
      <text:p text:style-name="P76"/>
      <text:h text:style-name="P77" text:outline-level="3"/>
      <text:h text:style-name="P130" text:outline-level="3"><text:span text:style-name="Source_20_Text"><text:span text:style-name="T143">9.</text:span></text:span><text:span text:style-name="Source_20_Text"><text:span text:style-name="T144">2. Un seul propriétaire à la fois </text:span></text:span></text:h>
      <text:p text:style-name="P127">C'est la règle qui provoque le fameux Move qu'on a vu au point 8.<text:span text:style-name="T145">2</text:span>.</text:p>
      <text:list text:style-name="L18">
        <text:list-item>
          <text:p text:style-name="P131"><text:span text:style-name="T127">Le concept : On ne peut pas avoir deux variables qui possèdent la même </text:span><text:span text:style-name="Source_20_Text"><text:span text:style-name="T127">String</text:span></text:span><text:span text:style-name="T127"> sur la Heap.</text:span></text:p>
        </text:list-item>
        <text:list-item>
          <text:p text:style-name="P131"><text:soft-page-break/><text:span text:style-name="T127">L'action : Si tu donnes </text:span><text:span text:style-name="Source_20_Text"><text:span text:style-name="T127">titre</text:span></text:span><text:span text:style-name="T127"> à ta </text:span><text:span text:style-name="Source_20_Text"><text:span text:style-name="T127">struct Task</text:span></text:span><text:span text:style-name="T127">, </text:span><text:span text:style-name="Source_20_Text"><text:span text:style-name="T127">titre</text:span></text:span><text:span text:style-name="T127"> perd ses droits. Il n'y a pas de "copropriété" en Rust par défaut.</text:span></text:p>
        </text:list-item>
        <text:list-item>
          <text:p text:style-name="P132">Pourquoi ? Pour éviter que deux personnes essaient de modifier ou de supprimer la même mémoire en même temps (ce qui cause des crashs).</text:p>
        </text:list-item>
      </text:list>
      <text:p text:style-name="P76"/>
      <text:h text:style-name="P77" text:outline-level="3"/>
      <text:h text:style-name="P130" text:outline-level="3"><text:span text:style-name="Source_20_Text"><text:span text:style-name="T146">9.</text:span></text:span><text:span text:style-name="Source_20_Text"><text:span text:style-name="T144">3. Le Drop automatique</text:span></text:span></text:h>
      <text:p text:style-name="P133"><text:span text:style-name="T127">C'est la magie de Rust. Contrairement au C où il faut faire </text:span><text:span text:style-name="Source_20_Text"><text:span text:style-name="T127">free()</text:span></text:span><text:span text:style-name="T127"> manuellement, Rust s'en occupe tout seul.</text:span></text:p>
      <text:list text:style-name="L19">
        <text:list-item>
          <text:p text:style-name="P134"><text:span text:style-name="T127">Le Scope (Portée) : Quand une variable sort de l'accolade </text:span><text:span text:style-name="Source_20_Text"><text:span text:style-name="T127">}</text:span></text:span><text:span text:style-name="T127"> où elle a été créée, Rust appelle automatiquement une fonction invisible nommée </text:span><text:span text:style-name="Source_20_Text"><text:span text:style-name="T127">drop</text:span></text:span><text:span text:style-name="T127">.</text:span></text:p>
        </text:list-item>
        <text:list-item>
          <text:p text:style-name="P135">Conséquence : La mémoire sur la Heap est libérée immédiatement.</text:p>
        </text:list-item>
      </text:list>
      <text:p text:style-name="P133"><text:span text:style-name="T127">Exemple dans ta boucle </text:span><text:span text:style-name="Source_20_Text"><text:span text:style-name="T127">loop</text:span></text:span><text:span text:style-name="T127"> :</text:span></text:p>
      <text:p text:style-name="P136"><text:span text:style-name="T86">loop</text:span> {</text:p>
      <text:p text:style-name="P26">        <text:span text:style-name="T23">println!</text:span><text:span text:style-name="T24">(</text:span><text:span text:style-name="T25">"</text:span><text:span text:style-name="T28">\n</text:span><text:span text:style-name="T25">Entrez une nouvelle tâche (ou tapez 'quitter' pour voir la liste et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text:soft-page-break/>        <text:span text:style-name="T24">}</text:span></text:p>
      <text:p text:style-name="P26">    <text:span text:style-name="T24">}</text:span></text:p>
      <text:p text:style-name="P137"/>
      <text:p text:style-name="P137">La variable saisie sort du scope après la toute dernière accolade, Rust fait drop(saisie) et nettoie la RAM à chaque loop.</text:p>
      <text:p text:style-name="P76"/>
      <text:h text:style-name="P77" text:outline-level="3"/>
      <text:p text:style-name="P138"><text:span text:style-name="Source_20_Text"><text:span text:style-name="T141">1</text:span></text:span><text:span text:style-name="Source_20_Text"><text:span text:style-name="T147">0</text:span></text:span><text:span text:style-name="Source_20_Text"><text:span text:style-name="T142"> — </text:span></text:span><text:span text:style-name="Source_20_Text"><text:span text:style-name="T147">Le Borrowing</text:span></text:span></text:p>
      <text:p text:style-name="P139"><text:span text:style-name="Source_20_Text"><text:span text:style-name="T148">Si l’Ownership est le droit de propriété, le Borrowing est le système de location.<text:line-break/>En Rust, on ne veut pas toujours "donner" une variable (Move), on veut souvent juste la "prêter". </text:span></text:span></text:p>
      <text:p text:style-name="P76"/>
      <text:h text:style-name="P77" text:outline-level="3"><text:span text:style-name="Source_20_Text"><text:span text:style-name="T149"/></text:span></text:h>
      <text:h text:style-name="P140" text:outline-level="2"><text:span text:style-name="Source_20_Text"><text:span text:style-name="T150">10.1. Le Borrowing Immuable (</text:span></text:span><text:span text:style-name="Source_20_Text"><text:span text:style-name="T151">&amp;</text:span></text:span><text:span text:style-name="Source_20_Text"><text:span text:style-name="T150">)</text:span></text:span></text:h>
      <text:p text:style-name="P141">C'est un prêt en <text:span text:style-name="T2">lecture seule</text:span>.</text:p>
      <text:list text:style-name="L20">
        <text:list-item>
          <text:p text:style-name="P142"><text:span text:style-name="T2">Le symbole :</text:span> <text:span text:style-name="Source_20_Text">&amp;</text:span></text:p>
        </text:list-item>
        <text:list-item>
          <text:p text:style-name="P142"><text:span text:style-name="T2">Dans le code :</text:span> La méthode <text:span text:style-name="Source_20_Text">fn display(&amp;self)</text:span> utilise un emprunt. On veut juste lire les données de la tâche pour les afficher.</text:p>
        </text:list-item>
      </text:list>
      <text:p text:style-name="P76"/>
      <text:h text:style-name="P77" text:outline-level="3"/>
      <text:h text:style-name="P140" text:outline-level="2"><text:span text:style-name="Source_20_Text"><text:span text:style-name="T150">10.2. Le Borrowing Mutable (</text:span></text:span><text:span text:style-name="Source_20_Text"><text:span text:style-name="T151">&amp;mut</text:span></text:span><text:span text:style-name="Source_20_Text"><text:span text:style-name="T150">)</text:span></text:span></text:h>
      <text:p text:style-name="P141">C'est un prêt en <text:span text:style-name="T2">lecture et écriture</text:span>.</text:p>
      <text:list text:style-name="L21">
        <text:list-item>
          <text:p text:style-name="P143"><text:span text:style-name="T2">Le symbole :</text:span> <text:span text:style-name="Source_20_Text">&amp;mut</text:span></text:p>
        </text:list-item>
        <text:list-item>
          <text:p text:style-name="P143"><text:span text:style-name="T2">Usage :</text:span> On s'en sert pour changer la valeur d'une variable sans en perdre la propriété.</text:p>
        </text:list-item>
      </text:list>
      <text:p text:style-name="P76"/>
      <text:h text:style-name="P77" text:outline-level="3"/>
      <text:h text:style-name="P140" text:outline-level="2"><text:span text:style-name="Source_20_Text"><text:span text:style-name="T150">10.3. La Règle d'Exclusivité </text:span></text:span></text:h>
      <text:p text:style-name="P141">C'est la règle la plus importante pour la sécurité de Rust. Pour éviter les bugs de mémoire, Rust impose :</text:p>
      <text:list text:style-name="L22">
        <text:list-item>
          <text:p text:style-name="P144"><text:span text:style-name="Source_20_Text"><text:span text:style-name="T152">Autant de Borrowing Immuable (&amp;) que l’on veut en même temps</text:span></text:span></text:p>
        </text:list-item>
        <text:list-item>
          <text:p text:style-name="P145"><text:soft-page-break/><text:span text:style-name="T2">Le concept :</text:span> Tu prêtes ta console à un ami : il peut regarder les jeux, y jouer, mais il n'a pas le droit de la démonter ou de la peindre en bleu.</text:p>
        </text:list-item>
      </text:list>
      <text:p text:style-name="P76"/>
      <text:h text:style-name="P146" text:outline-level="3"/>
      <text:h text:style-name="P147" text:outline-level="2"><text:span text:style-name="Source_20_Text"><text:span text:style-name="T150">10.</text:span></text:span><text:span text:style-name="Source_20_Text"><text:span text:style-name="T153">4.</text:span></text:span><text:span text:style-name="Source_20_Text"><text:span text:style-name="T150"> </text:span></text:span><text:span text:style-name="Source_20_Text"><text:span text:style-name="T153">Modifier une tâche proprement</text:span></text:span></text:h>
      <text:p text:style-name="P148"><text:span text:style-name="Source_20_Text"><text:span text:style-name="T154">Exercice : Faire en sorte qu’on puisse modifier une tâche</text:span></text:span></text:p>
      <text:p text:style-name="P148"><text:span text:style-name="Source_20_Text"><text:span text:style-name="T154">Réponse Code :</text:span></text:span></text:p>
      <text:p text:style-name="P149"><text:span text:style-name="T52">use</text:span> <text:span text:style-name="T68">std</text:span><text:span text:style-name="T54">::</text:span><text:span text:style-name="T68">io</text:span>; </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text:span><text:span text:style-name="T155">quitter</text:span><text:span text:style-name="T25">'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text:soft-page-break/>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text:span><text:span text:style-name="T155">quitter</text:span><text:span text:style-name="T25">"</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7"/>
      <text:p text:style-name="P150">Premièrement il faut rajouter des else après le premier if pour qu’ils ne s’activent pas systématiquement.<text:line-break/></text:p>
      <text:p text:style-name="P150">Ensuite, j’ai rajouté une boucle if, si on écrit liste, la liste s’affiche, au lieu de l’afficher seulement lorsqu’on quitte le programme.<text:line-break/></text:p>
      <text:p text:style-name="P150">Enfin, j’ai rajouté une autre boucle if qui fait en sorte que si on entre l’id de la tâche, on peut changer son état en ‘Complété’.<text:line-break/></text:p>
      <text:p text:style-name="P150"><text:soft-page-break/>‘parse ::&lt;u32&gt;’ vérifie si on a entré un numéro. Si oui, il renvoie Ok (d’où let Ok) avec l’id rentré, et change l’état de la tâche qui correspond à l’id.</text:p>
      <text:p text:style-name="P76"/>
      <text:h text:style-name="P151" text:outline-level="3"/>
      <text:p text:style-name="P152"><text:span text:style-name="Source_20_Text"><text:span text:style-name="T141">1</text:span></text:span><text:span text:style-name="Source_20_Text"><text:span text:style-name="T157">1</text:span></text:span><text:span text:style-name="Source_20_Text"><text:span text:style-name="T142"> — </text:span></text:span><text:span text:style-name="Source_20_Text"><text:span text:style-name="T157">Comprendre les erreurs du compilateur</text:span></text:span></text:p>
      <text:p text:style-name="P153">11.1. Les messages typiques : Décrypter le langage</text:p>
      <text:p text:style-name="P154">Le compilateur Rust utilise un format très visuel. <text:span text:style-name="T158">Voici les erreurs typiques que vous rencontrerez lorsque vous coderez en Rust :</text:span></text:p>
      <text:list text:style-name="L23">
        <text:list-item>
          <text:p text:style-name="P155"><text:span text:style-name="T127">Le code erreur </text:span><text:span text:style-name="Source_20_Text"><text:span text:style-name="T127">E0382 : use of moved value <text:s/></text:span></text:span><text:span text:style-name="T127">: </text:span><text:span text:style-name="T159">Lorsqu’on essaie d’utiliser une variable dont la propriété a été transférée ailleurs</text:span></text:p>
        </text:list-item>
        <text:list-item>
          <text:p text:style-name="P156"><text:span text:style-name="T160">E0502 </text:span><text:span text:style-name="T161">: borrow conflict : </text:span><text:span text:style-name="T162">Lorsqu’on mélange lecture seule (&amp;) et modification (&amp;mut)</text:span></text:p>
        </text:list-item>
        <text:list-item>
          <text:p text:style-name="P157">E0594 : cannot assign : <text:span text:style-name="T163">Lorsqu’on essaie de modifier une variable qui a été déclarée avec let et non let mut</text:span></text:p>
        </text:list-item>
        <text:list-item>
          <text:p text:style-name="P157">E0308 : mismatched types : <text:span text:style-name="T163">Lorsqu’on oublie de convertir le type d’une variable</text:span></text:p>
        </text:list-item>
        <text:list-item>
          <text:p text:style-name="P155"><text:span text:style-name="T164">E0425 : cannot find value in this scope</text:span><text:span text:style-name="T162"> : Lorsqu’on veut utiliser une variable qui n’existe pas, par exemple en faisant une faute de frappe</text:span></text:p>
        </text:list-item>
      </text:list>
      <text:p text:style-name="P158"><text:span text:style-name="T127">On peut taper </text:span><text:span text:style-name="Source_20_Text"><text:span text:style-name="T127">rustc --explain E</text:span></text:span><text:span text:style-name="Source_20_Text"><text:span text:style-name="T159">0000</text:span></text:span><text:span text:style-name="T127"> </text:span><text:span text:style-name="T159">(remplacer les 0 par le vrai code d’erreur) </text:span><text:span text:style-name="T127">dans le terminal pour avoir une documentation complète.</text:span></text:p>
      <text:p text:style-name="P76"/>
      <text:h text:style-name="P77" text:outline-level="3"/>
      <text:p text:style-name="P159">11.<text:span text:style-name="T165">2</text:span>. <text:span text:style-name="T165">Pourquoi Rust refuse le code</text:span></text:p>
      <text:p text:style-name="P154">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76"/>
      <text:h text:style-name="P77" text:outline-level="3"/>
      <text:p text:style-name="P159">11.<text:span text:style-name="T165">3</text:span>. <text:span text:style-name="T165">Correction guidée</text:span></text:p>
      <text:h text:style-name="P160" text:outline-level="3">Étape 1 : Localiser et Identifier</text:h>
      <text:p text:style-name="P161"><text:span text:style-name="T165">C</text:span>hercher :</text:p>
      <text:list text:style-name="L24">
        <text:list-item>
          <text:p text:style-name="P162"><text:span text:style-name="T127">La ligne fautive (ex: </text:span><text:span text:style-name="Source_20_Text"><text:span text:style-name="T127">src/main.rs:42</text:span></text:span><text:span text:style-name="T127">).</text:span></text:p>
        </text:list-item>
        <text:list-item>
          <text:p text:style-name="P162"><text:span text:style-name="T127">Le code erreur (ex: </text:span><text:span text:style-name="Source_20_Text"><text:span text:style-name="T127">E0382</text:span></text:span><text:span text:style-name="T127">).</text:span></text:p>
        </text:list-item>
      </text:list>
      <text:p text:style-name="P163"><text:soft-page-break/><text:span text:style-name="T127">L'astuce : Si l'erreur est obscure, taper </text:span><text:span text:style-name="Source_20_Text"><text:span text:style-name="T127">rustc --explain E0382</text:span></text:span><text:span text:style-name="T127">. C'est le meilleur moyen </text:span><text:span text:style-name="T166">d’apprendre par soi même.</text:span></text:p>
      <text:p text:style-name="P164">Étape 2 : Analyser le conflit (Lecture vs Écriture) </text:p>
      <text:p text:style-name="P165">Se poser ce type de question : </text:p>
      <text:list text:style-name="L25">
        <text:list-item>
          <text:p text:style-name="P166">"Est-ce que j'essaie d'utiliser une variable que j'ai déjà 'donnée' (Move) ?"</text:p>
        </text:list-item>
        <text:list-item>
          <text:p text:style-name="P167"><text:span text:style-name="T36">"Est-ce que j'essaie de modifier (</text:span><text:span text:style-name="Source_20_Text"><text:span text:style-name="T36">&amp;mut</text:span></text:span><text:span text:style-name="T36">) une liste alors que je suis déjà en train de la lire (</text:span><text:span text:style-name="Source_20_Text"><text:span text:style-name="T36">&amp;</text:span></text:span><text:span text:style-name="T36">) ?"</text:span></text:p>
        </text:list-item>
      </text:list>
      <text:h text:style-name="P168" text:outline-level="3">Étape 3 : Appliquer la suggestion du <text:span text:style-name="Source_20_Text">help:</text:span></text:h>
      <text:p text:style-name="P169">C'est l'étape la plus concrète. Rust propose presque toujours une solution.</text:p>
      <text:p text:style-name="P76"/>
      <text:h text:style-name="P77" text:outline-level="3"/>
      <text:p text:style-name="P170">1<text:span text:style-name="T167">2</text:span> — <text:span text:style-name="T167">Collections et ownership</text:span></text:p>
      <text:h text:style-name="P171" text:outline-level="2"><text:span text:style-name="T168">12.1 — Le </text:span><text:span text:style-name="Source_20_Text"><text:span text:style-name="T168">Vec&lt;Task&gt;</text:span></text:span><text:span text:style-name="T168"> : La force de la collection</text:span></text:h>
      <text:p text:style-name="P172"><text:span text:style-name="T169">On l’a déjà vu plus tôt dans le TP, mais l</text:span>e <text:span text:style-name="Source_20_Text">Vec</text:span> (Vecteur) est une liste dynamique. Contrairement à un tableau classique, il peut grossir ou rétrécir.</text:p>
      <text:list text:style-name="L26">
        <text:list-item>
          <text:p text:style-name="P173"><text:span text:style-name="T2">Ownership</text:span> : Le <text:span text:style-name="Source_20_Text">Vec</text:span> est le <text:span text:style-name="T2">propriétaire</text:span> des tâches qu'il contient.</text:p>
        </text:list-item>
        <text:list-item>
          <text:p text:style-name="P173"><text:span text:style-name="T2">Mémoire</text:span> : Quand tu fais <text:span text:style-name="Source_20_Text">list.push(nouvelle_tache)</text:span>, la variable <text:span text:style-name="Source_20_Text">nouvelle_tache</text:span> est <text:span text:style-name="T2">déplacée</text:span> (Move) dans le vecteur. Elle n'appartient plus au bloc de code local, elle appartient à la liste.</text:p>
        </text:list-item>
      </text:list>
      <text:p text:style-name="P76"/>
      <text:h text:style-name="P77" text:outline-level="3"/>
      <text:h text:style-name="P174" text:outline-level="2">12.2 — Itération : Comment lire la liste ?</text:h>
      <text:p text:style-name="P172">Il y a trois façons de parcourir ton <text:span text:style-name="Source_20_Text">Vec&lt;Task&gt;</text:span>, et chacune a une conséquence sur l'Ownership :</text:p>
      <text:list text:style-name="L27">
        <text:list-item>
          <text:p text:style-name="P175"><text:span text:style-name="Source_20_Text"><text:span text:style-name="T2">for task in list</text:span></text:span> : (<text:span text:style-name="T167">Déconseillé</text:span>) Tu <text:span text:style-name="T2">détruis</text:span> la liste en la parcourant. Chaque tâche est extraite et donnée à la boucle. Après ça, <text:span text:style-name="Source_20_Text">list</text:span> est vide et inutilisable.</text:p>
        </text:list-item>
        <text:list-item>
          <text:p text:style-name="P175"><text:span text:style-name="Source_20_Text"><text:span text:style-name="T2">for task in &amp;list</text:span></text:span> : (Le plus courant) Tu <text:span text:style-name="T2">empruntes</text:span> la liste. Tu peux lire chaque tâche, mais pas les modifier.</text:p>
        </text:list-item>
        <text:list-item>
          <text:p text:style-name="P175"><text:span text:style-name="Source_20_Text"><text:span text:style-name="T2">for task in &amp;mut list</text:span></text:span> : Tu empruntes la liste pour la <text:span text:style-name="T2">modifier</text:span>. C'est ce qu'on utilise pour marquer une tâche comme "Terminée".</text:p>
        </text:list-item>
      </text:list>
      <text:p text:style-name="P76"/>
      <text:h text:style-name="P77" text:outline-level="3"><text:soft-page-break/></text:h>
      <text:h text:style-name="P174" text:outline-level="2">12.3 — <text:span text:style-name="T170">Borrowing dans une boucle</text:span></text:h>
      <text:p text:style-name="P176"><text:span text:style-name="T171">Si, dans notre code on modifie le if de modification d’une tâche pour la transformer, par exemple, en suppression de tâche, cela pourrait donner ça : <text:line-break/><text:line-break/></text:span><text:span text:style-name="T59"> </text:span><text:span text:style-name="T172">else</text:span><text:span text:style-name="T20"> </text:span><text:span text:style-name="T172">if</text:span><text:span text:style-name="T20"> </text:span><text:span text:style-name="T19">let</text:span><text:span text:style-name="T20"> </text:span><text:span text:style-name="T173">Ok</text:span><text:span text:style-name="T20">(</text:span><text:span text:style-name="T42">id_validation</text:span><text:span text:style-name="T20">) </text:span><text:span text:style-name="T43">=</text:span><text:span text:style-name="T20"> </text:span><text:span text:style-name="T42">titre</text:span><text:span text:style-name="T43">.</text:span><text:span text:style-name="T21">parse</text:span><text:span text:style-name="T43">::</text:span><text:span text:style-name="T20">&lt;</text:span><text:span text:style-name="T44">u32</text:span><text:span text:style-name="T20">&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list</text:span><text:span text:style-name="T27">.</text:span><text:span text:style-name="T119">remove</text:span><text:span text:style-name="T24">(</text:span><text:span text:style-name="T33">0</text:span><text:span text:style-name="T24">); </text:span></text:p>
      <text:p text:style-name="P26">            </text:p>
      <text:p text:style-name="P26">            <text:span text:style-name="T23">println!</text:span><text:span text:style-name="T24">(</text:span><text:span text:style-name="T25">"Tâche supprimée !"</text:span><text:span text:style-name="T24">);</text:span></text:p>
      <text:p text:style-name="P26">        <text:span text:style-name="T24">}</text:span></text:p>
      <text:p text:style-name="P26">    <text:span text:style-name="T24">} </text:span></text:p>
      <text:p text:style-name="P27">}</text:p>
      <text:p text:style-name="P177"/>
      <text:p text:style-name="P178">Or, ici, le compilateur nous afficher une erreur. En effet, on ne peut pas emprunter une liste mutable plus d’une fois en même temps. Une bonne manière d’ajouter une suppression de tâche serait d’<text:span text:style-name="T174">ajouter ce code dans la fonction main : </text:span></text:p>
      <text:p text:style-name="P178"/>
      <text:p text:style-name="P179"><text:span text:style-name="T86">else</text:span> <text:span text:style-name="T86">if</text:span> <text:span text:style-name="T53">saisie</text:span><text:span text:style-name="T54">.</text:span><text:span text:style-name="T66">starts_with</text:span>(<text:span text:style-name="T55">"suppr "</text:span>) {</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179"/>
      <text:p text:style-name="P180">Ici, si la saisie commence par suppr (il faut rentrer suppr 1 pour supprimer la tâche 1), on remplace suppr par rien. Ensuite grâce à l’outil parse, on capture le chiffre saisi, grâce à l’outil match, si le parse renvoie Ok, la tâche est supprimée, sinon un message d’erreur s’affiche. Il n’y pas d’erreur de Borrowing.</text:p>
      <text:p text:style-name="P181"><text:s/></text:p>
      <text:p text:style-name="P76"/>
      <text:h text:style-name="P77" text:outline-level="3"/>
      <text:p text:style-name="P169"/>
      <text:p text:style-name="P182"><text:soft-page-break/>13 — Lifetimes (intuition) </text:p>
      <text:p text:style-name="P183">13.1 — Pourquoi ils existent ?</text:p>
      <text:p text:style-name="P184">Le but unique des Lifetimes est d'empêcher les références pendantes (<text:span text:style-name="T11">dangling references</text:span>).</text:p>
      <text:p text:style-name="P184">Une référence pendante arrive quand :</text:p>
      <text:list text:style-name="L28">
        <text:list-item>
          <text:p text:style-name="P185">Tu crées une donnée.</text:p>
        </text:list-item>
        <text:list-item>
          <text:p text:style-name="P186"><text:span text:style-name="T127">Tu crées une référence (</text:span><text:span text:style-name="Source_20_Text"><text:span text:style-name="T127">&amp;</text:span></text:span><text:span text:style-name="T127">) vers cette donnée.</text:span></text:p>
        </text:list-item>
        <text:list-item>
          <text:p text:style-name="P185">La donnée est détruite (elle sort de son scope).</text:p>
        </text:list-item>
        <text:list-item>
          <text:p text:style-name="P185">Tu essaies d'utiliser la référence qui pointe maintenant vers du vide.</text:p>
        </text:list-item>
      </text:list>
      <text:p text:style-name="P184">En C++, cela causerait un crash ou une faille de sécurité. En Rust, le compilateur refuse de compiler car il calcule que la référence vit "plus longtemps" que la donnée qu'elle pointe.</text:p>
      <text:p text:style-name="P76"/>
      <text:h text:style-name="P77" text:outline-level="3"/>
      <text:h text:style-name="P187" text:outline-level="3">13.2 — Exemple simple : Le drame de l'accolade</text:h>
      <text:p text:style-name="P172">On essaie de faire sortir une référence d'une zone où la donnée meurt.</text:p>
      <text:p text:style-name="P188"><text:span text:style-name="T52">fn</text:span> <text:span text:style-name="T66">main</text:span>() {</text:p>
      <text:p text:style-name="P26">    <text:span text:style-name="T23">let</text:span><text:span text:style-name="T24"> </text:span><text:span text:style-name="T26">r</text:span><text:span text:style-name="T24">;                </text:span><text:span text:style-name="T175">// r est déclarée</text:span></text:p>
      <text:p text:style-name="P30"/>
      <text:p text:style-name="P26">    <text:span text:style-name="T24">{                     </text:span><text:span text:style-name="T175">// <text:s/>Début du scope </text:span></text:p>
      <text:p text:style-name="P26">        <text:span text:style-name="T23">let</text:span><text:span text:style-name="T24"> </text:span><text:span text:style-name="T26">x</text:span><text:span text:style-name="T24"> </text:span><text:span text:style-name="T27">=</text:span><text:span text:style-name="T24"> </text:span><text:span text:style-name="T33">5</text:span><text:span text:style-name="T24">;        </text:span><text:span text:style-name="T175">// x est créée ici</text:span></text:p>
      <text:p text:style-name="P26">        <text:span text:style-name="T26">r</text:span><text:span text:style-name="T24"> </text:span><text:span text:style-name="T27">=</text:span><text:span text:style-name="T24"> </text:span><text:span text:style-name="T27">&amp;</text:span><text:span text:style-name="T26">x</text:span><text:span text:style-name="T24">;           </text:span><text:span text:style-name="T175">// r pointe vers x</text:span></text:p>
      <text:p text:style-name="P26">    <text:span text:style-name="T24">}                     </text:span><text:span text:style-name="T175">// <text:s/>x est détruite ici (Fin du scope)</text:span></text:p>
      <text:p text:style-name="P26">                         </text:p>
      <text:p text:style-name="P30"/>
      <text:p text:style-name="P26">    <text:span text:style-name="T23">println!</text:span><text:span text:style-name="T24">(</text:span><text:span text:style-name="T25">"r: </text:span><text:span text:style-name="T23">{}</text:span><text:span text:style-name="T25">"</text:span><text:span text:style-name="T24">, </text:span><text:span text:style-name="T26">r</text:span><text:span text:style-name="T24">); </text:span></text:p>
      <text:p text:style-name="P27">}</text:p>
      <text:p text:style-name="P189">Ici le code nous affiche une erreur, car r pointe vers une valeur qui a été détruite, c’est ça la notion de lifetime, r reste plus longtemps « en vie » que x, car x n’existe que dans le scope contrairement à r.</text:p>
      <text:p text:style-name="P189">Note : ici on déclare la variable r sans rien mettre dedans, on l’initialise tardivement dans le scope. Pas besoin de let mut étant donné qu’on ne modifie pas la variable.</text:p>
      <text:p text:style-name="P76"/>
      <text:h text:style-name="P77" text:outline-level="3"/>
      <text:p text:style-name="P189"/>
      <text:p text:style-name="P190">1<text:span text:style-name="T176">4</text:span> — <text:span text:style-name="T176">Lifetimes annotés</text:span></text:p>
      <text:p text:style-name="P191">14.1 — <text:span text:style-name="T176">Le ‘a</text:span></text:p>
      <text:p text:style-name="P192"><text:soft-page-break/>Jusqu'à présent, Rust gérait les durées de vie tout seul (c'est l'élision). Mais quand on commence à créer des fonctions qui manipulent plusieurs références, Rust peut devenir <text:span text:style-name="T176">confus.</text:span></text:p>
      <text:p text:style-name="P192">Annoter avec <text:span text:style-name="Source_20_Text">'a</text:span> ne change pas la durée de vie de tes variables. C'est simplement une <text:span text:style-name="T2">étiquette</text:span> que tu colles sur tes références pour expliquer leur relation au compilateur. </text:p>
      <text:p text:style-name="P76"/>
      <text:h text:style-name="P77" text:outline-level="3"/>
      <text:p text:style-name="P191">14.2 — Fonction retournant une référence </text:p>
      <text:p text:style-name="P193">Exemple : </text:p>
      <text:p text:style-name="P26">    <text:s/><text:span text:style-name="T175">// Rust refuse : il ne sait pas si le résultat est lié à 't1' ou 't2'</text:span></text:p>
      <text:p text:style-name="P27"><text:span text:style-name="T52">fn</text:span> <text:span text:style-name="T66">plus_longue</text:span>(<text:span text:style-name="T67">t1</text:span><text:span text:style-name="T54">:</text:span> <text:span text:style-name="T54">&amp;</text:span><text:span text:style-name="T68">Task</text:span>, <text:span text:style-name="T67">t2</text:span><text:span text:style-name="T54">:</text:span> <text:span text:style-name="T54">&amp;</text:span><text:span text:style-name="T68">Task</text:span>) <text:span text:style-name="T54">-&gt;</text:span> <text:span text:style-name="T54">&amp;</text:span><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30"/>
      <text:p text:style-name="P194">// Rust accepte : les variables sont liées avec l'étiquette 'a</text:p>
      <text:p text:style-name="P27"><text:span text:style-name="T52">fn</text:span> <text:span text:style-name="T66">plus_longue</text:span>&lt;<text:span text:style-name="T52">'a</text:span>&gt;(<text:span text:style-name="T67">t1</text:span><text:span text:style-name="T54">:</text:span> <text:span text:style-name="T54">&amp;</text:span><text:span text:style-name="T52">'a</text:span> <text:span text:style-name="T68">Task</text:span>, <text:span text:style-name="T67">t2</text:span><text:span text:style-name="T54">:</text:span> <text:span text:style-name="T54">&amp;</text:span><text:span text:style-name="T52">'a</text:span> <text:span text:style-name="T68">Task</text:span>) <text:span text:style-name="T54">-&gt;</text:span> <text:span text:style-name="T54">&amp;</text:span><text:span text:style-name="T52">'a</text:span> <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193"/>
      <text:p text:style-name="P193"><text:span text:style-name="T2">Ce que l'étiquette </text:span><text:span text:style-name="Source_20_Text"><text:span text:style-name="T2">'a</text:span></text:span><text:span text:style-name="T2"> dit ici :</text:span></text:p>
      <text:list text:style-name="L29">
        <text:list-item>
          <text:p text:style-name="P195">On définit une durée de vie commune nommée <text:span text:style-name="Source_20_Text"><text:span text:style-name="T2">a</text:span></text:span>.</text:p>
        </text:list-item>
        <text:list-item>
          <text:p text:style-name="P195">On dit que <text:span text:style-name="Source_20_Text">t1</text:span> et <text:span text:style-name="Source_20_Text">t2</text:span> sont valides pendant au moins cette durée <text:span text:style-name="Source_20_Text"><text:span text:style-name="T2">a</text:span></text:span>.</text:p>
        </text:list-item>
        <text:list-item>
          <text:p text:style-name="P195">On garantit que la tâche renvoyée sera elle aussi valide tant que <text:span text:style-name="Source_20_Text"><text:span text:style-name="T2">a</text:span></text:span> ne s'est pas terminé.</text:p>
        </text:list-item>
      </text:list>
      <text:p text:style-name="P76"/>
      <text:h text:style-name="P77" text:outline-level="3"/>
      <text:p text:style-name="P193"/>
      <text:p text:style-name="P196"><text:span text:style-name="T177">14.</text:span><text:span text:style-name="T178">3</text:span><text:span text:style-name="T177"> — </text:span><text:span text:style-name="T179">Cas appliqué au projet </text:span><text:span text:style-name="T180"> </text:span></text:p>
      <text:p text:style-name="P197">Exercice : Ajouter une fonction de recherche/focus sur une tâche, en utilisant le a.<text:line-break/>Réponse :</text:p>
      <text:p text:style-name="P198"><text:span text:style-name="T52">use</text:span> <text:span text:style-name="T68">std</text:span><text:span text:style-name="T54">::</text:span><text:span text:style-name="T68">io</text:span>; </text:p>
      <text:p text:style-name="P27"><text:span text:style-name="T52">struct</text:span> <text:span text:style-name="T68">Task</text:span> {</text:p>
      <text:p text:style-name="P26"><text:soft-page-break/>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text:soft-page-break/>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suppr "</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30"/>
      <text:p text:style-name="P26">        </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voir "</text:span><text:span text:style-name="T24">) {</text:span></text:p>
      <text:p text:style-name="P26">            <text:span text:style-name="T23">let</text:span><text:span text:style-name="T24"> </text:span><text:span text:style-name="T26">id_str</text:span><text:span text:style-name="T24"> </text:span><text:span text:style-name="T27">=</text:span><text:span text:style-name="T24"> </text:span><text:span text:style-name="T65">saisie</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id_str</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199"/>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text:soft-page-break/>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00"/>
      <text:p text:style-name="P193">I<text:span text:style-name="T181">ci, on ajoute une fonction trouver_tache, qui a donc une durée de vie ‘a. On renvoie une Option, au cas où la tâche n’existe pas. Si une tâche est trouvée, on la met dans un Some. Si rien n’est trouvé, on ne renvoie rien grâce au None.</text:span></text:p>
      <text:p text:style-name="P193"/>
      <text:p text:style-name="P197">Ensuite, dans la fonction main, on commence à faire comme la suppression, puis on prend la valeur qui est dans le Some de la fonction trouver_tache. On associe cette valeur à l’id et si c’est bon, on affiche le « focus », <text:span text:style-name="T182">sinon un message d’erreur.</text:span></text:p>
      <text:p text:style-name="P76"/>
      <text:h text:style-name="P77" text:outline-level="3"/>
      <text:p text:style-name="P197"/>
      <text:p text:style-name="P201"><text:span text:style-name="Source_20_Text"><text:span text:style-name="T141">1</text:span></text:span><text:span text:style-name="Source_20_Text"><text:span text:style-name="T183">5</text:span></text:span><text:span text:style-name="Source_20_Text"><text:span text:style-name="T142"> — </text:span></text:span><text:span text:style-name="Source_20_Text"><text:span text:style-name="T183">Design idiomatique Rust</text:span></text:span></text:p>
      <text:p text:style-name="P201"><text:span text:style-name="Source_20_Text"><text:span text:style-name="T183"/></text:span></text:p>
      <text:p text:style-name="P201"><text:span text:style-name="Source_20_Text"><text:span text:style-name="T184">15.1 — Quand emprunter (</text:span></text:span><text:span text:style-name="Source_20_Text"><text:span text:style-name="T185">&amp;</text:span></text:span><text:span text:style-name="Source_20_Text"><text:span text:style-name="T184">) ?</text:span></text:span></text:p>
      <text:p text:style-name="P201"><text:span text:style-name="Source_20_Text"><text:span text:style-name="T186">La règle d'or : L'emprunt doit être ton choix par défaut.</text:span></text:span></text:p>
      <text:list text:style-name="L30">
        <text:list-item>
          <text:p text:style-name="P202">Pourquoi ? C'est gratuit en termes de performance. Tu ne crées pas de nouvelle donnée, tu donnes juste une "adresse" ou une "vue" sur l'existante.</text:p>
        </text:list-item>
      </text:list>
      <text:p text:style-name="P76"/>
      <text:h text:style-name="P203" text:outline-level="3"/>
      <text:h text:style-name="P204" text:outline-level="2"><text:span text:style-name="Source_20_Text"><text:span text:style-name="T184">15.2 — Quand cloner (</text:span></text:span><text:span text:style-name="Source_20_Text"><text:span text:style-name="T185">.clone()</text:span></text:span><text:span text:style-name="Source_20_Text"><text:span text:style-name="T184">) ?</text:span></text:span></text:h>
      <text:p text:style-name="P205">Le clonage crée une copie complète des données sur la Heap. C'est "cher" en mémoire et en temps CPU. On ne le fait que dans deux cas :</text:p>
      <text:list text:style-name="L31">
        <text:list-item>
          <text:p text:style-name="P206"><text:soft-page-break/>Indépendance totale : Tu as besoin que la copie vive sa propre vie, même si l'originale est supprimée.</text:p>
        </text:list-item>
        <text:list-item>
          <text:p text:style-name="P206">Le mur du Borrow Checker : Parfois, l'architecture est trop complexe et cloner est la seule solution sûre.</text:p>
        </text:list-item>
      </text:list>
      <text:p text:style-name="P76"/>
      <text:h text:style-name="P77" text:outline-level="3"/>
      <text:p text:style-name="P201"><text:span text:style-name="Source_20_Text"><text:span text:style-name="T184">15.3 — Bonnes pratiques sur le projet </text:span></text:span><text:span text:style-name="Source_20_Text"><text:span text:style-name="T185">task-cli</text:span></text:span></text:p>
      <text:h text:style-name="Heading_20_1" text:outline-level="1"><text:span text:style-name="T187">1</text:span><text:span text:style-name="T188">. Utiliser </text:span><text:span text:style-name="Source_20_Text"><text:span text:style-name="T188">&amp;str</text:span></text:span><text:span text:style-name="T188"> plutôt que </text:span><text:span text:style-name="Source_20_Text"><text:span text:style-name="T188">&amp;String</text:span></text:span><text:span text:style-name="T188"> dans les arguments</text:span></text:h>
      <text:list text:style-name="L32">
        <text:list-item>
          <text:p text:style-name="P207"><text:span text:style-name="T127">Pourquoi ? </text:span><text:span text:style-name="Source_20_Text"><text:span text:style-name="T127">&amp;str</text:span></text:span><text:span text:style-name="T127"> est plus flexible. Il accepte à la fois des String et des chaînes littérales.</text:span></text:p>
        </text:list-item>
      </text:list>
      <text:p text:style-name="P161"/>
      <text:h text:style-name="P208" text:outline-level="3"><text:span text:style-name="T189">2</text:span>. "Move" (Déplacement) au bon moment</text:h>
      <text:p text:style-name="P209"><text:span text:style-name="T127">Dans ton </text:span><text:span text:style-name="Source_20_Text"><text:span text:style-name="T127">Task::new :</text:span></text:span></text:p>
      <text:p text:style-name="P210">Rust</text:p>
      <text:p text:style-name="P211"><text:span text:style-name="Source_20_Text"><text:span text:style-name="T127">fn new(id: u32, title: String) -&gt; Task {</text:span></text:span></text:p>
      <text:p text:style-name="P211"><text:span text:style-name="Source_20_Text"><text:span text:style-name="T127"><text:s text:c="4"/>Task { id, title, completed: false }</text:span></text:span></text:p>
      <text:p text:style-name="P211"><text:span text:style-name="Source_20_Text"><text:span text:style-name="T127">}</text:span></text:span></text:p>
      <text:p text:style-name="P161">L<text:span text:style-name="T189">e titre n’est pas cloné,</text:span> <text:span text:style-name="T189">l</text:span>a propriété du String <text:span text:style-name="T189">est donnée</text:span> à la structure. <text:span text:style-name="T189">C’est une bonne pratique.</text:span></text:p>
      <text:h text:style-name="P208" text:outline-level="3">C. Éviter les clones dans les boucles</text:h>
      <text:p text:style-name="P212">On revient à ce point, éviter les clones sauf s’il y en a besoin, par exemple :</text:p>
      <text:list text:style-name="L33">
        <text:list-item>
          <text:p text:style-name="P213"><text:span text:style-name="T127">Mauvaise </text:span><text:span text:style-name="T190">pratique </text:span><text:span text:style-name="T127">: </text:span><text:span text:style-name="Source_20_Text"><text:span text:style-name="T127">for t in list.clone()</text:span></text:span><text:span text:style-name="T127"> (On duplique toute la base de données juste pour l'afficher !).</text:span></text:p>
        </text:list-item>
        <text:list-item>
          <text:p text:style-name="P213"><text:span text:style-name="T127">Bon</text:span><text:span text:style-name="T190">ne pratique</text:span><text:span text:style-name="T127"> : </text:span><text:span text:style-name="Source_20_Text"><text:span text:style-name="T127">for t in &amp;list</text:span></text:span><text:span text:style-name="T127"> (On regarde les données là où elles sont </text:span><text:span text:style-name="T190">en les empruntant seulement</text:span><text:span text:style-name="T127">).</text:span></text:p>
        </text:list-item>
      </text:list>
      <text:p text:style-name="P201"/>
      <text:h text:style-name="P214" text:outline-level="1">Module <text:span text:style-name="T191">3 </text:span>: <text:span text:style-name="T191">Enums, Gestion d’erreurs et Robustesse</text:span></text:h>
      <text:p text:style-name="P215"/>
      <text:p text:style-name="P216"><text:span text:style-name="T192">16 — Enums avancés </text:span> </text:p>
      <text:p text:style-name="P217">Une Enum permet de rendre le code plus expressif et évolutif, elle « transporte » plusieurs informations différentes.</text:p>
      <text:p text:style-name="P218"><text:soft-page-break/><text:span text:style-name="T192">16.1 —</text:span> Statut d’une tâche</text:p>
      <text:p text:style-name="P219">Dans le code, on va pouvoir rajouter une Enum juste avant le struct.</text:p>
      <text:p text:style-name="P220"><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19"/>
      <text:p text:style-name="P219">Il faudra aussi modifier le status dans la struct, l’impl et la fonction display</text:p>
      <text:p text:style-name="P219">Réponse : </text:p>
      <text:p text:style-name="P221"><text:span text:style-name="T193">struct</text:span><text:span text:style-name="T194"> </text:span><text:span text:style-name="T195">Task</text:span><text:span text:style-name="T194"> {</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27"/>
      <text:p text:style-name="P222"><text:span text:style-name="T196">Et aussi le if qui permet de terminer une tâche :</text:span> </text:p>
      <text:p text:style-name="P222"/>
      <text:p text:style-name="P222"><text:span text:style-name="T86">else</text:span> <text:span text:style-name="T86">if</text:span> <text:span text:style-name="T52">let</text:span> <text:span text:style-name="T197">Ok</text:span>(<text:span text:style-name="T67">id_validation</text:span>) <text:span text:style-name="T54">=</text:span> <text:span text:style-name="T67">titre</text:span><text:span text:style-name="T54">.</text:span><text:span text:style-name="T66">parse</text:span><text:span text:style-name="T54">::</text:span>&lt;<text:span text:style-name="T68">u32</text:span>&gt;() {</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222"/>
      <text:p text:style-name="P219"/>
      <text:p text:style-name="P218"><text:soft-page-break/><text:span text:style-name="T192">16.2 —</text:span> Variants avec données</text:p>
      <text:p text:style-name="P219">On peut même aller plus loin, on peut mettre des données directement dans l’enum comme sur cet exemple :</text:p>
      <text:p text:style-name="P220"><text:span text:style-name="T52">enum</text:span> <text:span text:style-name="T68">Status</text:span> {</text:p>
      <text:p text:style-name="P26">    <text:span text:style-name="T156">Pending</text:span><text:span text:style-name="T24">,</text:span></text:p>
      <text:p text:style-name="P26">    <text:span text:style-name="T156">EnCours</text:span><text:span text:style-name="T24">(</text:span><text:span text:style-name="T93">u8</text:span><text:span text:style-name="T24">),</text:span></text:p>
      <text:p text:style-name="P26">    <text:span text:style-name="T156">Done</text:span><text:span text:style-name="T24">,</text:span></text:p>
      <text:p text:style-name="P26">    <text:span text:style-name="T156">Annule</text:span><text:span text:style-name="T24">(</text:span><text:span text:style-name="T93">String</text:span><text:span text:style-name="T24">),</text:span></text:p>
      <text:p text:style-name="P27">}</text:p>
      <text:p text:style-name="P219"/>
      <text:p text:style-name="P223"><text:span text:style-name="T192">17 — Pattern matching approfondi </text:span> </text:p>
      <text:p text:style-name="P224">Le Pattern matching permet de découper les données proprement. Au lieu de vérifier une condition Vrai ou Faux comme un if, on compare la donnée à un patterne. Si la donnée correspond au patterne, le code s’exécute.</text:p>
      <text:p text:style-name="P218"><text:span text:style-name="T192">17.</text:span><text:span text:style-name="T198">1</text:span><text:span text:style-name="T192"> — </text:span><text:span text:style-name="T199">Destructuration</text:span></text:p>
      <text:p text:style-name="P225">La destructuration c’est « casser » une struct pour en extraire les données qui nous intéressent et leur donner un nom de variable.</text:p>
      <text:p text:style-name="P225">Par exemple dans le code, dans le if qui nous permet de voir la liste des tâches, on peut intégrer cette fonctionnalité en modifiant le code :</text:p>
      <text:p text:style-name="P226"><text:span text:style-name="T86">else</text:span> <text:span text:style-name="T86">if</text:span> <text:span text:style-name="T67">titre</text:span> <text:span text:style-name="T54">==</text:span> <text:span text:style-name="T55">"liste"</text:span>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p>
      <text:p text:style-name="P26">                        <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p>
      <text:p text:style-name="P26">                        <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26">        <text:span text:style-name="T24">}</text:span></text:p>
      <text:p text:style-name="P225">Ici, on prend, dans la struct Task, la structure d’une tâche qui est rentrée par l’utilisateur, si son patterne correspond à l’enum Done, la tâche est ‘complétée’, pareil pour ‘en cours’</text:p>
      <text:p text:style-name="P227"><text:span text:style-name="T24"/></text:p>
      <text:p text:style-name="P228">17.<text:span text:style-name="T200">2</text:span> — <text:span text:style-name="T200">Guards </text:span><text:span text:style-name="T201">ou « Match Guards »</text:span></text:p>
      <text:p text:style-name="P229">Parfois le patterne correspond mais on veut ajouter une autre condition. C’est là qu’intervient le if à l’intérieur du match.</text:p>
      <text:p text:style-name="P229">Exemple :</text:p>
      <text:p text:style-name="P230"><text:span text:style-name="T86">match</text:span> <text:span text:style-name="T67">task</text:span><text:span text:style-name="T54">.</text:span>id {</text:p>
      <text:p text:style-name="P26">    <text:span text:style-name="T33">1</text:span><text:span text:style-name="T24"> </text:span><text:span text:style-name="T27">=&gt;</text:span><text:span text:style-name="T24"> </text:span><text:span text:style-name="T23">println!</text:span><text:span text:style-name="T24">(</text:span><text:span text:style-name="T25">"C'est la toute première tâche !"</text:span><text:span text:style-name="T24">),</text:span></text:p>
      <text:p text:style-name="P26"><text:soft-page-break/>    <text:span text:style-name="T26">n</text:span><text:span text:style-name="T24"> </text:span><text:span text:style-name="T84">if</text:span><text:span text:style-name="T24"> </text:span><text:span text:style-name="T26">n</text:span><text:span text:style-name="T24"> </text:span><text:span text:style-name="T27">&gt;</text:span><text:span text:style-name="T24"> </text:span><text:span text:style-name="T33">100</text:span><text:span text:style-name="T24"> </text:span><text:span text:style-name="T27">=&gt;</text:span><text:span text:style-name="T24"> </text:span><text:span text:style-name="T23">println!</text:span><text:span text:style-name="T24">(</text:span><text:span text:style-name="T25">"Wow, quel ID élevé : </text:span><text:span text:style-name="T23">{}</text:span><text:span text:style-name="T25"> !"</text:span><text:span text:style-name="T24">, </text:span><text:span text:style-name="T26">n</text:span><text:span text:style-name="T24">),</text:span></text:p>
      <text:p text:style-name="P26">    <text:span text:style-name="T26">n</text:span><text:span text:style-name="T24"> </text:span><text:span text:style-name="T84">if</text:span><text:span text:style-name="T24"> </text:span><text:span text:style-name="T26">n</text:span><text:span text:style-name="T24"> </text:span><text:span text:style-name="T27">%</text:span><text:span text:style-name="T24"> </text:span><text:span text:style-name="T33">2</text:span><text:span text:style-name="T24"> </text:span><text:span text:style-name="T27">==</text:span><text:span text:style-name="T24"> </text:span><text:span text:style-name="T33">0</text:span><text:span text:style-name="T24"> </text:span><text:span text:style-name="T27">=&gt;</text:span><text:span text:style-name="T24"> </text:span><text:span text:style-name="T23">println!</text:span><text:span text:style-name="T24">(</text:span><text:span text:style-name="T25">"L'ID </text:span><text:span text:style-name="T23">{}</text:span><text:span text:style-name="T25"> est pair."</text:span><text:span text:style-name="T24">, </text:span><text:span text:style-name="T26">n</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C'est un ID classique."</text:span><text:span text:style-name="T24">),</text:span></text:p>
      <text:p text:style-name="P27">}</text:p>
      <text:p text:style-name="P229">n devient une variable temporaire qui prend la valeur de l’id.</text:p>
      <text:p text:style-name="P229">Le if n &gt; 100 c’est le Guard. Si l’id est inférieur à 100, ce if est ignoré et on passe au suivant.</text:p>
      <text:p text:style-name="P229"/>
      <text:p text:style-name="P231">17.3 — Nettoyage du code <text:span text:style-name="T202">du projet</text:span></text:p>
      <text:p text:style-name="P232">Il y a beaucoup de else if dans notre code, on peut les remplacer avec le pattern matching pour nettoyer et rendre plus lisible notre code</text:p>
      <text:p text:style-name="P229"/>
      <text:p text:style-name="P230"><text:span text:style-name="T86">match</text:span> <text:span text:style-name="T67">titre</text:span> {</text:p>
      <text:p text:style-name="P26">            <text:span text:style-name="T25">"quitter"</text:span><text:span text:style-name="T24"> </text:span><text:span text:style-name="T27">=&gt;</text:span><text:span text:style-name="T24"> </text:span><text:span text:style-name="T84">break</text:span><text:span text:style-name="T24">,</text:span></text:p>
      <text:p text:style-name="P26">            </text:p>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text:soft-page-break/>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s</text:span><text:span text:style-name="T27">.</text:span><text:span text:style-name="T22">to_string</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23">println!</text:span><text:span text:style-name="T24">(</text:span><text:span text:style-name="T25">"Le titre ne peut pas être vide."</text:span><text:span text:style-name="T24">),</text:span></text:p>
      <text:p text:style-name="P26">        <text:span text:style-name="T24">}</text:span></text:p>
      <text:p text:style-name="P229"/>
      <text:p text:style-name="P232">Le code est tout de suite plus lisible, on évite les if qui s’empilent à l’infini dans le code et Rust s’assure qu’on oublie aucun cas de figure.<text:line-break/><text:span text:style-name="T203">On a aussi remis dans l’ordre de priorité les fonctionnalités afin qu’elles fonctionnent correctement.</text:span></text:p>
      <text:p text:style-name="P232"/>
      <text:p text:style-name="P233"><text:span text:style-name="T192">18 — Option : éliminer le null </text:span> </text:p>
      <text:p text:style-name="P234"><text:span text:style-name="T192">18.</text:span><text:span text:style-name="T204">1</text:span><text:span text:style-name="T192"> — Option&lt;</text:span><text:span text:style-name="T204">T&gt;</text:span></text:p>
      <text:p text:style-name="P232">En Rust, une valeur qui peut être absente n'est pas une variable normale. C'est une boîte scellée.</text:p>
      <text:p text:style-name="P235">Option&lt;T&gt; c’est une boîte qui est soit pleine (Some(valeur)), soit vide (None). Le compilateur oblige à ouvrir la boîte pour voir ce qu’il y a dedans.<text:line-break/>On ne peut pas toucher à la valeur sans ouvrir la boîte, il y a 2 manières de l’ouvrir.<text:line-break/><text:line-break/>Note : c’est ce qu’on a fait dans la fonction trouver_tache.</text:p>
      <text:p text:style-name="P234"><text:span text:style-name="T192">18.</text:span><text:span text:style-name="T204">2</text:span><text:span text:style-name="T192"> — </text:span><text:span text:style-name="T204">Ouvrir la boîte avec match</text:span></text:p>
      <text:p text:style-name="P236"><text:span text:style-name="T52">let</text:span> <text:span text:style-name="T67">resultat</text:span> <text:span text:style-name="T54">=</text:span> <text:span text:style-name="T66">trouver_tache</text:span>(<text:span text:style-name="T54">&amp;</text:span><text:span text:style-name="T53">list</text:span>, <text:span text:style-name="T205">10</text:span>); </text:p>
      <text:p text:style-name="P30"/>
      <text:p text:style-name="P27"><text:span text:style-name="T86">match</text:span> <text:span text:style-name="T67">resultat</text:span> {</text:p>
      <text:p text:style-name="P26">    <text:span text:style-name="T156">Some</text:span><text:span text:style-name="T24">(</text:span><text:span text:style-name="T26">tache</text:span><text:span text:style-name="T24">) </text:span><text:span text:style-name="T27">=&gt;</text:span><text:span text:style-name="T24"> </text:span><text:span text:style-name="T23">println!</text:span><text:span text:style-name="T24">(</text:span><text:span text:style-name="T25">"J'ai trouvé la tâche : </text:span><text:span text:style-name="T23">{}</text:span><text:span text:style-name="T25">"</text:span><text:span text:style-name="T24">, </text:span><text:span text:style-name="T26">tache</text:span><text:span text:style-name="T27">.</text:span><text:span text:style-name="T26">title</text:span><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cette tâche n'existe pas."</text:span><text:span text:style-name="T24">),</text:span></text:p>
      <text:p text:style-name="P27">}</text:p>
      <text:p text:style-name="P237"><text:line-break/><text:span text:style-name="T206">Ici on est obligé de dire ce qui se passe si c’est vide</text:span></text:p>
      <text:p text:style-name="P238">18.<text:span text:style-name="T207">3 </text:span>— <text:span text:style-name="T208">Ouvrir la boîte avec </text:span><text:span text:style-name="T207">if let</text:span></text:p>
      <text:p text:style-name="P239">Dans le pattern matching ‘voir’ :</text:p>
      <text:p text:style-name="P240"><text:span text:style-name="T86">if</text:span> <text:span text:style-name="T52">let</text:span> <text:span text:style-name="T197">Some</text:span>(<text:span text:style-name="T67">tache</text:span>) <text:span text:style-name="T54">=</text:span> <text:span text:style-name="T66">trouver_tache</text:span>(<text:span text:style-name="T54">&amp;</text:span><text:span text:style-name="T53">list</text:span>, <text:span text:style-name="T67">id_cible</text:span>) {</text:p>
      <text:p text:style-name="P26"><text:soft-page-break/>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40"/>
      <text:p text:style-name="P239">C’est le si et seulement si il y a une valeur, et on s’en fiche s’il n’y en a pas.</text:p>
      <text:p text:style-name="P238">18.<text:span text:style-name="T207">4 </text:span>— <text:span text:style-name="T207">Rechercher une tâche</text:span></text:p>
      <text:p text:style-name="P239">On commence par rajouter la fonction chercher_tache en dehors de la fonction main bien sûr : </text:p>
      <text:p text:style-name="P241"><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27"/>
      <text:p text:style-name="P242">Et ensuite on crée un nouveau pattern matching avec le mot « chercher », en le plaçant avant le suppr et l’ajout</text:p>
      <text:p text:style-name="P242"/>
      <text:p text:style-name="P243"><text:span text:style-name="T67">s</text:span> <text:span text:style-name="T86">if</text:span> <text:span text:style-name="T67">s</text:span><text:span text:style-name="T54">.</text:span><text:span text:style-name="T66">starts_with</text:span>(<text:span text:style-name="T55">"chercher "</text:span>) <text:span text:style-name="T54">=&gt;</text:span> {</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p>
      <text:p text:style-name="P26">                <text:span text:style-name="T84">match</text:span><text:span text:style-name="T24"> </text:span><text:span text:style-name="T22">chercher_tache</text:span><text:span text:style-name="T24">(</text:span><text:span text:style-name="T27">&amp;</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                <text:span text:style-name="T24">}</text:span></text:p>
      <text:p text:style-name="P26">            <text:span text:style-name="T24">}</text:span></text:p>
      <text:p text:style-name="P242"/>
      <text:p text:style-name="P244"><text:span text:style-name="T192">1</text:span><text:span text:style-name="T209">9 </text:span><text:span text:style-name="T192">— </text:span><text:span text:style-name="T209">Result : gestion d’erreurs</text:span></text:p>
      <text:p text:style-name="P245"><text:span text:style-name="T127">Si </text:span><text:span text:style-name="Source_20_Text"><text:span text:style-name="T127">Option</text:span></text:span><text:span text:style-name="T127"> gérait l'absence de valeur, </text:span><text:span text:style-name="Source_20_Text"><text:span text:style-name="T127">Result</text:span></text:span><text:span text:style-name="T127"> gère la présence d'une erreur. C'est ce qui permet à Rust d'être aussi stable : on ne "lance" pas d'exceptions (comme en Python ou Java), on retourne l'erreur comme une donnée normale. </text:span></text:p>
      <text:p text:style-name="P239"/>
      <text:h text:style-name="P246" text:outline-level="2"><text:span text:style-name="T168">19.1 — </text:span><text:span text:style-name="Source_20_Text"><text:span text:style-name="T168">Result&lt;T, E&gt;</text:span></text:span></text:h>
      <text:p text:style-name="P247">Un <text:span text:style-name="Source_20_Text">Result</text:span> est une énumération à deux faces :</text:p>
      <text:list text:style-name="L34">
        <text:list-item>
          <text:p text:style-name="P248"><text:span text:style-name="Source_20_Text"><text:span text:style-name="T2">Ok(T)</text:span></text:span> : Tout s'est bien passé, voici le résultat (<text:span text:style-name="Source_20_Text">T</text:span>).</text:p>
        </text:list-item>
        <text:list-item>
          <text:p text:style-name="P248"><text:span text:style-name="Source_20_Text"><text:span text:style-name="T2">Err(E)</text:span></text:span> : Il y a eu un problème, voici l'erreur (<text:span text:style-name="Source_20_Text">E</text:span>).</text:p>
        </text:list-item>
      </text:list>
      <text:p text:style-name="P247">C'est exactement ce que renvoie la fonction <text:span text:style-name="Source_20_Text">.parse::&lt;u32&gt;()</text:span> qu<text:span text:style-name="T210">e l’on</text:span> utilise :</text:p>
      <text:list text:style-name="L35">
        <text:list-item>
          <text:p text:style-name="P249"><text:soft-page-break/>Si tu tapes "12", elle renvoie <text:span text:style-name="Source_20_Text">Ok(12)</text:span>.</text:p>
        </text:list-item>
        <text:list-item>
          <text:p text:style-name="P249">Si tu tapes "Bonjour", elle renvoie <text:span text:style-name="Source_20_Text">Err(...)</text:span>.</text:p>
        </text:list-item>
      </text:list>
      <text:h text:style-name="P250" text:outline-level="2">19.2 — <text:span text:style-name="T211">Différence Panic vs Gestion propre</text:span></text:h>
      <text:p text:style-name="P247">Il y a deux façons de traiter une erreur en Rust :</text:p>
      <text:list text:style-name="L36">
        <text:list-item>
          <text:p text:style-name="P251"><text:span text:style-name="T2">Le Panic (L'arrêt d'urgence)</text:span> : C'est quand tu utilises <text:span text:style-name="Source_20_Text">.expect()</text:span> ou <text:span text:style-name="Source_20_Text">.unwrap()</text:span>. Tu dis au programme : "Donne-moi le contenu de la boîte, et si elle est vide, <text:span text:style-name="T2">fais </text:span><text:span text:style-name="T212">crasher</text:span><text:span text:style-name="T2"> tout le programme</text:span>".</text:p>
        </text:list-item>
        <text:list-item>
          <text:p text:style-name="P251"><text:span text:style-name="T2">La Gestion propre (Le Match)</text:span> : Tu traites l'erreur sans faire crasher le programme, <text:span text:style-name="T210">comme dans le projet.</text:span></text:p>
        </text:list-item>
      </text:list>
      <text:p text:style-name="P245">19.3 — Application au projet : Sécuriser l'ajout de tâche</text:p>
      <text:p text:style-name="P252">On ajoute une fonction de validation : </text:p>
      <text:p text:style-name="P253"><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252">Si le titre de la tâche fait moins de 3 caractères, cela renvoie une erreur et donc le message d’erreur associé grâce à Result.</text:p>
      <text:p text:style-name="P252">Ensuite on modifie le match d’ajout de tâche par celui ci pour bien prendre en compte la nouvelle fonction : </text:p>
      <text:p text:style-name="P253"><text:span text:style-name="T67">s</text:span> <text:span text:style-name="T86">if</text:span> <text:span text:style-name="T54">!</text:span><text:span text:style-name="T67">s</text:span><text:span text:style-name="T54">.</text:span><text:span text:style-name="T66">is_empty</text:span>() <text:span text:style-name="T54">=&gt;</text:span> {</text:p>
      <text:p text:style-name="P26">                <text:span text:style-name="T84">match</text:span><text:span text:style-name="T24"> </text:span><text:span text:style-name="T22">valider_titre</text:span><text:span text:style-name="T24">(</text:span><text:span text:style-name="T26">s</text:span><text:span text:style-name="T24">) {</text:span></text:p>
      <text:p text:style-name="P26">                    <text:span text:style-name="T156">Ok</text:span><text:span text:style-name="T24">(</text:span><text:span text:style-name="T26">titre_valide</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26">                    <text:span text:style-name="T156">Err</text:span><text:span text:style-name="T24">(</text:span><text:span text:style-name="T26">message</text:span><text:span text:style-name="T24">) </text:span><text:span text:style-name="T27">=&gt;</text:span><text:span text:style-name="T24"> </text:span><text:span text:style-name="T23">println!</text:span><text:span text:style-name="T24">(</text:span><text:span text:style-name="T25">"Erreur : </text:span><text:span text:style-name="T23">{}</text:span><text:span text:style-name="T25">"</text:span><text:span text:style-name="T24">, </text:span><text:span text:style-name="T26">message</text:span><text:span text:style-name="T24">),</text:span></text:p>
      <text:p text:style-name="P26">                <text:span text:style-name="T24">}</text:span></text:p>
      <text:p text:style-name="P26">            <text:span text:style-name="T24">}</text:span></text:p>
      <text:p text:style-name="P252">Si une erreur est renvoyée, un message d’erreur est envoyé, sinon la tâche est ajoutée sans problèmes.</text:p>
      <text:p text:style-name="P252"/>
      <text:p text:style-name="P254"><text:span text:style-name="T213">20</text:span><text:span text:style-name="T214"> </text:span><text:span text:style-name="T215">— </text:span><text:span text:style-name="T214">Result : gestion d’erreurs</text:span></text:p>
      <text:p text:style-name="P254">Gérer chaque erreur avec un <text:span text:style-name="Source_20_Text">match</text:span> peut vite devenir lourd (on appelle ça le "pyramide de la mort" quand on a trop d'accolades imbriquées). L'opérateur <text:span text:style-name="Source_20_Text">?</text:span> permet de simplifier tout ça. </text:p>
      <text:p text:style-name="P254"><text:span text:style-name="T168">20.1 — L'opérateur </text:span><text:span text:style-name="Source_20_Text"><text:span text:style-name="T168">?</text:span></text:span></text:p>
      <text:p text:style-name="P255"><text:soft-page-break/><text:span text:style-name="T127">L'opérateur </text:span><text:span text:style-name="Source_20_Text"><text:span text:style-name="T127">?</text:span></text:span><text:span text:style-name="T127"> placé à la fin d'une fonction qui renvoie un </text:span><text:span text:style-name="Source_20_Text"><text:span text:style-name="T127">Result</text:span></text:span><text:span text:style-name="T127"> ou une </text:span><text:span text:style-name="Source_20_Text"><text:span text:style-name="T127">Option</text:span></text:span><text:span text:style-name="T127"> signifie :</text:span></text:p>
      <text:list text:style-name="L37">
        <text:list-item>
          <text:p text:style-name="P256"><text:span text:style-name="T127">Si c'est </text:span><text:span text:style-name="Source_20_Text"><text:span text:style-name="T127">Ok</text:span></text:span><text:span text:style-name="T127"> : Déballe la valeur et continue.</text:span></text:p>
        </text:list-item>
        <text:list-item>
          <text:p text:style-name="P256"><text:span text:style-name="T127">Si c'est </text:span><text:span text:style-name="Source_20_Text"><text:span text:style-name="T127">Err</text:span></text:span><text:span text:style-name="T127"> : Arrête immédiatement la fonction actuelle et renvoie l'erreur à la fonction qui l'a appelée.</text:span></text:p>
        </text:list-item>
      </text:list>
      <text:p text:style-name="P161">C'est ce qu'on appelle la propagation. Au lieu de gérer l'erreur ici, tu la remontes au niveau supérieur.</text:p>
      <text:p text:style-name="P255">20.2 — Refactor du code CLI</text:p>
      <text:p text:style-name="P257">On met ce qu’il y avait dans le match dans une nouvelle fonction en dehors du main. On modifie aussi les blocs d’ajout, de suppression et de détail pour utiliser l’opérateur ?.<text:line-break/>Dans la fonction main, on supprime le match pour le remplacer par un if pour « quitter ». On met aussi un if, qui, en cas d’erreur lors de l’exécution de la commande, renvoie un message d’erreur.</text:p>
      <text:p text:style-name="P258"><text:span text:style-name="T52">use</text:span> <text:span text:style-name="T68">std</text:span><text:span text:style-name="T54">::</text:span><text:span text:style-name="T68">io</text:span>;</text:p>
      <text:p text:style-name="P30"/>
      <text:p text:style-name="P27"><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text:soft-page-break/>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30"/>
      <text:p text:style-name="P27"><text:span text:style-name="T52">fn</text:span> <text:span text:style-name="T66">executer_commande</text:span>(<text:span text:style-name="T67">titre</text:span><text:span text:style-name="T54">:</text:span> <text:span text:style-name="T54">&amp;</text:span><text:span text:style-name="T68">str</text:span>, <text:span text:style-name="T53">list</text:span><text:span text:style-name="T54">:</text:span> <text:span text:style-name="T54">&amp;</text:span><text:span text:style-name="T52">mut</text:span> <text:span text:style-name="T68">Vec</text:span>&lt;<text:span text:style-name="T68">Task</text:span>&gt;, <text:span text:style-name="T53">id</text:span><text:span text:style-name="T54">:</text:span> <text:span text:style-name="T54">&amp;</text:span><text:span text:style-name="T52">mut</text:span> <text:span text:style-name="T68">u32</text:span>) <text:span text:style-name="T54">-&gt;</text:span> <text:span text:style-name="T68">Result</text:span>&lt;(), <text:span text:style-name="T68">String</text:span>&gt; {</text:p>
      <text:p text:style-name="P26">    <text:span text:style-name="T84">match</text:span><text:span text:style-name="T24"> </text:span><text:span text:style-name="T26">titre</text:span><text:span text:style-name="T24"> {</text:span></text:p>
      <text:p text:style-name="P26">        <text:span text:style-name="T25">"quitter"</text:span><text:span text:style-name="T24"> </text:span><text:span text:style-name="T27">=&gt;</text:span><text:span text:style-name="T24"> {</text:span></text:p>
      <text:p text:style-name="P26">            <text:span text:style-name="T156">Ok</text:span><text:span text:style-name="T24">(())</text:span></text:p>
      <text:p text:style-name="P26">        <text:span text:style-name="T24">}</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match</text:span><text:span text:style-name="T24"> </text:span><text:span text:style-name="T65">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cherche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span text:style-name="T84">match</text:span><text:span text:style-name="T24"> </text:span><text:span text:style-name="T22">chercher_tache</text:span><text:span text:style-name="T24">(</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L'ID doit être un nombre !"</text:span><text:span text:style-name="T24">)</text:span><text:span text:style-name="T27">?</text:span><text:span text:style-name="T24">;</text:span></text:p>
      <text:p text:style-name="P26">            </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 pour 'voir'"</text:span><text:span text:style-name="T24">)</text:span><text:span text:style-name="T27">?</text:span><text:span text:style-name="T24">;</text:span></text:p>
      <text:p text:style-name="P26">            </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65">list</text:span><text:span text:style-name="T24">, </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30"/>
      <text:p text:style-name="P27"><text:soft-page-break/><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suppr ID' pour la supprim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text:span></text:p>
      <text:p text:style-name="P26">            <text:span text:style-name="T84">break</text:span><text:span text:style-name="T24">;</text:span></text:p>
      <text:p text:style-name="P26">        <text:span text:style-name="T24">}</text:span></text:p>
      <text:p text:style-name="P26">        <text:span text:style-name="T84">if</text:span><text:span text:style-name="T24"> </text:span><text:span text:style-name="T23">let</text:span><text:span text:style-name="T24"> </text:span><text:span text:style-name="T156">Err</text:span><text:span text:style-name="T24">(</text:span><text:span text:style-name="T26">message_erreur</text:span><text:span text:style-name="T24">) </text:span><text:span text:style-name="T27">=</text:span><text:span text:style-name="T24"> </text:span><text:span text:style-name="T22">executer_commande</text:span><text:span text:style-name="T24">(</text:span><text:span text:style-name="T26">titr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message_erreur</text:span><text:span text:style-name="T24">);</text:span></text:p>
      <text:p text:style-name="P26">    <text:span text:style-name="T24">}</text:span></text:p>
      <text:p text:style-name="P30"/>
      <text:p text:style-name="P26">    </text:p>
      <text:p text:style-name="P26">    </text:p>
      <text:p text:style-name="P27">}</text:p>
      <text:p text:style-name="P27">}</text:p>
      <text:p text:style-name="P257"/>
      <text:p text:style-name="P259"><text:span text:style-name="T213">2</text:span><text:span text:style-name="T216">1</text:span><text:span text:style-name="T214"> </text:span><text:span text:style-name="T215">— </text:span><text:span text:style-name="T216">Lecture &amp; écriture fichier</text:span></text:p>
      <text:p text:style-name="P260"><text:span text:style-name="T127">Pour l'instant, dès que l’on quitte le programme, tes tâches disparaissent. On va utiliser le module </text:span><text:span text:style-name="Source_20_Text"><text:span text:style-name="T127">std::fs</text:span></text:span><text:span text:style-name="T127"> (File System) pour les sauvegarder dans un fichier texte. </text:span></text:p>
      <text:h text:style-name="P261" text:outline-level="2"><text:span text:style-name="T168">21.1 — Pourquoi </text:span><text:span text:style-name="Source_20_Text"><text:span text:style-name="T168">std::fs</text:span></text:span><text:span text:style-name="T168"> ?</text:span></text:h>
      <text:p text:style-name="P262">Le module <text:span text:style-name="Source_20_Text">fs</text:span> permet de manipuler les fichiers. En Rust, ces opérations renvoient presque toujours un <text:span text:style-name="Source_20_Text">Result</text:span>, car beaucoup de choses peuvent mal se passer :</text:p>
      <text:list text:style-name="L38">
        <text:list-item>
          <text:p text:style-name="P263">Le fichier n'existe pas.</text:p>
        </text:list-item>
        <text:list-item>
          <text:p text:style-name="P263">Tu n'as pas la permission d'écrire.</text:p>
        </text:list-item>
        <text:list-item>
          <text:p text:style-name="P263">Le disque est plein.</text:p>
        </text:list-item>
      </text:list>
      <text:p text:style-name="P262">C'est ici que l'opérateur <text:span text:style-name="Source_20_Text"><text:span text:style-name="T2">?</text:span></text:span> qu'on vient de voir va devenir ton meilleur ami.</text:p>
      <text:h text:style-name="P264" text:outline-level="2"><text:soft-page-break/><text:span text:style-name="T217">21.</text:span><text:span text:style-name="T218">2</text:span><text:span text:style-name="T217"> — </text:span><text:span text:style-name="T219">Persistance des tâches </text:span> </text:h>
      <text:p text:style-name="P265">Ajouter les fonctions suivantes (sauvegarde et chargement à partir de la sauvegarde) :</text:p>
      <text:p text:style-name="P266"><text:span text:style-name="T52">use</text:span> <text:span text:style-name="T68">std</text:span><text:span text:style-name="T54">::</text:span><text:span text:style-name="T68">fs</text:span><text:span text:style-name="T54">::</text:span><text:span text:style-name="T68">File</text:span>;</text:p>
      <text:p text:style-name="P27"><text:span text:style-name="T52">use</text:span> <text:span text:style-name="T68">std</text:span><text:span text:style-name="T54">::</text:span><text:span text:style-name="T68">io</text:span><text:span text:style-name="T54">::</text:span>{<text:span text:style-name="T68">Write</text:span>, <text:span text:style-name="T68">BufReader</text:span>, <text:span text:style-name="T68">BufRead</text:span>};</text:p>
      <text:p text:style-name="P30"/>
      <text:p text:style-name="P27"><text:span text:style-name="T52">fn</text:span> <text:span text:style-name="T66">sauvegarder</text:span>(<text:span text:style-name="T67">liste</text:span><text:span text:style-name="T54">:</text:span> <text:span text:style-name="T54">&amp;</text:span>[<text:span text:style-name="T68">Task</text:span>]) <text:span text:style-name="T54">-&gt;</text:span> <text:span text:style-name="T68">io</text:span><text:span text:style-name="T54">::</text:span><text:span text:style-name="T68">Result</text:span>&lt;()&gt; {</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
      <text:p text:style-name="P27"><text:span text:style-name="T52">fn</text:span> <text:span text:style-name="T66">charger</text:span>() <text:span text:style-name="T54">-&gt;</text:span> <text:span text:style-name="T68">io</text:span><text:span text:style-name="T54">::</text:span><text:span text:style-name="T68">Result</text:span>&lt;<text:span text:style-name="T68">Vec</text:span>&lt;<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push</text:span><text:span text:style-name="T24">(</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67"/>
      <text:p text:style-name="P268">Modifier, dans le main, les variables list et id : </text:p>
      <text:p text:style-name="P269"><text:span text:style-name="T52">let</text:span> <text:span text:style-name="T52">mut</text:span> <text:span text:style-name="T53">list</text:span> <text:span text:style-name="T54">=</text:span> <text:span text:style-name="T66">charger</text:span>()<text:span text:style-name="T54">.</text:span><text:span text:style-name="T66">unwrap_or_else</text:span>(<text:span text:style-name="T54">|</text:span><text:span text:style-name="T67">_</text:span><text:span text:style-name="T54">|</text:span> <text:span text:style-name="T68">Vec</text:span><text:span text:style-name="T54">::</text:span><text:span text:style-name="T66">new</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65">list</text:span><text:span text:style-name="T27">.</text:span><text:span text:style-name="T22">iter</text:span><text:span text:style-name="T24">()</text:span><text:span text:style-name="T27">.</text:span><text:span text:style-name="T22">map</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text:span><text:span text:style-name="T27">.</text:span><text:span text:style-name="T22">max</text:span><text:span text:style-name="T24">()</text:span><text:span text:style-name="T27">.</text:span><text:span text:style-name="T22">unwrap_or</text:span><text:span text:style-name="T24">(</text:span><text:span text:style-name="T33">0</text:span><text:span text:style-name="T24">) </text:span><text:span text:style-name="T27">+</text:span><text:span text:style-name="T24"> </text:span><text:span text:style-name="T33">1</text:span><text:span text:style-name="T24">;</text:span></text:p>
      <text:p text:style-name="P270"/>
      <text:p text:style-name="P271">Et ajouter, après le loop, la sauvegarde : </text:p>
      <text:p text:style-name="P272"/>
      <text:p text:style-name="P270"><text:span text:style-name="T66">sauvegarder</text:span>(<text:span text:style-name="T54">&amp;</text:span><text:span text:style-name="T53">list</text:span>)<text:span text:style-name="T54">.</text:span><text:span text:style-name="T66">expect</text:span>(<text:span text:style-name="T55">"Erreur de sauvegarde"</text:span>);</text:p>
      <text:p text:style-name="P270"/>
      <text:h text:style-name="P273" text:outline-level="2"><text:soft-page-break/><text:span text:style-name="T217">21.</text:span><text:span text:style-name="T220">3</text:span><text:span text:style-name="T217"> — </text:span><text:span text:style-name="T221">Gestion d’erreurs réelles</text:span> </text:h>
      <text:p text:style-name="P270"/>
      <text:p text:style-name="P274"><text:span text:style-name="T222">L'erreur fatale</text:span><text:span text:style-name="T223"> : Si le programme ne peut pas lire le clavier (</text:span><text:span text:style-name="Source_20_Text"><text:span text:style-name="T224">expect</text:span></text:span><text:span text:style-name="T223">), il s'arrête.</text:span></text:p>
      <text:p text:style-name="P274"><text:span text:style-name="T2">L'erreur contournable</text:span> : Si le fichier <text:span text:style-name="Source_20_Text">tasks.txt</text:span> n'existe pas, ce n'est pas grave ! On crée juste une liste vide (c'est ce qu'on fait dans <text:span text:style-name="Source_20_Text">charger</text:span>).</text:p>
      <text:p text:style-name="P268"/>
      <text:p text:style-name="P275"><text:span text:style-name="T225">2</text:span><text:span text:style-name="T226">2</text:span><text:span text:style-name="T227"> </text:span><text:span text:style-name="T228">— </text:span><text:span text:style-name="T226">HashMap</text:span></text:p>
      <text:p text:style-name="P276"><text:span text:style-name="T127">Pour l'instant, on utilise un </text:span><text:span text:style-name="Source_20_Text"><text:span text:style-name="T127">Vec&lt;Task&gt;</text:span></text:span><text:span text:style-name="T127">. C'est super pour une petite liste, mais imagine que tu aies 10 000 tâches : pour en trouver une par son ID, Rust doit parcourir tout le tableau un par un </text:span></text:p>
      <text:h text:style-name="P277" text:outline-level="2"><text:span text:style-name="T85">22.1 — La structure </text:span><text:span text:style-name="Source_20_Text"><text:span text:style-name="T85">HashMap&lt;K, V&gt;</text:span></text:span></text:h>
      <text:p text:style-name="P278"><text:span text:style-name="T127">On va remplacer </text:span><text:span text:style-name="Source_20_Text"><text:span text:style-name="T127">Vec&lt;Task&gt;</text:span></text:span><text:span text:style-name="T127"> par </text:span><text:span text:style-name="Source_20_Text"><text:span text:style-name="T127">HashMap&lt;u32, Task&gt;</text:span></text:span><text:span text:style-name="T127">.</text:span></text:p>
      <text:list text:style-name="L39">
        <text:list-item>
          <text:p text:style-name="P279"><text:span text:style-name="T127">K (Key) : Le </text:span><text:span text:style-name="Source_20_Text"><text:span text:style-name="T127">u32</text:span></text:span><text:span text:style-name="T127"> (l'ID de la tâche).</text:span></text:p>
        </text:list-item>
        <text:list-item>
          <text:p text:style-name="P279"><text:span text:style-name="T127">V (Value) : La structure </text:span><text:span text:style-name="Source_20_Text"><text:span text:style-name="T127">Task</text:span></text:span><text:span text:style-name="T127"> elle-même.</text:span></text:p>
        </text:list-item>
      </text:list>
      <text:p text:style-name="P280"/>
      <text:p text:style-name="P280">On importe d’abord le HashMap</text:p>
      <text:p text:style-name="P281"><text:span text:style-name="T52">use</text:span> <text:span text:style-name="T68">std</text:span><text:span text:style-name="T54">::</text:span><text:span text:style-name="T68">collections</text:span><text:span text:style-name="T54">::</text:span><text:span text:style-name="T68">HashMap</text:span>;</text:p>
      <text:p text:style-name="P280"/>
      <text:p text:style-name="P282"><text:span text:style-name="T229">Dans le main, on remplace </text:span><text:span text:style-name="T193">let</text:span><text:span text:style-name="T194"> </text:span><text:span text:style-name="T193">mut</text:span><text:span text:style-name="T194"> </text:span><text:span text:style-name="T230">list</text:span><text:span text:style-name="T194">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Vec</text:span><text:span text:style-name="T231">::</text:span><text:span text:style-name="T232">new</text:span><text:span text:style-name="T194">());</text:span></text:p>
      <text:p text:style-name="P282"><text:span text:style-name="T229">par <text:s/></text:span><text:span text:style-name="T193">let</text:span><text:span text:style-name="T194"> </text:span><text:span text:style-name="T193">mut</text:span><text:span text:style-name="T194"> </text:span><text:span text:style-name="T230">list</text:span><text:span text:style-name="T231">:</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HashMap</text:span><text:span text:style-name="T231">::</text:span><text:span text:style-name="T232">new</text:span><text:span text:style-name="T194">());</text:span></text:p>
      <text:p text:style-name="P283"/>
      <text:p text:style-name="P284"><text:span text:style-name="T234">et on met l’id simplement à </text:span><text:span text:style-name="T193">let</text:span><text:span text:style-name="T194"> </text:span><text:span text:style-name="T193">mut</text:span><text:span text:style-name="T194"> </text:span><text:span text:style-name="T230">id</text:span><text:span text:style-name="T194"> </text:span><text:span text:style-name="T231">=</text:span><text:span text:style-name="T194"> </text:span><text:span text:style-name="T230">list</text:span><text:span text:style-name="T231">.</text:span><text:span text:style-name="T232">keys</text:span><text:span text:style-name="T194">()</text:span><text:span text:style-name="T231">.</text:span><text:span text:style-name="T232">max</text:span><text:span text:style-name="T194">()</text:span><text:span text:style-name="T231">.</text:span><text:span text:style-name="T232">unwrap_or</text:span><text:span text:style-name="T194">(</text:span><text:span text:style-name="T231">&amp;</text:span><text:span text:style-name="T235">0</text:span><text:span text:style-name="T194">) </text:span><text:span text:style-name="T231">+</text:span><text:span text:style-name="T194"> </text:span><text:span text:style-name="T235">1</text:span><text:span text:style-name="T194">;</text:span></text:p>
      <text:p text:style-name="P284"><text:span text:style-name="T234"><text:line-break/><text:line-break/></text:span><text:span text:style-name="T236">modifier les fonctions charger et sauvegarder : <text:line-break/><text:line-break/></text:span><text:span text:style-name="T193">fn</text:span><text:span text:style-name="T194"> </text:span><text:span text:style-name="T232">sauvegarder</text:span><text:span text:style-name="T194">(</text:span><text:span text:style-name="T233">liste</text:span><text:span text:style-name="T231">:</text:span><text:span text:style-name="T194"> </text:span><text:span text:style-name="T231">&amp;</text:span><text:span text:style-name="T195">HashMap</text:span><text:span text:style-name="T194">&lt;</text:span><text:span text:style-name="T195">u32</text:span><text:span text:style-name="T194">, </text:span><text:span text:style-name="T195">Task</text:span><text:span text:style-name="T194">&gt;) </text:span><text:span text:style-name="T231">-&gt;</text:span><text:span text:style-name="T194"> </text:span><text:span text:style-name="T195">io</text:span><text:span text:style-name="T231">::</text:span><text:span text:style-name="T195">Result</text:span><text:span text:style-name="T194">&lt;()&gt; {</text:span></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7">.</text:span><text:span text:style-name="T22">values</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text:soft-page-break/></text:p>
      <text:p text:style-name="P27"><text:span text:style-name="T52">fn</text:span> <text:span text:style-name="T66">charger</text:span>() <text:span text:style-name="T54">-&gt;</text:span> <text:span text:style-name="T68">io</text:span><text:span text:style-name="T54">::</text:span><text:span text:style-name="T68">Result</text:span>&lt;<text:span text:style-name="T68">HashMap</text:span>&lt;<text:span text:style-name="T68">u32</text:span>, <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insert</text:span><text:span text:style-name="T24">(</text:span><text:span text:style-name="T26">id</text:span><text:span text:style-name="T24">, </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85"/>
      <text:p text:style-name="P286"><text:span text:style-name="T237">Modifier la fonction d’exécution : <text:line-break/><text:line-break/></text:span><text:span text:style-name="T193">fn</text:span><text:span text:style-name="T194"> </text:span><text:span text:style-name="T232">executer_commande</text:span><text:span text:style-name="T194">(</text:span><text:span text:style-name="T233">titre</text:span><text:span text:style-name="T231">:</text:span><text:span text:style-name="T194"> </text:span><text:span text:style-name="T231">&amp;</text:span><text:span text:style-name="T195">str</text:span><text:span text:style-name="T194">, </text:span><text:span text:style-name="T230">list</text:span><text:span text:style-name="T231">:</text:span><text:span text:style-name="T194"> </text:span><text:span text:style-name="T231">&amp;</text:span><text:span text:style-name="T193">mut</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0">id</text:span><text:span text:style-name="T231">:</text:span><text:span text:style-name="T194"> </text:span><text:span text:style-name="T231">&amp;</text:span><text:span text:style-name="T193">mut</text:span><text:span text:style-name="T194"> </text:span><text:span text:style-name="T195">u32</text:span><text:span text:style-name="T194">) </text:span><text:span text:style-name="T231">-&gt;</text:span><text:span text:style-name="T194"> </text:span><text:span text:style-name="T195">Result</text:span><text:span text:style-name="T194">&lt;(), </text:span><text:span text:style-name="T195">String</text:span><text:span text:style-name="T194">&gt; {</text:span></text:p>
      <text:p text:style-name="P26">    <text:span text:style-name="T84">match</text:span><text:span text:style-name="T24"> </text:span><text:span text:style-name="T26">titre</text:span><text:span text:style-name="T24"> {</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65">list</text:span><text:span text:style-name="T27">.</text:span><text:span text:style-name="T22">values</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199"/>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65">list</text:span><text:span text:style-name="T27">.</text:span><text:span text:style-name="T119">remove</text:span><text:span text:style-name="T24">(</text:span><text:span text:style-name="T27">&amp;</text:span><text:span text:style-name="T26">id_a_suppr</text:span><text:span text:style-name="T24">)</text:span><text:span text:style-name="T27">.</text:span><text:span text:style-name="T22">is_some</text:span><text:span text:style-name="T24">() {</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introuvable."</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65">list</text:span><text:span text:style-name="T27">.</text:span><text:span text:style-name="T22">get</text:span><text:span text:style-name="T24">(</text:span><text:span text:style-name="T27">&amp;</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span text:style-name="T84">if</text:span><text:span text:style-name="T24"> </text:span><text:span text:style-name="T65">list</text:span><text:span text:style-name="T27">.</text:span><text:span text:style-name="T22">is_empty</text:span><text:span text:style-name="T24">() {</text:span></text:p>
      <text:p text:style-name="P26">                    <text:span text:style-name="T27">*</text:span><text:span text:style-name="T65">id</text:span><text:span text:style-name="T24"> </text:span><text:span text:style-name="T27">=</text:span><text:span text:style-name="T24"> </text:span><text:span text:style-name="T33">1</text:span><text:span text:style-name="T24">;</text:span></text:p>
      <text:p text:style-name="P26">                <text:span text:style-name="T24">}</text:span></text:p>
      <text:p text:style-name="P26">            <text:span text:style-name="T23">let</text:span><text:span text:style-name="T24"> </text:span><text:span text:style-name="T26">nouvelle</text:span><text:span text:style-name="T24"> </text:span><text:span text:style-name="T27">=</text:span><text:span text:style-name="T24"> </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65">list</text:span><text:span text:style-name="T27">.</text:span><text:span text:style-name="T119">insert</text:span><text:span text:style-name="T24">(</text:span><text:span text:style-name="T27">*</text:span><text:span text:style-name="T65">id</text:span><text:span text:style-name="T24">, </text:span><text:span text:style-name="T26">nouvelle</text:span><text:span text:style-name="T24">);</text:span></text:p>
      <text:p text:style-name="P26">            <text:span text:style-name="T23">println!</text:span><text:span text:style-name="T24">(</text:span><text:span text:style-name="T25">"Tâche ajoutée avec l'ID </text:span><text:span text:style-name="T23">{}</text:span><text:span text:style-name="T25"> !"</text:span><text:span text:style-name="T24">, </text:span><text:span text:style-name="T65">id</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287"/>
      <text:p text:style-name="P288"><text:span text:style-name="T225">2</text:span><text:span text:style-name="T238">3</text:span><text:span text:style-name="T227"> </text:span><text:span text:style-name="T228">— </text:span><text:span text:style-name="T238">Refactor complet du projet</text:span></text:p>
      <text:p text:style-name="P280">Actuellement, <text:span text:style-name="T239">le </text:span>code est un peu mélangé : la sauvegarde, la logique des commandes et l'affichage sont tous dans le même fichier.</text:p>
      <text:p text:style-name="P289">En Rust, on utilise des <text:span text:style-name="T2">modules</text:span> pour séparer les responsabilités.</text:p>
      <text:p text:style-name="P290"><text:span text:style-name="T240">2</text:span><text:span text:style-name="T241">3.1</text:span><text:span text:style-name="T242"> </text:span><text:span text:style-name="T243">— </text:span><text:span text:style-name="T241">Séparation logique / affichage</text:span></text:p>
      <text:p text:style-name="P291"><text:soft-page-break/></text:p>
      <text:p text:style-name="P280">Dans ton dossier <text:span text:style-name="Source_20_Text">src/</text:span>, <text:span text:style-name="T239">il faut</text:span> avoir ceci :</text:p>
      <text:list text:style-name="L40">
        <text:list-item>
          <text:p text:style-name="P292"><text:span text:style-name="Source_20_Text">main.rs</text:span></text:p>
        </text:list-item>
        <text:list-item>
          <text:p text:style-name="P292"><text:span text:style-name="Source_20_Text">models.rs</text:span></text:p>
        </text:list-item>
        <text:list-item>
          <text:p text:style-name="P292"><text:span text:style-name="Source_20_Text">logic.rs</text:span></text:p>
        </text:list-item>
      </text:list>
      <text:p text:style-name="P293"><text:span text:style-name="Source_20_Text"><text:span text:style-name="T244">Il faudra utiliser pub afin que les autres fichiers puissent y avoir accès.</text:span></text:span></text:p>
      <text:p text:style-name="P294">Dans models.rs, on y met l’enum, la struct et l’impl.</text:p>
      <text:p text:style-name="P295"><text:span text:style-name="T245"><text:line-break/></text:span><text:span text:style-name="T193">pub</text:span><text:span text:style-name="T194"> </text:span><text:span text:style-name="T193">enum</text:span><text:span text:style-name="T194"> </text:span><text:span text:style-name="T195">Status</text:span><text:span text:style-name="T194"> {</text:span></text:p>
      <text:p text:style-name="P26">    <text:span text:style-name="T156">Pending</text:span><text:span text:style-name="T24">,</text:span></text:p>
      <text:p text:style-name="P26">    <text:span text:style-name="T156">Done</text:span><text:span text:style-name="T24">,</text:span></text:p>
      <text:p text:style-name="P27">}</text:p>
      <text:p text:style-name="P30"/>
      <text:p text:style-name="P27"><text:span text:style-name="T52">pub</text:span> <text:span text:style-name="T52">struct</text:span> <text:span text:style-name="T68">Task</text:span> {</text:p>
      <text:p text:style-name="P26">    <text:span text:style-name="T23">pub</text:span><text:span text:style-name="T24"> </text:span><text:span text:style-name="T26">id</text:span><text:span text:style-name="T27">:</text:span><text:span text:style-name="T24"> </text:span><text:span text:style-name="T93">u32</text:span><text:span text:style-name="T24">,</text:span></text:p>
      <text:p text:style-name="P26">    <text:span text:style-name="T23">pub</text:span><text:span text:style-name="T24"> </text:span><text:span text:style-name="T26">title</text:span><text:span text:style-name="T27">:</text:span><text:span text:style-name="T24"> </text:span><text:span text:style-name="T93">String</text:span><text:span text:style-name="T24">,</text:span></text:p>
      <text:p text:style-name="P26">    <text:span text:style-name="T23">pub</text:span><text:span text:style-name="T24"> </text:span><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pub</text:span><text:span text:style-name="T24"> </text:span><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23">Self</text:span><text:span text:style-name="T24"> {</text:span></text:p>
      <text:p text:style-name="P26">        <text:span text:style-name="T23">Self</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93">Pending</text:span><text:span text:style-name="T24">,</text:span></text:p>
      <text:p text:style-name="P26">        <text:span text:style-name="T24">}</text:span></text:p>
      <text:p text:style-name="P26">    <text:span text:style-name="T24">}</text:span></text:p>
      <text:p text:style-name="P30"/>
      <text:p text:style-name="P26">    <text:span text:style-name="T23">pub</text:span><text:span text:style-name="T24"> </text:span><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4">status {</text:span></text:p>
      <text:p text:style-name="P26">            <text:span text:style-name="T93">Status</text:span><text:span text:style-name="T27">::</text:span><text:span text:style-name="T93">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93">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2">println</text:span><text:span text:style-name="T23">!</text:span><text:span text:style-name="T24">(</text:span><text:span text:style-name="T25">"{} - {} - {}"</text:span><text:span text:style-name="T24">, </text:span><text:span text:style-name="T23">self</text:span><text:span text:style-name="T27">.</text:span><text:span text:style-name="T24">id, </text:span><text:span text:style-name="T23">self</text:span><text:span text:style-name="T27">.</text:span><text:span text:style-name="T24">title, </text:span><text:span text:style-name="T26">check</text:span><text:span text:style-name="T24">);</text:span></text:p>
      <text:p text:style-name="P26">    <text:span text:style-name="T24">}</text:span></text:p>
      <text:p text:style-name="P27">}</text:p>
      <text:p text:style-name="P296"/>
      <text:p text:style-name="P297">Dans logic.rs, on y met les fonctions sauvegarder, charger et valider_titre.</text:p>
      <text:p text:style-name="P298"/>
      <text:p text:style-name="P299"><text:span text:style-name="T52">use</text:span> <text:span text:style-name="T52">crate</text:span><text:span text:style-name="T54">::</text:span><text:span text:style-name="T68">models</text:span><text:span text:style-name="T54">::</text:span>{<text:span text:style-name="T68">Task</text:span>, <text:span text:style-name="T68">Status</text:span>};</text:p>
      <text:p text:style-name="P27"><text:span text:style-name="T52">use</text:span> <text:span text:style-name="T68">std</text:span><text:span text:style-name="T54">::</text:span><text:span text:style-name="T68">collections</text:span><text:span text:style-name="T54">::</text:span><text:span text:style-name="T68">HashMap</text:span>;</text:p>
      <text:p text:style-name="P27"><text:span text:style-name="T52">use</text:span> <text:span text:style-name="T68">std</text:span><text:span text:style-name="T54">::</text:span><text:span text:style-name="T68">fs</text:span><text:span text:style-name="T54">::</text:span><text:span text:style-name="T68">File</text:span>;</text:p>
      <text:p text:style-name="P27"><text:span text:style-name="T52">use</text:span> <text:span text:style-name="T68">std</text:span><text:span text:style-name="T54">::</text:span><text:span text:style-name="T68">io</text:span><text:span text:style-name="T54">::</text:span>{<text:span text:style-name="T52">self</text:span>, <text:span text:style-name="T68">Write</text:span>, <text:span text:style-name="T68">BufReader</text:span>, <text:span text:style-name="T68">BufRead</text:span>};</text:p>
      <text:p text:style-name="P30"/>
      <text:p text:style-name="P27"><text:soft-page-break/><text:span text:style-name="T52">pub</text:span> <text:span text:style-name="T52">fn</text:span> <text:span text:style-name="T66">sauvegarder</text:span>(<text:span text:style-name="T67">map</text:span><text:span text:style-name="T54">:</text:span> <text:span text:style-name="T54">&amp;</text:span><text:span text:style-name="T68">HashMap</text:span>&lt;<text:span text:style-name="T68">u32</text:span>, <text:span text:style-name="T68">Task</text:span>&gt;) <text:span text:style-name="T54">-&gt;</text:span> <text:span text:style-name="T68">io</text:span><text:span text:style-name="T54">::</text:span><text:span text:style-name="T68">Result</text:span>&lt;()&gt; {</text:p>
      <text:p text:style-name="P26">    <text:span text:style-name="T23">let</text:span><text:span text:style-name="T24"> </text:span><text:span text:style-name="T23">mut</text:span><text:span text:style-name="T24"> </text:span><text:span text:style-name="T26">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text:span></text:p>
      <text:p text:style-name="P26">    <text:span text:style-name="T84">for</text:span><text:span text:style-name="T24"> </text:span><text:span text:style-name="T26">t</text:span><text:span text:style-name="T24"> </text:span><text:span text:style-name="T84">in</text:span><text:span text:style-name="T24"> </text:span><text:span text:style-name="T26">map</text:span><text:span text:style-name="T27">.</text:span><text:span text:style-name="T22">values</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4">status {</text:span></text:p>
      <text:p text:style-name="P26">            <text:span text:style-name="T93">Status</text:span><text:span text:style-name="T27">::</text:span><text:span text:style-name="T93">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93">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2">writeln</text:span><text:span text:style-name="T23">!</text:span><text:span text:style-name="T24">(</text:span><text:span text:style-name="T26">fichier</text:span><text:span text:style-name="T24">, </text:span><text:span text:style-name="T25">"{}|{}|{}"</text:span><text:span text:style-name="T24">, </text:span><text:span text:style-name="T26">t</text:span><text:span text:style-name="T27">.</text:span><text:span text:style-name="T24">id, </text:span><text:span text:style-name="T26">t</text:span><text:span text:style-name="T27">.</text:span><text:span text:style-name="T24">title, </text:span><text:span text:style-name="T26">statut_str</text:span><text:span text:style-name="T24">)</text:span><text:span text:style-name="T27">?</text:span><text:span text:style-name="T24">;</text:span></text:p>
      <text:p text:style-name="P26">    <text:span text:style-name="T24">}</text:span></text:p>
      <text:p text:style-name="P26">    <text:span text:style-name="T93">Ok</text:span><text:span text:style-name="T24">(())</text:span></text:p>
      <text:p text:style-name="P27">}</text:p>
      <text:p text:style-name="P30"/>
      <text:p text:style-name="P27"><text:span text:style-name="T52">pub</text:span> <text:span text:style-name="T52">fn</text:span> <text:span text:style-name="T66">charger</text:span>() <text:span text:style-name="T54">-&gt;</text:span> <text:span text:style-name="T68">io</text:span><text:span text:style-name="T54">::</text:span><text:span text:style-name="T68">Result</text:span>&lt;<text:span text:style-name="T68">HashMap</text:span>&lt;<text:span text:style-name="T68">u32</text:span>, <text:span text:style-name="T68">Task</text:span>&gt;&gt; {</text:p>
      <text:p text:style-name="P26">    <text:span text:style-name="T23">let</text:span><text:span text:style-name="T24"> </text:span><text:span text:style-name="T23">mut</text:span><text:span text:style-name="T24"> </text:span><text:span text:style-name="T26">map</text:span><text:span text:style-name="T24"> </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93">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93">Err</text:span><text:span text:style-name="T24">(</text:span><text:span text:style-name="T26">_</text:span><text:span text:style-name="T24">) </text:span><text:span text:style-name="T27">=&gt;</text:span><text:span text:style-name="T24"> </text:span><text:span text:style-name="T84">return</text:span><text:span text:style-name="T24"> </text:span><text:span text:style-name="T93">Ok</text:span><text:span text:style-name="T24">(</text:span><text:span text:style-name="T26">map</text:span><text:span text:style-name="T24">),</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93">Done</text:span><text:span text:style-name="T24"> } </text:span><text:span text:style-name="T84">else</text:span><text:span text:style-name="T24"> { </text:span><text:span text:style-name="T93">Status</text:span><text:span text:style-name="T27">::</text:span><text:span text:style-name="T93">Pending</text:span><text:span text:style-name="T24"> };</text:span></text:p>
      <text:p text:style-name="P26">            <text:span text:style-name="T26">map</text:span><text:span text:style-name="T27">.</text:span><text:span text:style-name="T22">insert</text:span><text:span text:style-name="T24">(</text:span><text:span text:style-name="T26">id</text:span><text:span text:style-name="T24">, </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93">Ok</text:span><text:span text:style-name="T24">(</text:span><text:span text:style-name="T26">map</text:span><text:span text:style-name="T24">)</text:span></text:p>
      <text:p text:style-name="P27">}</text:p>
      <text:p text:style-name="P30"/>
      <text:p text:style-name="P27"><text:span text:style-name="T52">pub</text:span> <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93">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    <text:span text:style-name="T24">} </text:span><text:span text:style-name="T84">else</text:span><text:span text:style-name="T24"> {</text:span></text:p>
      <text:p text:style-name="P26">        <text:span text:style-name="T93">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300"/>
      <text:p text:style-name="P301">l’import de crate::models signifie qu’on importe models.rs. Crate :: est le chemin absolu à l’intérieur du code.</text:p>
      <text:p text:style-name="P298"/>
      <text:p text:style-name="P302"><text:span text:style-name="T246">et dans main on se retrouve avec ça : <text:line-break/><text:line-break/></text:span><text:span text:style-name="T193">mod</text:span><text:span text:style-name="T194"> </text:span><text:span text:style-name="T195">models</text:span><text:span text:style-name="T194">;</text:span></text:p>
      <text:p text:style-name="P27"><text:span text:style-name="T52">mod</text:span> <text:span text:style-name="T68">logic</text:span>;</text:p>
      <text:p text:style-name="P30"/>
      <text:p text:style-name="P27"><text:soft-page-break/><text:span text:style-name="T52">use</text:span> <text:span text:style-name="T68">std</text:span><text:span text:style-name="T54">::</text:span><text:span text:style-name="T68">io</text:span>;</text:p>
      <text:p text:style-name="P27"><text:span text:style-name="T52">use</text:span> <text:span text:style-name="T68">models</text:span><text:span text:style-name="T54">::</text:span>{<text:span text:style-name="T68">Task</text:span>, <text:span text:style-name="T68">Status</text:span>};</text:p>
      <text:p text:style-name="P27"><text:span text:style-name="T52">use</text:span> <text:span text:style-name="T68">std</text:span><text:span text:style-name="T54">::</text:span><text:span text:style-name="T68">collections</text:span><text:span text:style-name="T54">::</text:span><text:span text:style-name="T68">HashMap</text:span>;</text:p>
      <text:p text:style-name="P199"/>
      <text:p text:style-name="P27"><text:span text:style-name="T52">fn</text:span> <text:span text:style-name="T66">executer_commande</text:span>(<text:span text:style-name="T67">titre</text:span><text:span text:style-name="T54">:</text:span> <text:span text:style-name="T54">&amp;</text:span><text:span text:style-name="T68">str</text:span>, <text:span text:style-name="T53">list</text:span><text:span text:style-name="T54">:</text:span> <text:span text:style-name="T54">&amp;</text:span><text:span text:style-name="T52">mut</text:span> <text:span text:style-name="T68">HashMap</text:span>&lt;<text:span text:style-name="T68">u32</text:span>, <text:span text:style-name="T68">Task</text:span>&gt;, <text:span text:style-name="T53">id</text:span><text:span text:style-name="T54">:</text:span> <text:span text:style-name="T54">&amp;</text:span><text:span text:style-name="T52">mut</text:span> <text:span text:style-name="T68">u32</text:span>) <text:span text:style-name="T54">-&gt;</text:span> <text:span text:style-name="T68">Result</text:span>&lt;(), <text:span text:style-name="T68">String</text:span>&gt; {</text:p>
      <text:p text:style-name="P26">    <text:span text:style-name="T84">match</text:span><text:span text:style-name="T24"> </text:span><text:span text:style-name="T26">titre</text:span><text:span text:style-name="T24"> {</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65">list</text:span><text:span text:style-name="T27">.</text:span><text:span text:style-name="T22">values</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199"/>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65">list</text:span><text:span text:style-name="T27">.</text:span><text:span text:style-name="T119">remove</text:span><text:span text:style-name="T24">(</text:span><text:span text:style-name="T27">&amp;</text:span><text:span text:style-name="T26">id_a_suppr</text:span><text:span text:style-name="T24">)</text:span><text:span text:style-name="T27">.</text:span><text:span text:style-name="T22">is_some</text:span><text:span text:style-name="T24">() {</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introuvable."</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65">list</text:span><text:span text:style-name="T27">.</text:span><text:span text:style-name="T22">get</text:span><text:span text:style-name="T24">(</text:span><text:span text:style-name="T27">&amp;</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text:soft-page-break/>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93">logic</text:span><text:span text:style-name="T27">::</text:span><text:span text:style-name="T22">valider_titre</text:span><text:span text:style-name="T24">(</text:span><text:span text:style-name="T26">s</text:span><text:span text:style-name="T24">)</text:span><text:span text:style-name="T27">?</text:span><text:span text:style-name="T24">; </text:span></text:p>
      <text:p text:style-name="P26">            <text:span text:style-name="T84">if</text:span><text:span text:style-name="T24"> </text:span><text:span text:style-name="T65">list</text:span><text:span text:style-name="T27">.</text:span><text:span text:style-name="T22">is_empty</text:span><text:span text:style-name="T24">() {</text:span></text:p>
      <text:p text:style-name="P26">                    <text:span text:style-name="T27">*</text:span><text:span text:style-name="T65">id</text:span><text:span text:style-name="T24"> </text:span><text:span text:style-name="T27">=</text:span><text:span text:style-name="T24"> </text:span><text:span text:style-name="T33">1</text:span><text:span text:style-name="T24">;</text:span></text:p>
      <text:p text:style-name="P26">                <text:span text:style-name="T24">}</text:span></text:p>
      <text:p text:style-name="P26">            <text:span text:style-name="T23">let</text:span><text:span text:style-name="T24"> </text:span><text:span text:style-name="T26">nouvelle</text:span><text:span text:style-name="T24"> </text:span><text:span text:style-name="T27">=</text:span><text:span text:style-name="T24"> </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65">list</text:span><text:span text:style-name="T27">.</text:span><text:span text:style-name="T119">insert</text:span><text:span text:style-name="T24">(</text:span><text:span text:style-name="T27">*</text:span><text:span text:style-name="T65">id</text:span><text:span text:style-name="T24">, </text:span><text:span text:style-name="T26">nouvelle</text:span><text:span text:style-name="T24">);</text:span></text:p>
      <text:p text:style-name="P26">            <text:span text:style-name="T23">println!</text:span><text:span text:style-name="T24">(</text:span><text:span text:style-name="T25">"Tâche ajoutée avec l'ID </text:span><text:span text:style-name="T23">{}</text:span><text:span text:style-name="T25"> !"</text:span><text:span text:style-name="T24">, </text:span><text:span text:style-name="T65">id</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HashMap</text:span><text:span text:style-name="T24">&lt;</text:span><text:span text:style-name="T93">u32</text:span><text:span text:style-name="T24">, </text:span><text:span text:style-name="T93">Task</text:span><text:span text:style-name="T24">&gt; </text:span><text:span text:style-name="T27">=</text:span><text:span text:style-name="T24"> </text:span><text:span text:style-name="T93">logic</text:span><text:span text:style-name="T27">::</text:span><text:span text:style-name="T22">charger</text:span><text:span text:style-name="T24">()</text:span><text:span text:style-name="T27">.</text:span><text:span text:style-name="T22">unwrap_or_else</text:span><text:span text:style-name="T24">(</text:span><text:span text:style-name="T27">|</text:span><text:span text:style-name="T26">_</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65">list</text:span><text:span text:style-name="T27">.</text:span><text:span text:style-name="T22">keys</text:span><text:span text:style-name="T24">()</text:span><text:span text:style-name="T27">.</text:span><text:span text:style-name="T22">max</text:span><text:span text:style-name="T24">()</text:span><text:span text:style-name="T27">.</text:span><text:span text:style-name="T22">unwrap_or</text:span><text:span text:style-name="T24">(</text:span><text:span text:style-name="T27">&amp;</text:span><text:span text:style-name="T33">0</text:span><text:span text:style-name="T24">) </text:span><text:span text:style-name="T27">+</text:span><text:span text:style-name="T24"> </text:span><text:span text:style-name="T33">1</text:span><text:span text:style-name="T24">;</text:span></text:p>
      <text:p text:style-name="P26">    </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suppr ID' pour la supprim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text:span></text:p>
      <text:p text:style-name="P26">            <text:span text:style-name="T84">break</text:span><text:span text:style-name="T24">;</text:span></text:p>
      <text:p text:style-name="P26">        <text:span text:style-name="T24">}</text:span></text:p>
      <text:p text:style-name="P26">        <text:span text:style-name="T84">if</text:span><text:span text:style-name="T24"> </text:span><text:span text:style-name="T23">let</text:span><text:span text:style-name="T24"> </text:span><text:span text:style-name="T156">Err</text:span><text:span text:style-name="T24">(</text:span><text:span text:style-name="T26">message_erreur</text:span><text:span text:style-name="T24">) </text:span><text:span text:style-name="T27">=</text:span><text:span text:style-name="T24"> </text:span><text:span text:style-name="T22">executer_commande</text:span><text:span text:style-name="T24">(</text:span><text:span text:style-name="T26">titr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message_erreur</text:span><text:span text:style-name="T24">);</text:span></text:p>
      <text:p text:style-name="P26">    <text:span text:style-name="T24">}</text:span></text:p>
      <text:p text:style-name="P26">    </text:p>
      <text:p text:style-name="P26">    <text:span text:style-name="T24">}</text:span></text:p>
      <text:p text:style-name="P26"><text:soft-page-break/>    <text:span text:style-name="T93">logic</text:span><text:span text:style-name="T27">::</text:span><text:span text:style-name="T22">sauvegarder</text:span><text:span text:style-name="T24">(</text:span><text:span text:style-name="T27">&amp;</text:span><text:span text:style-name="T65">list</text:span><text:span text:style-name="T24">)</text:span><text:span text:style-name="T27">.</text:span><text:span text:style-name="T22">expect</text:span><text:span text:style-name="T24">(</text:span><text:span text:style-name="T25">"Erreur de sauvegarde"</text:span><text:span text:style-name="T24">);</text:span></text:p>
      <text:p text:style-name="P27">}</text:p>
      <text:p text:style-name="P303"/>
      <text:p text:style-name="P303">on importe les fichiers avec mod, on supprime ce qu’on a déjà mis dans logic et models, et on importe correctement les fonctions charger, sauvegarder et valider_titre en rajoutant logic :: devant.</text:p>
      <text:p text:style-name="P2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fo:font-size="12pt" fo:font-weight="normal" style:font-size-asian="10.5pt" style:font-weight-asian="normal" style:font-size-complex="12pt" style:font-weight-complex="normal"/>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10T10:29:13.210788500</dc:date>
    <meta:editing-duration>PT12H28M54S</meta:editing-duration>
    <meta:editing-cycles>64</meta:editing-cycles>
    <meta:generator>LibreOffice/25.2.7.2$Windows_X86_64 LibreOffice_project/5cbfd1ab6520636bb5f7b99185aa69bd7456825d</meta:generator>
    <meta:document-statistic meta:table-count="0" meta:image-count="0" meta:object-count="0" meta:page-count="48" meta:paragraph-count="1395" meta:word-count="9257" meta:character-count="62706" meta:non-whitespace-character-count="46618"/>
  </office:meta>
</office:document-meta>
</file>